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9118in"/>
    </style:style>
    <style:style style:name="co2" style:family="table-column">
      <style:table-column-properties fo:break-before="auto" style:column-width="0.65in"/>
    </style:style>
    <style:style style:name="co3" style:family="table-column">
      <style:table-column-properties fo:break-before="auto" style:column-width="0.8646in"/>
    </style:style>
    <style:style style:name="co4" style:family="table-column">
      <style:table-column-properties fo:break-before="auto" style:column-width="0.8819in"/>
    </style:style>
    <style:style style:name="co5" style:family="table-column">
      <style:table-column-properties fo:break-before="auto" style:column-width="0.6138in"/>
    </style:style>
    <style:style style:name="co6" style:family="table-column">
      <style:table-column-properties fo:break-before="auto" style:column-width="0.4638in"/>
    </style:style>
    <style:style style:name="co7" style:family="table-column">
      <style:table-column-properties fo:break-before="auto" style:column-width="0.8146in"/>
    </style:style>
    <style:style style:name="co8" style:family="table-column">
      <style:table-column-properties fo:break-before="auto" style:column-width="0.8929in"/>
    </style:style>
    <style:style style:name="co9" style:family="table-column">
      <style:table-column-properties fo:break-before="auto" style:column-width="1.0752in"/>
    </style:style>
    <style:style style:name="co10" style:family="table-column">
      <style:table-column-properties fo:break-before="auto" style:column-width="0.9898in"/>
    </style:style>
    <style:style style:name="co11" style:family="table-column">
      <style:table-column-properties fo:break-before="auto" style:column-width="0.6236in"/>
    </style:style>
    <style:style style:name="co12" style:family="table-column">
      <style:table-column-properties fo:break-before="auto" style:column-width="3.2055in"/>
    </style:style>
    <style:style style:name="co13" style:family="table-column">
      <style:table-column-properties fo:break-before="auto" style:column-width="2.1472in"/>
    </style:style>
    <style:style style:name="co14" style:family="table-column">
      <style:table-column-properties fo:break-before="auto" style:column-width="1.9008in"/>
    </style:style>
    <style:style style:name="co15" style:family="table-column">
      <style:table-column-properties fo:break-before="auto" style:column-width="0.6681in"/>
    </style:style>
    <style:style style:name="co16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3.089in"/>
    </style:style>
    <style:style style:name="ro1" style:family="table-row">
      <style:table-row-properties style:row-height="0.1866in" fo:break-before="auto" style:use-optimal-row-height="true"/>
    </style:style>
    <style:style style:name="ro2" style:family="table-row">
      <style:table-row-properties style:row-height="0.1764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</style:style>
    <style:style style:name="ce4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122"/>
    <style:style style:name="ce6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122">
      <style:table-cell-properties fo:border="none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style:rotation-align="none"/>
    </style:style>
    <style:style style:name="ce1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/>
    <style:style style:name="ce17" style:family="table-cell" style:parent-style-name="Default"/>
    <style:style style:name="ce18" style:family="table-cell" style:parent-style-name="Default"/>
    <style:style style:name="ce19" style:family="table-cell" style:parent-style-name="Default"/>
    <style:style style:name="ce20" style:family="table-cell" style:parent-style-name="Default"/>
    <style:style style:name="ce21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22" style:family="table-cell" style:parent-style-name="Default"/>
    <style:style style:name="ce23" style:family="table-cell" style:parent-style-name="Default"/>
    <style:style style:name="ce24" style:family="table-cell" style:parent-style-name="Default"/>
    <style:style style:name="ce25" style:family="table-cell" style:parent-style-name="Default"/>
    <style:style style:name="ce26" style:family="table-cell" style:parent-style-name="Default"/>
    <style:style style:name="ce27" style:family="table-cell" style:parent-style-name="Default"/>
    <style:style style:name="ce28" style:family="table-cell" style:parent-style-name="Default"/>
    <style:style style:name="ce29" style:family="table-cell" style:parent-style-name="Default"/>
    <style:style style:name="ce30" style:family="table-cell" style:parent-style-name="Default"/>
    <style:style style:name="ce31" style:family="table-cell" style:parent-style-name="Default" style:data-style-name="N122">
      <style:table-cell-properties style:rotation-align="none"/>
    </style:style>
    <style:style style:name="ce32" style:family="table-cell" style:parent-style-name="Default"/>
    <style:style style:name="ce33" style:family="table-cell" style:parent-style-name="Default"/>
    <style:style style:name="ce34" style:family="table-cell" style:parent-style-name="Default">
      <style:table-cell-properties style:rotation-align="none"/>
    </style:style>
    <style:style style:name="ce35" style:family="table-cell" style:parent-style-name="Default"/>
    <style:style style:name="ce36" style:family="table-cell" style:parent-style-name="Default"/>
    <style:style style:name="ce37" style:family="table-cell" style:parent-style-name="Default">
      <style:table-cell-properties style:rotation-align="none"/>
    </style:style>
    <style:style style:name="ce38" style:family="table-cell" style:parent-style-name="Default">
      <style:table-cell-properties style:rotation-align="none"/>
    </style:style>
    <style:style style:name="ce39" style:family="table-cell" style:parent-style-name="Default"/>
    <style:style style:name="ce40" style:family="table-cell" style:parent-style-name="Default">
      <style:table-cell-properties style:rotation-align="none"/>
    </style:style>
    <style:style style:name="ce41" style:family="table-cell" style:parent-style-name="Default">
      <style:table-cell-properties style:rotation-align="none"/>
    </style:style>
    <style:style style:name="ce42" style:family="table-cell" style:parent-style-name="Default">
      <style:table-cell-properties style:rotation-align="none"/>
    </style:style>
    <style:style style:name="ce43" style:family="table-cell" style:parent-style-name="Default">
      <style:table-cell-properties style:rotation-align="none"/>
    </style:style>
    <style:style style:name="ce44" style:family="table-cell" style:parent-style-name="Default">
      <style:table-cell-properties style:rotation-align="none"/>
    </style:style>
    <style:style style:name="ce45" style:family="table-cell" style:parent-style-name="Default">
      <style:table-cell-properties style:rotation-align="none"/>
    </style:style>
    <style:style style:name="ce46" style:family="table-cell" style:parent-style-name="Default">
      <style:table-cell-properties style:rotation-align="none"/>
    </style:style>
    <style:style style:name="ce47" style:family="table-cell" style:parent-style-name="Default">
      <style:table-cell-properties style:rotation-align="none"/>
    </style:style>
    <style:style style:name="ce48" style:family="table-cell" style:parent-style-name="Default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 style:data-style-name="N2"/>
    <style:style style:name="ce50" style:family="table-cell" style:parent-style-name="Default">
      <style:map style:condition="cell-content()&lt;1" style:apply-style-name="degrade" style:base-cell-address="'fun with flags'.D2"/>
      <style:map style:condition="cell-content()&gt;1" style:apply-style-name="speedup" style:base-cell-address="'fun with flags'.D2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with-compiler-optimizations" table:style-name="ta1">
        <office:forms form:automatic-focus="false" form:apply-design-mode="false"/>
        <table:shapes>
          <draw:frame draw:z-index="0" draw:style-name="gr1" draw:text-style-name="P1" svg:width="6.3in" svg:height="3.3in" svg:x="14.3236in" svg:y="0.1953in">
            <draw:object draw:notify-on-update-of-ranges="'with-compiler-optimizations'.A3:'with-compiler-optimizations'.A7 'with-compiler-optimizations'.B2:'with-compiler-optimizations'.B2 'with-compiler-optimizations'.B3:'with-compiler-optimizations'.B7 'with-compiler-optimizations'.C2:'with-compiler-optimizations'.C2 'with-compiler-optimizations'.C3:'with-compiler-optimizations'.C7 'with-compiler-optimizations'.D2:'with-compiler-optimizations'.D2 'with-compiler-optimizations'.D3:'with-compiler-optimizations'.D7 'with-compiler-optimizations'.E2:'with-compiler-optimizations'.E2 'with-compiler-optimizations'.E3:'with-compiler-optimizations'.E7 'with-compiler-optimizations'.F2:'with-compiler-optimizations'.F2 'with-compiler-optimizations'.F3:'with-compiler-optimizations'.F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3in" svg:height="3.3in" svg:x="14.3232in" svg:y="3.7571in">
            <draw:object draw:notify-on-update-of-ranges="'with-compiler-optimizations'.A10:'with-compiler-optimizations'.A14 'with-compiler-optimizations'.B9:'with-compiler-optimizations'.B9 'with-compiler-optimizations'.B10:'with-compiler-optimizations'.B14 'with-compiler-optimizations'.C9:'with-compiler-optimizations'.C9 'with-compiler-optimizations'.C10:'with-compiler-optimizations'.C14 'with-compiler-optimizations'.D9:'with-compiler-optimizations'.D9 'with-compiler-optimizations'.D10:'with-compiler-optimizations'.D14 'with-compiler-optimizations'.E9:'with-compiler-optimizations'.E9 'with-compiler-optimizations'.E10:'with-compiler-optimizations'.E14 'with-compiler-optimizations'.F9:'with-compiler-optimizations'.F9 'with-compiler-optimizations'.F10:'with-compiler-optimizations'.F1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3in" svg:height="3.3in" svg:x="14.2909in" svg:y="7.2634in">
            <draw:object draw:notify-on-update-of-ranges="'with-compiler-optimizations'.A17:'with-compiler-optimizations'.A21 'with-compiler-optimizations'.B16:'with-compiler-optimizations'.B16 'with-compiler-optimizations'.B17:'with-compiler-optimizations'.B21 'with-compiler-optimizations'.C16:'with-compiler-optimizations'.C16 'with-compiler-optimizations'.C17:'with-compiler-optimizations'.C21 'with-compiler-optimizations'.D16:'with-compiler-optimizations'.D16 'with-compiler-optimizations'.D17:'with-compiler-optimizations'.D21 'with-compiler-optimizations'.E16:'with-compiler-optimizations'.E16 'with-compiler-optimizations'.E17:'with-compiler-optimizations'.E21 'with-compiler-optimizations'.F16:'with-compiler-optimizations'.F16 'with-compiler-optimizations'.F17:'with-compiler-optimizations'.F2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2" draw:text-style-name="P1" svg:width="0.0787in" svg:height="0.185in" svg:x="0in" svg:y="3.7886in">
            <t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6.3in" svg:height="3.3in" svg:x="14.3524in" svg:y="10.939in">
            <draw:object draw:notify-on-update-of-ranges="'with-compiler-optimizations'.A24:'with-compiler-optimizations'.A28 'with-compiler-optimizations'.B23:'with-compiler-optimizations'.B23 'with-compiler-optimizations'.B24:'with-compiler-optimizations'.B28 'with-compiler-optimizations'.C23:'with-compiler-optimizations'.C23 'with-compiler-optimizations'.C24:'with-compiler-optimizations'.C28 'with-compiler-optimizations'.D23:'with-compiler-optimizations'.D23 'with-compiler-optimizations'.D24:'with-compiler-optimizations'.D28 'with-compiler-optimizations'.E23:'with-compiler-optimizations'.E23 'with-compiler-optimizations'.E24:'with-compiler-optimizations'.E28 'with-compiler-optimizations'.F23:'with-compiler-optimizations'.F23 'with-compiler-optimizations'.F24:'with-compiler-optimizations'.F28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6.3in" svg:height="3.3in" svg:x="21.4283in" svg:y="0.1839in">
            <draw:object draw:notify-on-update-of-ranges="'with-compiler-optimizations'.A39:'with-compiler-optimizations'.A43 'with-compiler-optimizations'.B38:'with-compiler-optimizations'.B38 'with-compiler-optimizations'.B39:'with-compiler-optimizations'.B43 'with-compiler-optimizations'.C38:'with-compiler-optimizations'.C38 'with-compiler-optimizations'.C39:'with-compiler-optimizations'.C43 'with-compiler-optimizations'.D38:'with-compiler-optimizations'.D38 'with-compiler-optimizations'.D39:'with-compiler-optimizations'.D43 'with-compiler-optimizations'.E38:'with-compiler-optimizations'.E38 'with-compiler-optimizations'.E39:'with-compiler-optimizations'.E43 'with-compiler-optimizations'.F38:'with-compiler-optimizations'.F38 'with-compiler-optimizations'.F39:'with-compiler-optimizations'.F43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6.3in" svg:height="3.3in" svg:x="21.439in" svg:y="3.6909in">
            <draw:object draw:notify-on-update-of-ranges="'with-compiler-optimizations'.A46:'with-compiler-optimizations'.A50 'with-compiler-optimizations'.B45:'with-compiler-optimizations'.B45 'with-compiler-optimizations'.B46:'with-compiler-optimizations'.B50 'with-compiler-optimizations'.C45:'with-compiler-optimizations'.C45 'with-compiler-optimizations'.C46:'with-compiler-optimizations'.C50 'with-compiler-optimizations'.D45:'with-compiler-optimizations'.D45 'with-compiler-optimizations'.D46:'with-compiler-optimizations'.D50 'with-compiler-optimizations'.E45:'with-compiler-optimizations'.E45 'with-compiler-optimizations'.E46:'with-compiler-optimizations'.E50 'with-compiler-optimizations'.F45:'with-compiler-optimizations'.F45 'with-compiler-optimizations'.F46:'with-compiler-optimizations'.F50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6.3in" svg:height="3.3in" svg:x="21.4283in" svg:y="7.248in">
            <draw:object draw:notify-on-update-of-ranges="'with-compiler-optimizations'.A53:'with-compiler-optimizations'.A57 'with-compiler-optimizations'.B52:'with-compiler-optimizations'.B52 'with-compiler-optimizations'.B53:'with-compiler-optimizations'.B57 'with-compiler-optimizations'.C52:'with-compiler-optimizations'.C52 'with-compiler-optimizations'.C53:'with-compiler-optimizations'.C57 'with-compiler-optimizations'.D52:'with-compiler-optimizations'.D52 'with-compiler-optimizations'.D53:'with-compiler-optimizations'.D57 'with-compiler-optimizations'.E52:'with-compiler-optimizations'.E52 'with-compiler-optimizations'.E53:'with-compiler-optimizations'.E57 'with-compiler-optimizations'.F52:'with-compiler-optimizations'.F52 'with-compiler-optimizations'.F53:'with-compiler-optimizations'.F57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6.3in" svg:height="3.3in" svg:x="21.4067in" svg:y="10.8803in">
            <draw:object draw:notify-on-update-of-ranges="'with-compiler-optimizations'.A60:'with-compiler-optimizations'.A64 'with-compiler-optimizations'.B59:'with-compiler-optimizations'.B59 'with-compiler-optimizations'.B60:'with-compiler-optimizations'.B64 'with-compiler-optimizations'.C59:'with-compiler-optimizations'.C59 'with-compiler-optimizations'.C60:'with-compiler-optimizations'.C64 'with-compiler-optimizations'.D59:'with-compiler-optimizations'.D59 'with-compiler-optimizations'.D60:'with-compiler-optimizations'.D64 'with-compiler-optimizations'.E59:'with-compiler-optimizations'.E59 'with-compiler-optimizations'.E60:'with-compiler-optimizations'.E64 'with-compiler-optimizations'.F59:'with-compiler-optimizations'.F59 'with-compiler-optimizations'.F60:'with-compiler-optimizations'.F64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6.3in" svg:height="3.3in" svg:x="14.4043in" svg:y="14.6941in">
            <draw:object draw:notify-on-update-of-ranges="'with-compiler-optimizations'.A31:'with-compiler-optimizations'.A35 'with-compiler-optimizations'.B30:'with-compiler-optimizations'.B30 'with-compiler-optimizations'.B31:'with-compiler-optimizations'.B35 'with-compiler-optimizations'.C30:'with-compiler-optimizations'.C30 'with-compiler-optimizations'.C31:'with-compiler-optimizations'.C35 'with-compiler-optimizations'.D30:'with-compiler-optimizations'.D30 'with-compiler-optimizations'.D31:'with-compiler-optimizations'.D35 'with-compiler-optimizations'.E30:'with-compiler-optimizations'.E30 'with-compiler-optimizations'.E31:'with-compiler-optimizations'.E35 'with-compiler-optimizations'.F30:'with-compiler-optimizations'.F30 'with-compiler-optimizations'.F31:'with-compiler-optimizations'.F35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1" draw:text-style-name="P1" svg:width="6.3in" svg:height="3.3in" svg:x="21.3524in" svg:y="14.6941in">
            <draw:object draw:notify-on-update-of-ranges="'with-compiler-optimizations'.A67:'with-compiler-optimizations'.A71 'with-compiler-optimizations'.B66:'with-compiler-optimizations'.B66 'with-compiler-optimizations'.B67:'with-compiler-optimizations'.B71 'with-compiler-optimizations'.C66:'with-compiler-optimizations'.C66 'with-compiler-optimizations'.C67:'with-compiler-optimizations'.C71 'with-compiler-optimizations'.D66:'with-compiler-optimizations'.D66 'with-compiler-optimizations'.D67:'with-compiler-optimizations'.D71 'with-compiler-optimizations'.E66:'with-compiler-optimizations'.E66 'with-compiler-optimizations'.E67:'with-compiler-optimizations'.E71 'with-compiler-optimizations'.F66:'with-compiler-optimizations'.F66 'with-compiler-optimizations'.F67:'with-compiler-optimizations'.F71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9"/>
        <table:table-column table:style-name="co6" table:default-cell-style-name="Default"/>
        <table:table-column table:style-name="co7" table:default-cell-style-name="ce10"/>
        <table:table-column table:style-name="co8" table:number-columns-repeated="2" table:default-cell-style-name="ce10"/>
        <table:table-column table:style-name="co9" table:default-cell-style-name="ce10"/>
        <table:table-column table:style-name="co10" table:number-columns-repeated="2" table:default-cell-style-name="ce10"/>
        <table:table-column table:style-name="co10" table:default-cell-style-name="Default"/>
        <table:table-column table:style-name="co10" table:default-cell-style-name="ce10"/>
        <table:table-column table:style-name="co11" table:default-cell-style-name="Default"/>
        <table:table-column table:style-name="co8" table:default-cell-style-name="Default"/>
        <table:table-column table:style-name="co8" table:number-columns-repeated="1004" table:default-cell-style-name="ce10"/>
        <table:table-column table:style-name="co8" table:number-columns-repeated="3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Windows 8.1, Java 8 (b132), x64, 4 Cores, 2.8 GHz</text:p>
          </table:table-cell>
          <table:covered-table-cell table:number-columns-repeated="6" table:style-name="ce6"/>
          <table:table-cell table:style-name="ce14" office:value-type="string" calcext:value-type="string">
            <text:p>Optimizers Speed ups</text:p>
          </table:table-cell>
          <table:table-cell table:style-name="ce22" table:number-columns-repeated="2"/>
          <table:table-cell table:style-name="ce15" office:value-type="string" calcext:value-type="string">
            <text:p>Parallelization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ce48" office:value-type="string" calcext:value-type="string">
            <text:p>WINDOWS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48" office:value-type="string" calcext:value-type="string">
            <text:p>LINUX</text:p>
          </table:table-cell>
          <table:table-cell table:number-columns-repeated="990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ce2" office:value-type="string" calcext:value-type="string">
            <text:p>sum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-Views</text:p>
          </table:table-cell>
          <table:table-cell table:style-name="ce2" office:value-type="string" calcext:value-type="string">
            <text:p>Scala-Strict</text:p>
          </table:table-cell>
          <table:table-cell table:style-name="ce2" office:value-type="string" calcext:value-type="string">
            <text:p>C#</text:p>
          </table:table-cell>
          <table:table-cell table:style-name="ce11" office:value-type="string" calcext:value-type="string">
            <text:p>F#</text:p>
          </table:table-cell>
          <table:table-cell/>
          <table:table-cell table:style-name="ce15" office:value-type="string" calcext:value-type="string">
            <text:p>Scala</text:p>
          </table:table-cell>
          <table:table-cell table:style-name="ce15" office:value-type="string" calcext:value-type="string">
            <text:p>C#</text:p>
          </table:table-cell>
          <table:table-cell table:style-name="ce15" office:value-type="string" calcext:value-type="string">
            <text:p>F#</text:p>
          </table:table-cell>
          <table:table-cell table:style-name="ce15" office:value-type="string" calcext:value-type="string">
            <text:p>Java</text:p>
          </table:table-cell>
          <table:table-cell table:style-name="ce15" office:value-type="string" calcext:value-type="string">
            <text:p>Scala</text:p>
          </table:table-cell>
          <table:table-cell table:style-name="ce15" office:value-type="string" calcext:value-type="string">
            <text:p>Scala-Strict</text:p>
          </table:table-cell>
          <table:table-cell table:style-name="ce15" office:value-type="string" calcext:value-type="string">
            <text:p>C#</text:p>
          </table:table-cell>
          <table:table-cell table:style-name="ce15" office:value-type="string" calcext:value-type="string">
            <text:p>F#</text:p>
          </table:table-cell>
          <table:table-cell table:style-name="ce10" table:number-columns-repeated="2"/>
          <table:table-cell table:number-columns-repeated="998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ce2" office:value-type="string" calcext:value-type="string">
            <text:p>baseline</text:p>
          </table:table-cell>
          <table:table-cell office:value-type="float" office:value="6.903" calcext:value-type="float">
            <text:p>6.903</text:p>
          </table:table-cell>
          <table:table-cell office:value-type="float" office:value="6.886" calcext:value-type="float">
            <text:p>6.886</text:p>
          </table:table-cell>
          <table:table-cell/>
          <table:table-cell office:value-type="float" office:value="7.866" calcext:value-type="float">
            <text:p>7.866</text:p>
          </table:table-cell>
          <table:table-cell table:style-name="Default" office:value-type="float" office:value="7.285" calcext:value-type="float">
            <text:p>7.285</text:p>
          </table:table-cell>
          <table:table-cell/>
          <table:table-cell table:style-name="Default" table:number-columns-repeated="4"/>
          <table:table-cell table:number-columns-repeated="4"/>
          <table:table-cell table:style-name="ce10" table:number-columns-repeated="2"/>
          <table:table-cell table:number-columns-repeated="998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ce2" office:value-type="string" calcext:value-type="string">
            <text:p>Seq</text:p>
          </table:table-cell>
          <table:table-cell office:value-type="float" office:value="6.897" calcext:value-type="float">
            <text:p>6.897</text:p>
          </table:table-cell>
          <table:table-cell office:value-type="float" office:value="90.085" calcext:value-type="float">
            <text:p>90.085</text:p>
          </table:table-cell>
          <table:table-cell office:value-type="float" office:value="89.483" calcext:value-type="float">
            <text:p>89.483</text:p>
          </table:table-cell>
          <table:table-cell office:value-type="float" office:value="67.294" calcext:value-type="float">
            <text:p>67.294</text:p>
          </table:table-cell>
          <table:table-cell table:style-name="Default" office:value-type="float" office:value="66.353" calcext:value-type="float">
            <text:p>66.353</text:p>
          </table:table-cell>
          <table:table-cell/>
          <table:table-cell table:style-name="Default" table:number-columns-repeated="4"/>
          <table:table-cell table:number-columns-repeated="4"/>
          <table:table-cell table:style-name="ce10" table:number-columns-repeated="2"/>
          <table:table-cell table:number-columns-repeated="998"/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2" office:value-type="string" calcext:value-type="string">
            <text:p>Seq (optimized)</text:p>
          </table:table-cell>
          <table:table-cell/>
          <table:table-cell office:value-type="float" office:value="6.942" calcext:value-type="float">
            <text:p>6.942</text:p>
          </table:table-cell>
          <table:table-cell/>
          <table:table-cell office:value-type="float" office:value="9.213" calcext:value-type="float">
            <text:p>9.213</text:p>
          </table:table-cell>
          <table:table-cell table:style-name="Default" office:value-type="float" office:value="9.09" calcext:value-type="float">
            <text:p>9.09</text:p>
          </table:table-cell>
          <table:table-cell/>
          <table:table-cell table:style-name="ce16" table:formula="of:=[.C4]/[.C5]" office:value-type="float" office:value="12.9768078363584" calcext:value-type="float">
            <text:p>12.9768078364</text:p>
          </table:table-cell>
          <table:table-cell table:style-name="ce16" table:formula="of:=[.E4]/[.E5]" office:value-type="float" office:value="7.30424400303918" calcext:value-type="float">
            <text:p>7.304244003</text:p>
          </table:table-cell>
          <table:table-cell table:style-name="ce16" table:formula="of:=[.F4]/[.F5]" office:value-type="float" office:value="7.2995599559956" calcext:value-type="float">
            <text:p>7.299559956</text:p>
          </table:table-cell>
          <table:table-cell table:style-name="Default"/>
          <table:table-cell table:number-columns-repeated="4"/>
          <table:table-cell table:style-name="ce10" table:number-columns-repeated="2"/>
          <table:table-cell table:number-columns-repeated="998"/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2" office:value-type="string" calcext:value-type="string">
            <text:p>Parallel</text:p>
          </table:table-cell>
          <table:table-cell office:value-type="float" office:value="6.716" calcext:value-type="float">
            <text:p>6.716</text:p>
          </table:table-cell>
          <table:table-cell office:value-type="float" office:value="350.745" calcext:value-type="float">
            <text:p>350.745</text:p>
          </table:table-cell>
          <table:table-cell office:value-type="float" office:value="353.097" calcext:value-type="float">
            <text:p>353.097</text:p>
          </table:table-cell>
          <table:table-cell office:value-type="float" office:value="23.373" calcext:value-type="float">
            <text:p>23.373</text:p>
          </table:table-cell>
          <table:table-cell table:style-name="Default" office:value-type="float" office:value="24.26" calcext:value-type="float">
            <text:p>24.26</text:p>
          </table:table-cell>
          <table:table-cell/>
          <table:table-cell table:style-name="ce16" table:number-columns-repeated="3"/>
          <table:table-cell table:style-name="ce34" table:formula="of:=[.B4]/[.B6]" office:value-type="float" office:value="1.02695056581298" calcext:value-type="float">
            <text:p>1.0269505658</text:p>
          </table:table-cell>
          <table:table-cell table:style-name="ce34" table:formula="of:=[.C4]/[.C6]" office:value-type="float" office:value="0.256839014098562" calcext:value-type="float">
            <text:p>0.2568390141</text:p>
          </table:table-cell>
          <table:table-cell table:style-name="ce34" table:formula="of:=[.D4]/[.D6]" office:value-type="float" office:value="0.253423280288419" calcext:value-type="float">
            <text:p>0.2534232803</text:p>
          </table:table-cell>
          <table:table-cell table:style-name="ce34" table:formula="of:=[.E4]/[.E6]" office:value-type="float" office:value="2.87913404355453" calcext:value-type="float">
            <text:p>2.8791340436</text:p>
          </table:table-cell>
          <table:table-cell table:style-name="ce34" table:formula="of:=[.F4]/[.F6]" office:value-type="float" office:value="2.73507831821929" calcext:value-type="float">
            <text:p>2.7350783182</text:p>
          </table:table-cell>
          <table:table-cell table:style-name="ce10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1">
          <table:table-cell table:style-name="ce2" office:value-type="string" calcext:value-type="string">
            <text:p>Par (optimized)</text:p>
          </table:table-cell>
          <table:table-cell/>
          <table:table-cell office:value-type="float" office:value="6.732" calcext:value-type="float">
            <text:p>6.732</text:p>
          </table:table-cell>
          <table:table-cell table:style-name="ce9"/>
          <table:table-cell office:value-type="float" office:value="7.06" calcext:value-type="float">
            <text:p>7.06</text:p>
          </table:table-cell>
          <table:table-cell table:style-name="Default" office:value-type="float" office:value="7.094" calcext:value-type="float">
            <text:p>7.094</text:p>
          </table:table-cell>
          <table:table-cell/>
          <table:table-cell table:style-name="ce16" table:formula="of:=[.C6]/[.C7]" office:value-type="float" office:value="52.1011586452763" calcext:value-type="float">
            <text:p>52.1011586453</text:p>
          </table:table-cell>
          <table:table-cell table:style-name="ce16" table:formula="of:=[.E6]/[.E7]" office:value-type="float" office:value="3.31062322946176" calcext:value-type="float">
            <text:p>3.3106232295</text:p>
          </table:table-cell>
          <table:table-cell table:style-name="ce16" table:formula="of:=[.F6]/[.F7]" office:value-type="float" office:value="3.41979137299126" calcext:value-type="float">
            <text:p>3.419791373</text:p>
          </table:table-cell>
          <table:table-cell table:style-name="ce35"/>
          <table:table-cell table:style-name="ce34" table:number-columns-repeated="2"/>
          <table:table-cell table:style-name="ce35"/>
          <table:table-cell table:style-name="ce34"/>
          <table:table-cell table:style-name="ce10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2">
          <table:table-cell table:style-name="ce3" table:number-columns-repeated="5"/>
          <table:table-cell table:style-name="ce12"/>
          <table:table-cell/>
          <table:table-cell table:style-name="ce16" table:number-columns-repeated="3"/>
          <table:table-cell table:style-name="ce35"/>
          <table:table-cell table:style-name="ce34" table:number-columns-repeated="2"/>
          <table:table-cell table:style-name="ce35"/>
          <table:table-cell table:style-name="ce34"/>
          <table:table-cell table:style-name="ce10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3">
          <table:table-cell table:style-name="ce2" office:value-type="string" calcext:value-type="string">
            <text:p>sumOfSquares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-Views</text:p>
          </table:table-cell>
          <table:table-cell table:style-name="ce2" office:value-type="string" calcext:value-type="string">
            <text:p>Scala-Strict</text:p>
          </table:table-cell>
          <table:table-cell table:style-name="ce2" office:value-type="string" calcext:value-type="string">
            <text:p>C#</text:p>
          </table:table-cell>
          <table:table-cell table:style-name="ce11" office:value-type="string" calcext:value-type="string">
            <text:p>F#</text:p>
          </table:table-cell>
          <table:table-cell/>
          <table:table-cell table:style-name="ce16" table:number-columns-repeated="3"/>
          <table:table-cell table:style-name="ce35"/>
          <table:table-cell table:style-name="ce34" table:number-columns-repeated="2"/>
          <table:table-cell table:style-name="ce35"/>
          <table:table-cell table:style-name="ce34"/>
          <table:table-cell table:style-name="ce10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2">
          <table:table-cell table:style-name="ce2" office:value-type="string" calcext:value-type="string">
            <text:p>baseline</text:p>
          </table:table-cell>
          <table:table-cell office:value-type="float" office:value="7.016" calcext:value-type="float">
            <text:p>7.016</text:p>
          </table:table-cell>
          <table:table-cell office:value-type="float" office:value="6.987" calcext:value-type="float">
            <text:p>6.987</text:p>
          </table:table-cell>
          <table:table-cell/>
          <table:table-cell office:value-type="float" office:value="7.514" calcext:value-type="float">
            <text:p>7.514</text:p>
          </table:table-cell>
          <table:table-cell table:style-name="Default" office:value-type="float" office:value="7.561" calcext:value-type="float">
            <text:p>7.561</text:p>
          </table:table-cell>
          <table:table-cell/>
          <table:table-cell table:style-name="ce16" table:number-columns-repeated="3"/>
          <table:table-cell table:style-name="ce35"/>
          <table:table-cell table:style-name="ce34" table:number-columns-repeated="2"/>
          <table:table-cell table:style-name="ce35"/>
          <table:table-cell table:style-name="ce34"/>
          <table:table-cell table:style-name="ce10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2">
          <table:table-cell table:style-name="ce2" office:value-type="string" calcext:value-type="string">
            <text:p>Seq</text:p>
          </table:table-cell>
          <table:table-cell office:value-type="float" office:value="7.021" calcext:value-type="float">
            <text:p>7.021</text:p>
          </table:table-cell>
          <table:table-cell office:value-type="float" office:value="139.63" calcext:value-type="float">
            <text:p>139.63</text:p>
          </table:table-cell>
          <table:table-cell office:value-type="float" office:value="231.976" calcext:value-type="float">
            <text:p>231.976</text:p>
          </table:table-cell>
          <table:table-cell office:value-type="float" office:value="95.298" calcext:value-type="float">
            <text:p>95.298</text:p>
          </table:table-cell>
          <table:table-cell table:style-name="Default" office:value-type="float" office:value="173.875" calcext:value-type="float">
            <text:p>173.875</text:p>
          </table:table-cell>
          <table:table-cell/>
          <table:table-cell table:style-name="ce16" table:number-columns-repeated="3"/>
          <table:table-cell table:style-name="ce35"/>
          <table:table-cell table:style-name="ce34" table:number-columns-repeated="2"/>
          <table:table-cell table:style-name="ce35"/>
          <table:table-cell table:style-name="ce34"/>
          <table:table-cell table:style-name="ce10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1">
          <table:table-cell table:style-name="ce2" office:value-type="string" calcext:value-type="string">
            <text:p>Seq (optimized)</text:p>
          </table:table-cell>
          <table:table-cell/>
          <table:table-cell office:value-type="float" office:value="35.277" calcext:value-type="float">
            <text:p>35.277</text:p>
          </table:table-cell>
          <table:table-cell/>
          <table:table-cell office:value-type="float" office:value="10.702" calcext:value-type="float">
            <text:p>10.702</text:p>
          </table:table-cell>
          <table:table-cell table:style-name="Default" office:value-type="float" office:value="11.964" calcext:value-type="float">
            <text:p>11.964</text:p>
          </table:table-cell>
          <table:table-cell/>
          <table:table-cell table:style-name="ce16" table:formula="of:=[.C11]/[.C12]" office:value-type="float" office:value="3.95810301329478" calcext:value-type="float">
            <text:p>3.9581030133</text:p>
          </table:table-cell>
          <table:table-cell table:style-name="ce16" table:formula="of:=[.E11]/[.E12]" office:value-type="float" office:value="8.90469071201645" calcext:value-type="float">
            <text:p>8.904690712</text:p>
          </table:table-cell>
          <table:table-cell table:style-name="ce16" table:formula="of:=[.F11]/[.F12]" office:value-type="float" office:value="14.5331828819793" calcext:value-type="float">
            <text:p>14.533182882</text:p>
          </table:table-cell>
          <table:table-cell table:style-name="ce35"/>
          <table:table-cell table:style-name="ce34" table:number-columns-repeated="2"/>
          <table:table-cell table:style-name="ce35"/>
          <table:table-cell table:style-name="ce34"/>
          <table:table-cell table:style-name="ce10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1">
          <table:table-cell table:style-name="ce2" office:value-type="string" calcext:value-type="string">
            <text:p>Parallel</text:p>
          </table:table-cell>
          <table:table-cell office:value-type="float" office:value="6.715" calcext:value-type="float">
            <text:p>6.715</text:p>
          </table:table-cell>
          <table:table-cell office:value-type="float" office:value="618.253" calcext:value-type="float">
            <text:p>618.253</text:p>
          </table:table-cell>
          <table:table-cell office:value-type="float" office:value="846.538" calcext:value-type="float">
            <text:p>846.538</text:p>
          </table:table-cell>
          <table:table-cell office:value-type="float" office:value="59.569" calcext:value-type="float">
            <text:p>59.569</text:p>
          </table:table-cell>
          <table:table-cell table:style-name="Default" office:value-type="float" office:value="55.525" calcext:value-type="float">
            <text:p>55.525</text:p>
          </table:table-cell>
          <table:table-cell/>
          <table:table-cell table:style-name="ce16" table:number-columns-repeated="3"/>
          <table:table-cell table:style-name="ce34" table:formula="of:=[.B11]/[.B13]" office:value-type="float" office:value="1.04556962025316" calcext:value-type="float">
            <text:p>1.0455696203</text:p>
          </table:table-cell>
          <table:table-cell table:style-name="ce34" table:formula="of:=[.C11]/[.C13]" office:value-type="float" office:value="0.225846053314743" calcext:value-type="float">
            <text:p>0.2258460533</text:p>
          </table:table-cell>
          <table:table-cell table:style-name="ce34" table:formula="of:=[.D11]/[.D13]" office:value-type="float" office:value="0.274029045358862" calcext:value-type="float">
            <text:p>0.2740290454</text:p>
          </table:table-cell>
          <table:table-cell table:style-name="ce34" table:formula="of:=[.E11]/[.E13]" office:value-type="float" office:value="1.59979183803656" calcext:value-type="float">
            <text:p>1.599791838</text:p>
          </table:table-cell>
          <table:table-cell table:style-name="ce34" table:formula="of:=[.F11]/[.F13]" office:value-type="float" office:value="3.13147230977037" calcext:value-type="float">
            <text:p>3.1314723098</text:p>
          </table:table-cell>
          <table:table-cell table:style-name="ce10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1">
          <table:table-cell table:style-name="ce2" office:value-type="string" calcext:value-type="string">
            <text:p>Par (optimized)</text:p>
          </table:table-cell>
          <table:table-cell/>
          <table:table-cell office:value-type="float" office:value="34.805" calcext:value-type="float">
            <text:p>34.805</text:p>
          </table:table-cell>
          <table:table-cell table:style-name="ce9"/>
          <table:table-cell office:value-type="float" office:value="7.27" calcext:value-type="float">
            <text:p>7.27</text:p>
          </table:table-cell>
          <table:table-cell table:style-name="Default" office:value-type="float" office:value="7.073" calcext:value-type="float">
            <text:p>7.073</text:p>
          </table:table-cell>
          <table:table-cell/>
          <table:table-cell table:style-name="ce16" table:formula="of:=[.C13]/[.C14]" office:value-type="float" office:value="17.7633386007758" calcext:value-type="float">
            <text:p>17.7633386008</text:p>
          </table:table-cell>
          <table:table-cell table:style-name="ce16" table:formula="of:=[.E13]/[.E14]" office:value-type="float" office:value="8.19381017881706" calcext:value-type="float">
            <text:p>8.1938101788</text:p>
          </table:table-cell>
          <table:table-cell table:style-name="ce16" table:formula="of:=[.F13]/[.F14]" office:value-type="float" office:value="7.85027569630991" calcext:value-type="float">
            <text:p>7.8502756963</text:p>
          </table:table-cell>
          <table:table-cell table:style-name="ce35"/>
          <table:table-cell table:style-name="ce34" table:number-columns-repeated="2"/>
          <table:table-cell table:style-name="ce35"/>
          <table:table-cell table:style-name="ce34"/>
          <table:table-cell table:style-name="ce10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2">
          <table:table-cell table:style-name="ce3" table:number-columns-repeated="5"/>
          <table:table-cell table:style-name="ce12"/>
          <table:table-cell/>
          <table:table-cell table:style-name="ce16" table:number-columns-repeated="3"/>
          <table:table-cell table:style-name="ce35"/>
          <table:table-cell table:style-name="ce34" table:number-columns-repeated="2"/>
          <table:table-cell table:style-name="ce35"/>
          <table:table-cell table:style-name="ce34"/>
          <table:table-cell table:style-name="ce10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3">
          <table:table-cell table:style-name="ce2" office:value-type="string" calcext:value-type="string">
            <text:p>sumOfSquaresEven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-Views</text:p>
          </table:table-cell>
          <table:table-cell table:style-name="ce2" office:value-type="string" calcext:value-type="string">
            <text:p>Scala-Strict</text:p>
          </table:table-cell>
          <table:table-cell table:style-name="ce2" office:value-type="string" calcext:value-type="string">
            <text:p>C#</text:p>
          </table:table-cell>
          <table:table-cell table:style-name="ce11" office:value-type="string" calcext:value-type="string">
            <text:p>F#</text:p>
          </table:table-cell>
          <table:table-cell/>
          <table:table-cell table:style-name="ce16" table:number-columns-repeated="3"/>
          <table:table-cell table:style-name="ce35"/>
          <table:table-cell table:style-name="ce34" table:number-columns-repeated="2"/>
          <table:table-cell table:style-name="ce35"/>
          <table:table-cell table:style-name="ce34"/>
          <table:table-cell table:style-name="ce10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2">
          <table:table-cell table:style-name="ce2" office:value-type="string" calcext:value-type="string">
            <text:p>baseline</text:p>
          </table:table-cell>
          <table:table-cell office:value-type="float" office:value="10.405" calcext:value-type="float">
            <text:p>10.405</text:p>
          </table:table-cell>
          <table:table-cell office:value-type="float" office:value="10.938" calcext:value-type="float">
            <text:p>10.938</text:p>
          </table:table-cell>
          <table:table-cell/>
          <table:table-cell office:value-type="float" office:value="11.363" calcext:value-type="float">
            <text:p>11.363</text:p>
          </table:table-cell>
          <table:table-cell table:style-name="Default" office:value-type="float" office:value="10.951" calcext:value-type="float">
            <text:p>10.951</text:p>
          </table:table-cell>
          <table:table-cell/>
          <table:table-cell table:style-name="ce16" table:number-columns-repeated="3"/>
          <table:table-cell table:style-name="ce35"/>
          <table:table-cell table:style-name="ce34" table:number-columns-repeated="2"/>
          <table:table-cell table:style-name="ce35"/>
          <table:table-cell table:style-name="ce34"/>
          <table:table-cell table:style-name="ce10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2">
          <table:table-cell table:style-name="ce2" office:value-type="string" calcext:value-type="string">
            <text:p>Seq</text:p>
          </table:table-cell>
          <table:table-cell office:value-type="float" office:value="16.31" calcext:value-type="float">
            <text:p>16.31</text:p>
          </table:table-cell>
          <table:table-cell office:value-type="float" office:value="115.243" calcext:value-type="float">
            <text:p>115.243</text:p>
          </table:table-cell>
          <table:table-cell office:value-type="float" office:value="213.746" calcext:value-type="float">
            <text:p>213.746</text:p>
          </table:table-cell>
          <table:table-cell office:value-type="float" office:value="82.789" calcext:value-type="float">
            <text:p>82.789</text:p>
          </table:table-cell>
          <table:table-cell table:style-name="Default" office:value-type="float" office:value="208.283" calcext:value-type="float">
            <text:p>208.283</text:p>
          </table:table-cell>
          <table:table-cell/>
          <table:table-cell table:style-name="ce16" table:number-columns-repeated="3"/>
          <table:table-cell table:style-name="ce35"/>
          <table:table-cell table:style-name="ce34" table:number-columns-repeated="2"/>
          <table:table-cell table:style-name="ce35"/>
          <table:table-cell table:style-name="ce34"/>
          <table:table-cell table:style-name="ce10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1">
          <table:table-cell table:style-name="ce2" office:value-type="string" calcext:value-type="string">
            <text:p>Seq (optimized)</text:p>
          </table:table-cell>
          <table:table-cell/>
          <table:table-cell office:value-type="float" office:value="48.673" calcext:value-type="float">
            <text:p>48.673</text:p>
          </table:table-cell>
          <table:table-cell/>
          <table:table-cell office:value-type="float" office:value="53.527" calcext:value-type="float">
            <text:p>53.527</text:p>
          </table:table-cell>
          <table:table-cell table:style-name="Default" office:value-type="float" office:value="63.889" calcext:value-type="float">
            <text:p>63.889</text:p>
          </table:table-cell>
          <table:table-cell/>
          <table:table-cell table:style-name="ce16" table:formula="of:=[.C18]/[.C19]" office:value-type="float" office:value="2.36769872413864" calcext:value-type="float">
            <text:p>2.3676987241</text:p>
          </table:table-cell>
          <table:table-cell table:style-name="ce16" table:formula="of:=[.E18]/[.E19]" office:value-type="float" office:value="1.54667737777197" calcext:value-type="float">
            <text:p>1.5466773778</text:p>
          </table:table-cell>
          <table:table-cell table:style-name="ce16" table:formula="of:=[.F18]/[.F19]" office:value-type="float" office:value="3.26007606943292" calcext:value-type="float">
            <text:p>3.2600760694</text:p>
          </table:table-cell>
          <table:table-cell table:style-name="ce35"/>
          <table:table-cell table:style-name="ce34" table:number-columns-repeated="2"/>
          <table:table-cell table:style-name="ce35"/>
          <table:table-cell table:style-name="ce34"/>
          <table:table-cell table:style-name="ce10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1">
          <table:table-cell table:style-name="ce2" office:value-type="string" calcext:value-type="string">
            <text:p>Parallel</text:p>
          </table:table-cell>
          <table:table-cell office:value-type="float" office:value="10.229" calcext:value-type="float">
            <text:p>10.229</text:p>
          </table:table-cell>
          <table:table-cell office:value-type="float" office:value="937.427" calcext:value-type="float">
            <text:p>937.427</text:p>
          </table:table-cell>
          <table:table-cell office:value-type="float" office:value="440.697" calcext:value-type="float">
            <text:p>440.697</text:p>
          </table:table-cell>
          <table:table-cell office:value-type="float" office:value="53.476" calcext:value-type="float">
            <text:p>53.476</text:p>
          </table:table-cell>
          <table:table-cell table:style-name="Default" office:value-type="float" office:value="48.636" calcext:value-type="float">
            <text:p>48.636</text:p>
          </table:table-cell>
          <table:table-cell/>
          <table:table-cell table:style-name="ce16" table:number-columns-repeated="3"/>
          <table:table-cell table:style-name="ce34" table:formula="of:=[.B18]/[.B20]" office:value-type="float" office:value="1.59448626454199" calcext:value-type="float">
            <text:p>1.5944862645</text:p>
          </table:table-cell>
          <table:table-cell table:style-name="ce34" table:formula="of:=[.C18]/[.C20]" office:value-type="float" office:value="0.122935439239535" calcext:value-type="float">
            <text:p>0.1229354392</text:p>
          </table:table-cell>
          <table:table-cell table:style-name="ce34" table:formula="of:=[.D18]/[.D20]" office:value-type="float" office:value="0.485018050951107" calcext:value-type="float">
            <text:p>0.485018051</text:p>
          </table:table-cell>
          <table:table-cell table:style-name="ce34" table:formula="of:=[.E18]/[.E20]" office:value-type="float" office:value="1.54815244221707" calcext:value-type="float">
            <text:p>1.5481524422</text:p>
          </table:table-cell>
          <table:table-cell table:style-name="ce34" table:formula="of:=[.F18]/[.F20]" office:value-type="float" office:value="4.28248622419607" calcext:value-type="float">
            <text:p>4.2824862242</text:p>
          </table:table-cell>
          <table:table-cell table:style-name="ce10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1">
          <table:table-cell table:style-name="ce2" office:value-type="string" calcext:value-type="string">
            <text:p>Par (optimized)</text:p>
          </table:table-cell>
          <table:table-cell/>
          <table:table-cell office:value-type="float" office:value="47.413" calcext:value-type="float">
            <text:p>47.413</text:p>
          </table:table-cell>
          <table:table-cell/>
          <table:table-cell office:value-type="float" office:value="8.861" calcext:value-type="float">
            <text:p>8.861</text:p>
          </table:table-cell>
          <table:table-cell table:style-name="Default" office:value-type="float" office:value="8.861" calcext:value-type="float">
            <text:p>8.861</text:p>
          </table:table-cell>
          <table:table-cell/>
          <table:table-cell table:style-name="ce16" table:formula="of:=[.C20]/[.C21]" office:value-type="float" office:value="19.7715183599435" calcext:value-type="float">
            <text:p>19.7715183599</text:p>
          </table:table-cell>
          <table:table-cell table:style-name="ce16" table:formula="of:=[.E20]/[.E21]" office:value-type="float" office:value="6.03498476469924" calcext:value-type="float">
            <text:p>6.0349847647</text:p>
          </table:table-cell>
          <table:table-cell table:style-name="ce16" table:formula="of:=[.F20]/[.F21]" office:value-type="float" office:value="5.48877101907234" calcext:value-type="float">
            <text:p>5.4887710191</text:p>
          </table:table-cell>
          <table:table-cell table:style-name="ce35"/>
          <table:table-cell table:style-name="ce34" table:number-columns-repeated="2"/>
          <table:table-cell table:style-name="ce35"/>
          <table:table-cell table:style-name="ce34"/>
          <table:table-cell table:style-name="ce10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2">
          <table:table-cell table:style-name="ce2"/>
          <table:table-cell table:number-columns-repeated="4"/>
          <table:table-cell table:style-name="Default"/>
          <table:table-cell/>
          <table:table-cell table:style-name="ce16" table:number-columns-repeated="3"/>
          <table:table-cell table:style-name="ce35"/>
          <table:table-cell table:style-name="ce34" table:number-columns-repeated="2"/>
          <table:table-cell table:style-name="ce35"/>
          <table:table-cell table:style-name="ce34"/>
          <table:table-cell table:style-name="ce10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2">
          <table:table-cell table:style-name="ce2" office:value-type="string" calcext:value-type="string">
            <text:p>cart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-Views</text:p>
          </table:table-cell>
          <table:table-cell table:style-name="ce2" office:value-type="string" calcext:value-type="string">
            <text:p>Scala-Strict</text:p>
          </table:table-cell>
          <table:table-cell table:style-name="ce2" office:value-type="string" calcext:value-type="string">
            <text:p>C#</text:p>
          </table:table-cell>
          <table:table-cell table:style-name="ce11" office:value-type="string" calcext:value-type="string">
            <text:p>F#</text:p>
          </table:table-cell>
          <table:table-cell/>
          <table:table-cell table:style-name="ce17" table:number-columns-repeated="3"/>
          <table:table-cell table:style-name="ce36"/>
          <table:table-cell table:style-name="ce37" table:number-columns-repeated="2"/>
          <table:table-cell table:style-name="ce36"/>
          <table:table-cell table:style-name="ce37"/>
          <table:table-cell table:style-name="ce10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2">
          <table:table-cell table:style-name="ce2" office:value-type="string" calcext:value-type="string">
            <text:p>baseline</text:p>
          </table:table-cell>
          <table:table-cell office:value-type="float" office:value="5.038" calcext:value-type="float">
            <text:p>5.038</text:p>
          </table:table-cell>
          <table:table-cell office:value-type="float" office:value="5.537" calcext:value-type="float">
            <text:p>5.537</text:p>
          </table:table-cell>
          <table:table-cell/>
          <table:table-cell office:value-type="float" office:value="6.908" calcext:value-type="float">
            <text:p>6.908</text:p>
          </table:table-cell>
          <table:table-cell table:style-name="Default" office:value-type="float" office:value="7.336" calcext:value-type="float">
            <text:p>7.336</text:p>
          </table:table-cell>
          <table:table-cell/>
          <table:table-cell table:style-name="ce17" table:number-columns-repeated="3"/>
          <table:table-cell table:style-name="ce36"/>
          <table:table-cell table:style-name="ce37" table:number-columns-repeated="2"/>
          <table:table-cell table:style-name="ce36"/>
          <table:table-cell table:style-name="ce37"/>
          <table:table-cell table:style-name="ce10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2">
          <table:table-cell table:style-name="ce2" office:value-type="string" calcext:value-type="string">
            <text:p>Seq</text:p>
          </table:table-cell>
          <table:table-cell office:value-type="float" office:value="60.301" calcext:value-type="float">
            <text:p>60.301</text:p>
          </table:table-cell>
          <table:table-cell office:value-type="float" office:value="178.335" calcext:value-type="float">
            <text:p>178.335</text:p>
          </table:table-cell>
          <table:table-cell office:value-type="float" office:value="388.082" calcext:value-type="float">
            <text:p>388.082</text:p>
          </table:table-cell>
          <table:table-cell office:value-type="float" office:value="200.775" calcext:value-type="float">
            <text:p>200.775</text:p>
          </table:table-cell>
          <table:table-cell table:style-name="Default" office:value-type="float" office:value="535.772" calcext:value-type="float">
            <text:p>535.772</text:p>
          </table:table-cell>
          <table:table-cell/>
          <table:table-cell table:style-name="ce17" table:number-columns-repeated="3"/>
          <table:table-cell table:style-name="ce36"/>
          <table:table-cell table:style-name="ce37" table:number-columns-repeated="2"/>
          <table:table-cell table:style-name="ce36"/>
          <table:table-cell table:style-name="ce37"/>
          <table:table-cell table:style-name="ce10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1">
          <table:table-cell table:style-name="ce2" office:value-type="string" calcext:value-type="string">
            <text:p>Seq (optimized)</text:p>
          </table:table-cell>
          <table:table-cell/>
          <table:table-cell office:value-type="float" office:value="180.911" calcext:value-type="float">
            <text:p>180.911</text:p>
          </table:table-cell>
          <table:table-cell/>
          <table:table-cell office:value-type="float" office:value="12.034" calcext:value-type="float">
            <text:p>12.034</text:p>
          </table:table-cell>
          <table:table-cell table:style-name="Default" office:value-type="float" office:value="12.8" calcext:value-type="float">
            <text:p>12.8</text:p>
          </table:table-cell>
          <table:table-cell/>
          <table:table-cell table:style-name="ce17" table:formula="of:=[.C25]/[.C26]" office:value-type="float" office:value="0.985760954281387" calcext:value-type="float">
            <text:p>0.9857609543</text:p>
          </table:table-cell>
          <table:table-cell table:style-name="ce17" table:formula="of:=[.E25]/[.E26]" office:value-type="float" office:value="16.6839787269403" calcext:value-type="float">
            <text:p>16.6839787269</text:p>
          </table:table-cell>
          <table:table-cell table:style-name="ce17" table:formula="of:=[.F25]/[.F26]" office:value-type="float" office:value="41.8571875" calcext:value-type="float">
            <text:p>41.8571875</text:p>
          </table:table-cell>
          <table:table-cell table:style-name="ce36"/>
          <table:table-cell table:style-name="ce37" table:number-columns-repeated="2"/>
          <table:table-cell table:style-name="ce36"/>
          <table:table-cell table:style-name="ce37"/>
          <table:table-cell table:style-name="ce10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1">
          <table:table-cell table:style-name="ce2" office:value-type="string" calcext:value-type="string">
            <text:p>Parallel</text:p>
          </table:table-cell>
          <table:table-cell office:value-type="float" office:value="47.055" calcext:value-type="float">
            <text:p>47.055</text:p>
          </table:table-cell>
          <table:table-cell office:value-type="float" office:value="1075.121" calcext:value-type="float">
            <text:p>1075.121</text:p>
          </table:table-cell>
          <table:table-cell office:value-type="float" office:value="859.946" calcext:value-type="float">
            <text:p>859.946</text:p>
          </table:table-cell>
          <table:table-cell office:value-type="float" office:value="103.776" calcext:value-type="float">
            <text:p>103.776</text:p>
          </table:table-cell>
          <table:table-cell table:style-name="Default" office:value-type="float" office:value="201.935" calcext:value-type="float">
            <text:p>201.935</text:p>
          </table:table-cell>
          <table:table-cell/>
          <table:table-cell table:style-name="ce17" table:number-columns-repeated="3"/>
          <table:table-cell table:style-name="ce37" table:formula="of:=[.B25]/[.B27]" office:value-type="float" office:value="1.28150037190522" calcext:value-type="float">
            <text:p>1.2815003719</text:p>
          </table:table-cell>
          <table:table-cell table:style-name="ce37" table:formula="of:=[.C25]/[.C27]" office:value-type="float" office:value="0.165874352747272" calcext:value-type="float">
            <text:p>0.1658743527</text:p>
          </table:table-cell>
          <table:table-cell table:style-name="ce37" table:formula="of:=[.D25]/[.D27]" office:value-type="float" office:value="0.451286476127571" calcext:value-type="float">
            <text:p>0.4512864761</text:p>
          </table:table-cell>
          <table:table-cell table:style-name="ce37" table:formula="of:=[.E25]/[.E27]" office:value-type="float" office:value="1.93469588344126" calcext:value-type="float">
            <text:p>1.9346958834</text:p>
          </table:table-cell>
          <table:table-cell table:style-name="ce37" table:formula="of:=[.F25]/[.F27]" office:value-type="float" office:value="2.65319038304405" calcext:value-type="float">
            <text:p>2.653190383</text:p>
          </table:table-cell>
          <table:table-cell table:style-name="ce10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1">
          <table:table-cell table:style-name="ce2" office:value-type="string" calcext:value-type="string">
            <text:p>Par (optimized)</text:p>
          </table:table-cell>
          <table:table-cell/>
          <table:table-cell office:value-type="float" office:value="189.976" calcext:value-type="float">
            <text:p>189.976</text:p>
          </table:table-cell>
          <table:table-cell/>
          <table:table-cell office:value-type="float" office:value="7.8" calcext:value-type="float">
            <text:p>7.8</text:p>
          </table:table-cell>
          <table:table-cell table:style-name="Default" office:value-type="float" office:value="8.135" calcext:value-type="float">
            <text:p>8.135</text:p>
          </table:table-cell>
          <table:table-cell/>
          <table:table-cell table:style-name="ce17" table:formula="of:=[.C27]/[.C28]" office:value-type="float" office:value="5.65924643112814" calcext:value-type="float">
            <text:p>5.6592464311</text:p>
          </table:table-cell>
          <table:table-cell table:style-name="ce17" table:formula="of:=[.E27]/[.E28]" office:value-type="float" office:value="13.3046153846154" calcext:value-type="float">
            <text:p>13.3046153846</text:p>
          </table:table-cell>
          <table:table-cell table:style-name="ce17" table:formula="of:=[.F27]/[.F28]" office:value-type="float" office:value="24.8229870928089" calcext:value-type="float">
            <text:p>24.8229870928</text:p>
          </table:table-cell>
          <table:table-cell table:style-name="ce36"/>
          <table:table-cell table:style-name="ce37" table:number-columns-repeated="2"/>
          <table:table-cell table:style-name="ce36"/>
          <table:table-cell table:style-name="ce37"/>
          <table:table-cell table:style-name="ce10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2">
          <table:table-cell table:style-name="ce2"/>
          <table:table-cell table:number-columns-repeated="4"/>
          <table:table-cell table:style-name="Default"/>
          <table:table-cell/>
          <table:table-cell table:style-name="Default" table:number-columns-repeated="4"/>
          <table:table-cell table:number-columns-repeated="4"/>
          <table:table-cell table:style-name="ce10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2">
          <table:table-cell table:style-name="ce2" office:value-type="string" calcext:value-type="string">
            <text:p>refs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-Views</text:p>
          </table:table-cell>
          <table:table-cell table:style-name="ce2" office:value-type="string" calcext:value-type="string">
            <text:p>Scala-Strict</text:p>
          </table:table-cell>
          <table:table-cell table:style-name="ce2" office:value-type="string" calcext:value-type="string">
            <text:p>C#</text:p>
          </table:table-cell>
          <table:table-cell table:style-name="ce11" office:value-type="string" calcext:value-type="string">
            <text:p>F#</text:p>
          </table:table-cell>
          <table:table-cell/>
          <table:table-cell table:style-name="Default" table:number-columns-repeated="4"/>
          <table:table-cell table:number-columns-repeated="4"/>
          <table:table-cell table:style-name="ce10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2">
          <table:table-cell table:style-name="ce2" office:value-type="string" calcext:value-type="string">
            <text:p>baseline</text:p>
          </table:table-cell>
          <table:table-cell office:value-type="float" office:value="23.852" calcext:value-type="float">
            <text:p>23.852</text:p>
          </table:table-cell>
          <table:table-cell office:value-type="float" office:value="25.06" calcext:value-type="float">
            <text:p>25.06</text:p>
          </table:table-cell>
          <table:table-cell/>
          <table:table-cell office:value-type="float" office:value="27.84" calcext:value-type="float">
            <text:p>27.84</text:p>
          </table:table-cell>
          <table:table-cell table:style-name="Default" office:value-type="float" office:value="28.347" calcext:value-type="float">
            <text:p>28.347</text:p>
          </table:table-cell>
          <table:table-cell/>
          <table:table-cell table:style-name="Default" table:number-columns-repeated="4"/>
          <table:table-cell table:number-columns-repeated="4"/>
          <table:table-cell table:style-name="ce10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2">
          <table:table-cell table:style-name="ce2" office:value-type="string" calcext:value-type="string">
            <text:p>Seq</text:p>
          </table:table-cell>
          <table:table-cell office:value-type="float" office:value="57.986" calcext:value-type="float">
            <text:p>57.986</text:p>
          </table:table-cell>
          <table:table-cell office:value-type="float" office:value="99.769" calcext:value-type="float">
            <text:p>99.769</text:p>
          </table:table-cell>
          <table:table-cell office:value-type="float" office:value="72.635" calcext:value-type="float">
            <text:p>72.635</text:p>
          </table:table-cell>
          <table:table-cell office:value-type="float" office:value="82.807" calcext:value-type="float">
            <text:p>82.807</text:p>
          </table:table-cell>
          <table:table-cell table:style-name="Default" office:value-type="float" office:value="191.205" calcext:value-type="float">
            <text:p>191.205</text:p>
          </table:table-cell>
          <table:table-cell/>
          <table:table-cell table:style-name="Default" table:number-columns-repeated="4"/>
          <table:table-cell table:number-columns-repeated="4"/>
          <table:table-cell table:style-name="ce10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1">
          <table:table-cell table:style-name="ce2" office:value-type="string" calcext:value-type="string">
            <text:p>Seq (optimized)</text:p>
          </table:table-cell>
          <table:table-cell/>
          <table:table-cell office:value-type="float" office:value="47.109" calcext:value-type="float">
            <text:p>47.109</text:p>
          </table:table-cell>
          <table:table-cell/>
          <table:table-cell office:value-type="float" office:value="32.854" calcext:value-type="float">
            <text:p>32.854</text:p>
          </table:table-cell>
          <table:table-cell table:style-name="Default" office:value-type="float" office:value="31.62" calcext:value-type="float">
            <text:p>31.62</text:p>
          </table:table-cell>
          <table:table-cell/>
          <table:table-cell table:style-name="ce18" table:formula="of:=[.C32]/[.C33]" office:value-type="float" office:value="2.11783311044599" calcext:value-type="float">
            <text:p>2.1178331104</text:p>
          </table:table-cell>
          <table:table-cell table:style-name="ce23" table:formula="of:=[.E32]/[.E33]" office:value-type="float" office:value="2.52045413039508" calcext:value-type="float">
            <text:p>2.5204541304</text:p>
          </table:table-cell>
          <table:table-cell table:style-name="ce32" table:formula="of:=[.F32]/[.F33]" office:value-type="float" office:value="6.04696394686907" calcext:value-type="float">
            <text:p>6.0469639469</text:p>
          </table:table-cell>
          <table:table-cell table:style-name="Default"/>
          <table:table-cell table:number-columns-repeated="4"/>
          <table:table-cell table:style-name="ce10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1">
          <table:table-cell table:style-name="ce2" office:value-type="string" calcext:value-type="string">
            <text:p>Parallel</text:p>
          </table:table-cell>
          <table:table-cell office:value-type="float" office:value="27.176" calcext:value-type="float">
            <text:p>27.176</text:p>
          </table:table-cell>
          <table:table-cell office:value-type="float" office:value="300.733" calcext:value-type="float">
            <text:p>300.733</text:p>
          </table:table-cell>
          <table:table-cell office:value-type="float" office:value="51.209" calcext:value-type="float">
            <text:p>51.209</text:p>
          </table:table-cell>
          <table:table-cell office:value-type="float" office:value="55.994" calcext:value-type="float">
            <text:p>55.994</text:p>
          </table:table-cell>
          <table:table-cell table:style-name="Default" office:value-type="float" office:value="52.574" calcext:value-type="float">
            <text:p>52.574</text:p>
          </table:table-cell>
          <table:table-cell/>
          <table:table-cell table:style-name="ce19"/>
          <table:table-cell table:style-name="Default" table:number-columns-repeated="2"/>
          <table:table-cell table:style-name="ce38" table:formula="of:=[.B32]/[.B34]" office:value-type="float" office:value="2.13372093023256" calcext:value-type="float">
            <text:p>2.1337209302</text:p>
          </table:table-cell>
          <table:table-cell table:style-name="ce43" table:formula="of:=[.C32]/[.C34]" office:value-type="float" office:value="0.33175275077893" calcext:value-type="float">
            <text:p>0.3317527508</text:p>
          </table:table-cell>
          <table:table-cell table:style-name="ce43" table:formula="of:=[.D32]/[.D34]" office:value-type="float" office:value="1.418403015095" calcext:value-type="float">
            <text:p>1.4184030151</text:p>
          </table:table-cell>
          <table:table-cell table:style-name="ce43" table:formula="of:=[.E32]/[.E34]" office:value-type="float" office:value="1.47885487730828" calcext:value-type="float">
            <text:p>1.4788548773</text:p>
          </table:table-cell>
          <table:table-cell table:style-name="ce43" table:formula="of:=[.F32]/[.F34]" office:value-type="float" office:value="3.63687373987142" calcext:value-type="float">
            <text:p>3.6368737399</text:p>
          </table:table-cell>
          <table:table-cell table:style-name="ce10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1">
          <table:table-cell table:style-name="ce2" office:value-type="string" calcext:value-type="string">
            <text:p>Par (optimized)</text:p>
          </table:table-cell>
          <table:table-cell/>
          <table:table-cell office:value-type="float" office:value="37.484" calcext:value-type="float">
            <text:p>37.484</text:p>
          </table:table-cell>
          <table:table-cell/>
          <table:table-cell office:value-type="float" office:value="27.828" calcext:value-type="float">
            <text:p>27.828</text:p>
          </table:table-cell>
          <table:table-cell table:style-name="Default" office:value-type="float" office:value="27.462" calcext:value-type="float">
            <text:p>27.462</text:p>
          </table:table-cell>
          <table:table-cell/>
          <table:table-cell table:style-name="ce19" table:formula="of:=[.C34]/[.C35]" office:value-type="float" office:value="8.02296980044819" calcext:value-type="float">
            <text:p>8.0229698004</text:p>
          </table:table-cell>
          <table:table-cell table:style-name="ce24" table:formula="of:=[.E34]/[.E35]" office:value-type="float" office:value="2.01214603995975" calcext:value-type="float">
            <text:p>2.01214604</text:p>
          </table:table-cell>
          <table:table-cell table:style-name="ce33" table:formula="of:=[.F34]/[.F35]" office:value-type="float" office:value="1.9144272085063" calcext:value-type="float">
            <text:p>1.9144272085</text:p>
          </table:table-cell>
          <table:table-cell table:style-name="Default"/>
          <table:table-cell table:number-columns-repeated="4"/>
          <table:table-cell table:style-name="ce10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2">
          <table:table-cell table:style-name="ce2"/>
          <table:table-cell table:number-columns-repeated="4"/>
          <table:table-cell table:style-name="Default"/>
          <table:table-cell/>
          <table:table-cell table:style-name="Default" table:number-columns-repeated="4"/>
          <table:table-cell table:number-columns-repeated="4"/>
          <table:table-cell table:style-name="ce10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2">
          <table:table-cell table:style-name="ce4" office:value-type="string" calcext:value-type="string" table:number-columns-spanned="6" table:number-rows-spanned="1">
            <text:p>Linux Ubuntu 3.11.0-20-generic, Java 8 (b132), x64, 4 Cores, 2.8 GHz</text:p>
          </table:table-cell>
          <table:covered-table-cell table:number-columns-repeated="4" table:style-name="ce7"/>
          <table:covered-table-cell table:style-name="ce13"/>
          <table:table-cell/>
          <table:table-cell table:style-name="ce16" table:number-columns-repeated="3"/>
          <table:table-cell table:style-name="ce35"/>
          <table:table-cell table:style-name="ce34" table:number-columns-repeated="2"/>
          <table:table-cell table:style-name="ce35"/>
          <table:table-cell table:style-name="ce34"/>
          <table:table-cell table:style-name="ce10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2">
          <table:table-cell table:style-name="ce2" office:value-type="string" calcext:value-type="string">
            <text:p>sum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-Views</text:p>
          </table:table-cell>
          <table:table-cell table:style-name="ce2" office:value-type="string" calcext:value-type="string">
            <text:p>Scala-Strict</text:p>
          </table:table-cell>
          <table:table-cell table:style-name="ce2" office:value-type="string" calcext:value-type="string">
            <text:p>C#</text:p>
          </table:table-cell>
          <table:table-cell table:style-name="ce11" office:value-type="string" calcext:value-type="string">
            <text:p>F#</text:p>
          </table:table-cell>
          <table:table-cell/>
          <table:table-cell table:style-name="ce16" table:number-columns-repeated="3"/>
          <table:table-cell table:style-name="ce35"/>
          <table:table-cell table:style-name="ce34" table:number-columns-repeated="2"/>
          <table:table-cell table:style-name="ce35"/>
          <table:table-cell table:style-name="ce34"/>
          <table:table-cell table:style-name="ce10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2">
          <table:table-cell table:style-name="ce2" office:value-type="string" calcext:value-type="string">
            <text:p>baseline</text:p>
          </table:table-cell>
          <table:table-cell office:value-type="float" office:value="6.948" calcext:value-type="float">
            <text:p>6.948</text:p>
          </table:table-cell>
          <table:table-cell office:value-type="float" office:value="6.979" calcext:value-type="float">
            <text:p>6.979</text:p>
          </table:table-cell>
          <table:table-cell/>
          <table:table-cell office:value-type="float" office:value="11.155" calcext:value-type="float">
            <text:p>11.155</text:p>
          </table:table-cell>
          <table:table-cell table:style-name="Default" office:value-type="float" office:value="9.343" calcext:value-type="float">
            <text:p>9.343</text:p>
          </table:table-cell>
          <table:table-cell/>
          <table:table-cell table:style-name="ce16" table:number-columns-repeated="3"/>
          <table:table-cell table:style-name="ce35"/>
          <table:table-cell table:style-name="ce34" table:number-columns-repeated="2"/>
          <table:table-cell table:style-name="ce35"/>
          <table:table-cell table:style-name="ce34"/>
          <table:table-cell table:style-name="ce10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2">
          <table:table-cell table:style-name="ce2" office:value-type="string" calcext:value-type="string">
            <text:p>Seq</text:p>
          </table:table-cell>
          <table:table-cell office:value-type="float" office:value="6.99" calcext:value-type="float">
            <text:p>6.99</text:p>
          </table:table-cell>
          <table:table-cell office:value-type="float" office:value="95.594" calcext:value-type="float">
            <text:p>95.594</text:p>
          </table:table-cell>
          <table:table-cell office:value-type="float" office:value="94.927" calcext:value-type="float">
            <text:p>94.927</text:p>
          </table:table-cell>
          <table:table-cell office:value-type="float" office:value="98.324" calcext:value-type="float">
            <text:p>98.324</text:p>
          </table:table-cell>
          <table:table-cell table:style-name="Default" office:value-type="float" office:value="113.116" calcext:value-type="float">
            <text:p>113.116</text:p>
          </table:table-cell>
          <table:table-cell/>
          <table:table-cell table:style-name="ce16" table:number-columns-repeated="3"/>
          <table:table-cell table:style-name="ce35"/>
          <table:table-cell table:style-name="ce34" table:number-columns-repeated="2"/>
          <table:table-cell table:style-name="ce35"/>
          <table:table-cell table:style-name="ce34"/>
          <table:table-cell table:style-name="ce10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1">
          <table:table-cell table:style-name="ce2" office:value-type="string" calcext:value-type="string">
            <text:p>Seq (optimized)</text:p>
          </table:table-cell>
          <table:table-cell/>
          <table:table-cell office:value-type="float" office:value="6.994" calcext:value-type="float">
            <text:p>6.994</text:p>
          </table:table-cell>
          <table:table-cell/>
          <table:table-cell office:value-type="float" office:value="12.007" calcext:value-type="float">
            <text:p>12.007</text:p>
          </table:table-cell>
          <table:table-cell table:style-name="Default" office:value-type="float" office:value="11.754" calcext:value-type="float">
            <text:p>11.754</text:p>
          </table:table-cell>
          <table:table-cell/>
          <table:table-cell table:style-name="ce16" table:formula="of:=[.C40]/[.C41]" office:value-type="float" office:value="13.6680011438376" calcext:value-type="float">
            <text:p>13.6680011438</text:p>
          </table:table-cell>
          <table:table-cell table:style-name="ce16" table:formula="of:=[.E40]/[.E41]" office:value-type="float" office:value="8.18888981427501" calcext:value-type="float">
            <text:p>8.1888898143</text:p>
          </table:table-cell>
          <table:table-cell table:style-name="ce16" table:formula="of:=[.F40]/[.F41]" office:value-type="float" office:value="9.62361749191765" calcext:value-type="float">
            <text:p>9.6236174919</text:p>
          </table:table-cell>
          <table:table-cell table:style-name="ce35"/>
          <table:table-cell table:style-name="ce34" table:number-columns-repeated="2"/>
          <table:table-cell table:style-name="ce35"/>
          <table:table-cell table:style-name="ce34"/>
          <table:table-cell table:style-name="ce10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1">
          <table:table-cell table:style-name="ce2" office:value-type="string" calcext:value-type="string">
            <text:p>Parallel</text:p>
          </table:table-cell>
          <table:table-cell office:value-type="float" office:value="7.076" calcext:value-type="float">
            <text:p>7.076</text:p>
          </table:table-cell>
          <table:table-cell office:value-type="float" office:value="359.028" calcext:value-type="float">
            <text:p>359.028</text:p>
          </table:table-cell>
          <table:table-cell office:value-type="float" office:value="357.174" calcext:value-type="float">
            <text:p>357.174</text:p>
          </table:table-cell>
          <table:table-cell office:value-type="float" office:value="369.096" calcext:value-type="float">
            <text:p>369.096</text:p>
          </table:table-cell>
          <table:table-cell table:style-name="Default" office:value-type="float" office:value="367.578" calcext:value-type="float">
            <text:p>367.578</text:p>
          </table:table-cell>
          <table:table-cell/>
          <table:table-cell table:style-name="ce16" table:number-columns-repeated="3"/>
          <table:table-cell table:style-name="ce34" table:formula="of:=[.B40]/[.B42]" office:value-type="float" office:value="0.987846240814019" calcext:value-type="float">
            <text:p>0.9878462408</text:p>
          </table:table-cell>
          <table:table-cell table:style-name="ce34" table:formula="of:=[.C40]/[.C42]" office:value-type="float" office:value="0.266257784908141" calcext:value-type="float">
            <text:p>0.2662577849</text:p>
          </table:table-cell>
          <table:table-cell table:style-name="ce34" table:formula="of:=[.D40]/[.D42]" office:value-type="float" office:value="0.265772424644571" calcext:value-type="float">
            <text:p>0.2657724246</text:p>
          </table:table-cell>
          <table:table-cell table:style-name="ce34" table:formula="of:=[.E40]/[.E42]" office:value-type="float" office:value="0.266391399527494" calcext:value-type="float">
            <text:p>0.2663913995</text:p>
          </table:table-cell>
          <table:table-cell table:style-name="ce34" table:formula="of:=[.F40]/[.F42]" office:value-type="float" office:value="0.307733324627698" calcext:value-type="float">
            <text:p>0.3077333246</text:p>
          </table:table-cell>
          <table:table-cell table:style-name="ce10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1">
          <table:table-cell table:style-name="ce2" office:value-type="string" calcext:value-type="string">
            <text:p>Par (optimized)</text:p>
          </table:table-cell>
          <table:table-cell/>
          <table:table-cell office:value-type="float" office:value="7.084" calcext:value-type="float">
            <text:p>7.084</text:p>
          </table:table-cell>
          <table:table-cell/>
          <table:table-cell office:value-type="float" office:value="8.381" calcext:value-type="float">
            <text:p>8.381</text:p>
          </table:table-cell>
          <table:table-cell table:style-name="Default" office:value-type="float" office:value="8.37" calcext:value-type="float">
            <text:p>8.37</text:p>
          </table:table-cell>
          <table:table-cell/>
          <table:table-cell table:style-name="ce16" table:formula="of:=[.C42]/[.C43]" office:value-type="float" office:value="50.6815358554489" calcext:value-type="float">
            <text:p>50.6815358554</text:p>
          </table:table-cell>
          <table:table-cell table:style-name="ce16" table:formula="of:=[.E42]/[.E43]" office:value-type="float" office:value="44.0396134112874" calcext:value-type="float">
            <text:p>44.0396134113</text:p>
          </table:table-cell>
          <table:table-cell table:style-name="ce16" table:formula="of:=[.F42]/[.F43]" office:value-type="float" office:value="43.9161290322581" calcext:value-type="float">
            <text:p>43.9161290323</text:p>
          </table:table-cell>
          <table:table-cell table:style-name="ce35"/>
          <table:table-cell table:style-name="ce34" table:number-columns-repeated="2"/>
          <table:table-cell table:style-name="ce35"/>
          <table:table-cell table:style-name="ce34"/>
          <table:table-cell table:style-name="ce10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2">
          <table:table-cell table:style-name="ce3" table:number-columns-repeated="5"/>
          <table:table-cell table:style-name="ce12"/>
          <table:table-cell/>
          <table:table-cell table:style-name="ce16" table:number-columns-repeated="3"/>
          <table:table-cell table:style-name="ce35"/>
          <table:table-cell table:style-name="ce34" table:number-columns-repeated="2"/>
          <table:table-cell table:style-name="ce35"/>
          <table:table-cell table:style-name="ce34"/>
          <table:table-cell table:style-name="ce10" table:number-columns-repeated="2"/>
          <table:table-cell table:number-columns-repeated="996"/>
          <table:table-cell table:style-name="Default" table:number-columns-repeated="8"/>
          <table:table-cell table:number-columns-repeated="3"/>
        </table:table-row>
        <table:table-row table:style-name="ro3">
          <table:table-cell table:style-name="ce2" office:value-type="string" calcext:value-type="string">
            <text:p>sumOfSquares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-Views</text:p>
          </table:table-cell>
          <table:table-cell table:style-name="ce2" office:value-type="string" calcext:value-type="string">
            <text:p>Scala-Strict</text:p>
          </table:table-cell>
          <table:table-cell table:style-name="ce2" office:value-type="string" calcext:value-type="string">
            <text:p>C#</text:p>
          </table:table-cell>
          <table:table-cell table:style-name="ce11" office:value-type="string" calcext:value-type="string">
            <text:p>F#</text:p>
          </table:table-cell>
          <table:table-cell/>
          <table:table-cell table:style-name="ce16" table:number-columns-repeated="3"/>
          <table:table-cell table:style-name="ce35"/>
          <table:table-cell table:style-name="ce34" table:number-columns-repeated="2"/>
          <table:table-cell table:style-name="ce35"/>
          <table:table-cell table:style-name="ce34"/>
          <table:table-cell table:style-name="ce10" table:number-columns-repeated="2"/>
          <table:table-cell table:number-columns-repeated="998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ce2" office:value-type="string" calcext:value-type="string">
            <text:p>baseline</text:p>
          </table:table-cell>
          <table:table-cell office:value-type="float" office:value="7.081" calcext:value-type="float">
            <text:p>7.081</text:p>
          </table:table-cell>
          <table:table-cell office:value-type="float" office:value="7.07" calcext:value-type="float">
            <text:p>7.07</text:p>
          </table:table-cell>
          <table:table-cell/>
          <table:table-cell office:value-type="float" office:value="17.366" calcext:value-type="float">
            <text:p>17.366</text:p>
          </table:table-cell>
          <table:table-cell table:style-name="Default" office:value-type="float" office:value="13.055" calcext:value-type="float">
            <text:p>13.055</text:p>
          </table:table-cell>
          <table:table-cell/>
          <table:table-cell table:style-name="ce16" table:number-columns-repeated="3"/>
          <table:table-cell table:style-name="ce35"/>
          <table:table-cell table:style-name="ce34" table:number-columns-repeated="2"/>
          <table:table-cell table:style-name="ce35"/>
          <table:table-cell table:style-name="ce34"/>
          <table:table-cell table:style-name="ce10" table:number-columns-repeated="2"/>
          <table:table-cell table:number-columns-repeated="998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ce2" office:value-type="string" calcext:value-type="string">
            <text:p>Seq</text:p>
          </table:table-cell>
          <table:table-cell office:value-type="float" office:value="7.137" calcext:value-type="float">
            <text:p>7.137</text:p>
          </table:table-cell>
          <table:table-cell office:value-type="float" office:value="146.193" calcext:value-type="float">
            <text:p>146.193</text:p>
          </table:table-cell>
          <table:table-cell office:value-type="float" office:value="244.836" calcext:value-type="float">
            <text:p>244.836</text:p>
          </table:table-cell>
          <table:table-cell office:value-type="float" office:value="224.831" calcext:value-type="float">
            <text:p>224.831</text:p>
          </table:table-cell>
          <table:table-cell table:style-name="Default" office:value-type="float" office:value="230.405" calcext:value-type="float">
            <text:p>230.405</text:p>
          </table:table-cell>
          <table:table-cell/>
          <table:table-cell table:style-name="ce16" table:number-columns-repeated="3"/>
          <table:table-cell table:style-name="ce35"/>
          <table:table-cell table:style-name="ce34" table:number-columns-repeated="2"/>
          <table:table-cell table:style-name="ce35"/>
          <table:table-cell table:style-name="ce34"/>
          <table:table-cell table:style-name="ce10" table:number-columns-repeated="2"/>
          <table:table-cell table:number-columns-repeated="998"/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2" office:value-type="string" calcext:value-type="string">
            <text:p>Seq (optimized)</text:p>
          </table:table-cell>
          <table:table-cell/>
          <table:table-cell office:value-type="float" office:value="44.517" calcext:value-type="float">
            <text:p>44.517</text:p>
          </table:table-cell>
          <table:table-cell/>
          <table:table-cell office:value-type="float" office:value="13.044" calcext:value-type="float">
            <text:p>13.044</text:p>
          </table:table-cell>
          <table:table-cell table:style-name="Default" office:value-type="float" office:value="12.951" calcext:value-type="float">
            <text:p>12.951</text:p>
          </table:table-cell>
          <table:table-cell/>
          <table:table-cell table:style-name="ce16" table:formula="of:=[.C47]/[.C48]" office:value-type="float" office:value="3.28398140036391" calcext:value-type="float">
            <text:p>3.2839814004</text:p>
          </table:table-cell>
          <table:table-cell table:style-name="ce16" table:formula="of:=[.E47]/[.E48]" office:value-type="float" office:value="17.2363538791782" calcext:value-type="float">
            <text:p>17.2363538792</text:p>
          </table:table-cell>
          <table:table-cell table:style-name="ce16" table:formula="of:=[.F47]/[.F48]" office:value-type="float" office:value="17.7905181067099" calcext:value-type="float">
            <text:p>17.7905181067</text:p>
          </table:table-cell>
          <table:table-cell table:style-name="ce35"/>
          <table:table-cell table:style-name="ce34" table:number-columns-repeated="2"/>
          <table:table-cell table:style-name="ce35"/>
          <table:table-cell table:style-name="ce34"/>
          <table:table-cell table:style-name="ce10" table:number-columns-repeated="2"/>
          <table:table-cell table:number-columns-repeated="998"/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2" office:value-type="string" calcext:value-type="string">
            <text:p>Parallel</text:p>
          </table:table-cell>
          <table:table-cell office:value-type="float" office:value="7.068" calcext:value-type="float">
            <text:p>7.068</text:p>
          </table:table-cell>
          <table:table-cell office:value-type="float" office:value="623.958" calcext:value-type="float">
            <text:p>623.958</text:p>
          </table:table-cell>
          <table:table-cell office:value-type="float" office:value="830.327" calcext:value-type="float">
            <text:p>830.327</text:p>
          </table:table-cell>
          <table:table-cell office:value-type="float" office:value="489.346" calcext:value-type="float">
            <text:p>489.346</text:p>
          </table:table-cell>
          <table:table-cell table:style-name="Default" office:value-type="float" office:value="489.211" calcext:value-type="float">
            <text:p>489.211</text:p>
          </table:table-cell>
          <table:table-cell/>
          <table:table-cell table:style-name="ce16" table:number-columns-repeated="3"/>
          <table:table-cell table:style-name="ce34" table:formula="of:=[.B47]/[.B49]" office:value-type="float" office:value="1.0097623089983" calcext:value-type="float">
            <text:p>1.009762309</text:p>
          </table:table-cell>
          <table:table-cell table:style-name="ce34" table:formula="of:=[.C47]/[.C49]" office:value-type="float" office:value="0.234299423999692" calcext:value-type="float">
            <text:p>0.234299424</text:p>
          </table:table-cell>
          <table:table-cell table:style-name="ce34" table:formula="of:=[.D47]/[.D49]" office:value-type="float" office:value="0.2948669620523" calcext:value-type="float">
            <text:p>0.2948669621</text:p>
          </table:table-cell>
          <table:table-cell table:style-name="ce34" table:formula="of:=[.E47]/[.E49]" office:value-type="float" office:value="0.459452003286018" calcext:value-type="float">
            <text:p>0.4594520033</text:p>
          </table:table-cell>
          <table:table-cell table:style-name="ce34" table:formula="of:=[.F47]/[.F49]" office:value-type="float" office:value="0.470972647794101" calcext:value-type="float">
            <text:p>0.4709726478</text:p>
          </table:table-cell>
          <table:table-cell table:style-name="ce10" table:number-columns-repeated="2"/>
          <table:table-cell table:number-columns-repeated="998"/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2" office:value-type="string" calcext:value-type="string">
            <text:p>Par (optimized)</text:p>
          </table:table-cell>
          <table:table-cell/>
          <table:table-cell office:value-type="float" office:value="44.78" calcext:value-type="float">
            <text:p>44.78</text:p>
          </table:table-cell>
          <table:table-cell/>
          <table:table-cell office:value-type="float" office:value="8.586" calcext:value-type="float">
            <text:p>8.586</text:p>
          </table:table-cell>
          <table:table-cell table:style-name="Default" office:value-type="float" office:value="8.117" calcext:value-type="float">
            <text:p>8.117</text:p>
          </table:table-cell>
          <table:table-cell/>
          <table:table-cell table:style-name="ce16" table:formula="of:=[.C49]/[.C50]" office:value-type="float" office:value="13.9338543992854" calcext:value-type="float">
            <text:p>13.9338543993</text:p>
          </table:table-cell>
          <table:table-cell table:style-name="ce16" table:formula="of:=[.E49]/[.E50]" office:value-type="float" office:value="56.993477754484" calcext:value-type="float">
            <text:p>56.9934777545</text:p>
          </table:table-cell>
          <table:table-cell table:style-name="ce16" table:formula="of:=[.F49]/[.F50]" office:value-type="float" office:value="60.2699273130467" calcext:value-type="float">
            <text:p>60.269927313</text:p>
          </table:table-cell>
          <table:table-cell table:style-name="ce35"/>
          <table:table-cell table:style-name="ce34" table:number-columns-repeated="2"/>
          <table:table-cell table:style-name="ce35"/>
          <table:table-cell table:style-name="ce34"/>
          <table:table-cell table:style-name="ce10" table:number-columns-repeated="2"/>
          <table:table-cell table:number-columns-repeated="998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ce3" table:number-columns-repeated="5"/>
          <table:table-cell table:style-name="ce12"/>
          <table:table-cell/>
          <table:table-cell table:style-name="ce16" table:number-columns-repeated="3"/>
          <table:table-cell table:style-name="ce35"/>
          <table:table-cell table:style-name="ce34" table:number-columns-repeated="2"/>
          <table:table-cell table:style-name="ce35"/>
          <table:table-cell table:style-name="ce34"/>
          <table:table-cell table:style-name="ce10" table:number-columns-repeated="2"/>
          <table:table-cell table:number-columns-repeated="998"/>
          <table:table-cell table:style-name="Default" table:number-columns-repeated="6"/>
          <table:table-cell table:number-columns-repeated="3"/>
        </table:table-row>
        <table:table-row table:style-name="ro3">
          <table:table-cell table:style-name="ce2" office:value-type="string" calcext:value-type="string">
            <text:p>sumOfSquaresEven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-Views</text:p>
          </table:table-cell>
          <table:table-cell table:style-name="ce2" office:value-type="string" calcext:value-type="string">
            <text:p>Scala-Strict</text:p>
          </table:table-cell>
          <table:table-cell table:style-name="ce2" office:value-type="string" calcext:value-type="string">
            <text:p>C#</text:p>
          </table:table-cell>
          <table:table-cell table:style-name="ce11" office:value-type="string" calcext:value-type="string">
            <text:p>F#</text:p>
          </table:table-cell>
          <table:table-cell/>
          <table:table-cell table:style-name="ce16" table:number-columns-repeated="3"/>
          <table:table-cell table:style-name="ce35"/>
          <table:table-cell table:style-name="ce34" table:number-columns-repeated="2"/>
          <table:table-cell table:style-name="ce35"/>
          <table:table-cell table:style-name="ce34"/>
          <table:table-cell table:style-name="ce10" table:number-columns-repeated="2"/>
          <table:table-cell table:number-columns-repeated="998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ce2" office:value-type="string" calcext:value-type="string">
            <text:p>baseline</text:p>
          </table:table-cell>
          <table:table-cell office:value-type="float" office:value="11.269" calcext:value-type="float">
            <text:p>11.269</text:p>
          </table:table-cell>
          <table:table-cell office:value-type="float" office:value="11.238" calcext:value-type="float">
            <text:p>11.238</text:p>
          </table:table-cell>
          <table:table-cell/>
          <table:table-cell office:value-type="float" office:value="104.405" calcext:value-type="float">
            <text:p>104.405</text:p>
          </table:table-cell>
          <table:table-cell table:style-name="Default" office:value-type="float" office:value="102.851" calcext:value-type="float">
            <text:p>102.851</text:p>
          </table:table-cell>
          <table:table-cell/>
          <table:table-cell table:style-name="ce16" table:number-columns-repeated="3"/>
          <table:table-cell table:style-name="ce35"/>
          <table:table-cell table:style-name="ce34" table:number-columns-repeated="2"/>
          <table:table-cell table:style-name="ce35"/>
          <table:table-cell table:style-name="ce34"/>
          <table:table-cell table:style-name="ce10" table:number-columns-repeated="2"/>
          <table:table-cell table:number-columns-repeated="998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ce2" office:value-type="string" calcext:value-type="string">
            <text:p>Seq</text:p>
          </table:table-cell>
          <table:table-cell office:value-type="float" office:value="16.944" calcext:value-type="float">
            <text:p>16.944</text:p>
          </table:table-cell>
          <table:table-cell office:value-type="float" office:value="122.581" calcext:value-type="float">
            <text:p>122.581</text:p>
          </table:table-cell>
          <table:table-cell office:value-type="float" office:value="243.706" calcext:value-type="float">
            <text:p>243.706</text:p>
          </table:table-cell>
          <table:table-cell office:value-type="float" office:value="229.906" calcext:value-type="float">
            <text:p>229.906</text:p>
          </table:table-cell>
          <table:table-cell table:style-name="Default" office:value-type="float" office:value="335.302" calcext:value-type="float">
            <text:p>335.302</text:p>
          </table:table-cell>
          <table:table-cell/>
          <table:table-cell table:style-name="ce16" table:number-columns-repeated="3"/>
          <table:table-cell table:style-name="ce35"/>
          <table:table-cell table:style-name="ce34" table:number-columns-repeated="2"/>
          <table:table-cell table:style-name="ce35"/>
          <table:table-cell table:style-name="ce34"/>
          <table:table-cell table:style-name="ce10" table:number-columns-repeated="2"/>
          <table:table-cell table:number-columns-repeated="998"/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2" office:value-type="string" calcext:value-type="string">
            <text:p>Seq (optimized)</text:p>
          </table:table-cell>
          <table:table-cell/>
          <table:table-cell office:value-type="float" office:value="58.905" calcext:value-type="float">
            <text:p>58.905</text:p>
          </table:table-cell>
          <table:table-cell/>
          <table:table-cell office:value-type="float" office:value="107.066" calcext:value-type="float">
            <text:p>107.066</text:p>
          </table:table-cell>
          <table:table-cell table:style-name="Default" office:value-type="float" office:value="106.839" calcext:value-type="float">
            <text:p>106.839</text:p>
          </table:table-cell>
          <table:table-cell/>
          <table:table-cell table:style-name="ce16" table:formula="of:=[.C54]/[.C55]" office:value-type="float" office:value="2.08099482217129" calcext:value-type="float">
            <text:p>2.0809948222</text:p>
          </table:table-cell>
          <table:table-cell table:style-name="ce16" table:formula="of:=[.E54]/[.E55]" office:value-type="float" office:value="2.14732968449368" calcext:value-type="float">
            <text:p>2.1473296845</text:p>
          </table:table-cell>
          <table:table-cell table:style-name="ce16" table:formula="of:=[.F54]/[.F55]" office:value-type="float" office:value="3.13838579544923" calcext:value-type="float">
            <text:p>3.1383857954</text:p>
          </table:table-cell>
          <table:table-cell table:style-name="ce35"/>
          <table:table-cell table:style-name="ce34" table:number-columns-repeated="2"/>
          <table:table-cell table:style-name="ce35"/>
          <table:table-cell table:style-name="ce34"/>
          <table:table-cell table:style-name="ce10" table:number-columns-repeated="2"/>
          <table:table-cell table:number-columns-repeated="998"/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2" office:value-type="string" calcext:value-type="string">
            <text:p>Parallel</text:p>
          </table:table-cell>
          <table:table-cell office:value-type="float" office:value="10.613" calcext:value-type="float">
            <text:p>10.613</text:p>
          </table:table-cell>
          <table:table-cell office:value-type="float" office:value="985.988" calcext:value-type="float">
            <text:p>985.988</text:p>
          </table:table-cell>
          <table:table-cell office:value-type="float" office:value="450.537" calcext:value-type="float">
            <text:p>450.537</text:p>
          </table:table-cell>
          <table:table-cell office:value-type="float" office:value="482.459" calcext:value-type="float">
            <text:p>482.459</text:p>
          </table:table-cell>
          <table:table-cell table:style-name="Default" office:value-type="float" office:value="439.449" calcext:value-type="float">
            <text:p>439.449</text:p>
          </table:table-cell>
          <table:table-cell/>
          <table:table-cell table:style-name="ce16" table:number-columns-repeated="3"/>
          <table:table-cell table:style-name="ce34" table:formula="of:=[.B54]/[.B56]" office:value-type="float" office:value="1.5965325544144" calcext:value-type="float">
            <text:p>1.5965325544</text:p>
          </table:table-cell>
          <table:table-cell table:style-name="ce34" table:formula="of:=[.C54]/[.C56]" office:value-type="float" office:value="0.124323014073194" calcext:value-type="float">
            <text:p>0.1243230141</text:p>
          </table:table-cell>
          <table:table-cell table:style-name="ce34" table:formula="of:=[.D54]/[.D56]" office:value-type="float" office:value="0.540923386980426" calcext:value-type="float">
            <text:p>0.540923387</text:p>
          </table:table-cell>
          <table:table-cell table:style-name="ce34" table:formula="of:=[.E54]/[.E56]" office:value-type="float" office:value="0.476529611842664" calcext:value-type="float">
            <text:p>0.4765296118</text:p>
          </table:table-cell>
          <table:table-cell table:style-name="ce34" table:formula="of:=[.F54]/[.F56]" office:value-type="float" office:value="0.763005490967097" calcext:value-type="float">
            <text:p>0.763005491</text:p>
          </table:table-cell>
          <table:table-cell table:style-name="ce10" table:number-columns-repeated="2"/>
          <table:table-cell table:number-columns-repeated="998"/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2" office:value-type="string" calcext:value-type="string">
            <text:p>Par (optimized)</text:p>
          </table:table-cell>
          <table:table-cell/>
          <table:table-cell office:value-type="float" office:value="57.793" calcext:value-type="float">
            <text:p>57.793</text:p>
          </table:table-cell>
          <table:table-cell/>
          <table:table-cell office:value-type="float" office:value="49.947" calcext:value-type="float">
            <text:p>49.947</text:p>
          </table:table-cell>
          <table:table-cell table:style-name="Default" office:value-type="float" office:value="52.126" calcext:value-type="float">
            <text:p>52.126</text:p>
          </table:table-cell>
          <table:table-cell/>
          <table:table-cell table:style-name="ce16" table:formula="of:=[.C56]/[.C57]" office:value-type="float" office:value="17.0606820895264" calcext:value-type="float">
            <text:p>17.0606820895</text:p>
          </table:table-cell>
          <table:table-cell table:style-name="ce16" table:formula="of:=[.E56]/[.E57]" office:value-type="float" office:value="9.65941898412317" calcext:value-type="float">
            <text:p>9.6594189841</text:p>
          </table:table-cell>
          <table:table-cell table:style-name="ce16" table:formula="of:=[.F56]/[.F57]" office:value-type="float" office:value="8.43051452250317" calcext:value-type="float">
            <text:p>8.4305145225</text:p>
          </table:table-cell>
          <table:table-cell table:style-name="Default"/>
          <table:table-cell table:number-columns-repeated="1013"/>
        </table:table-row>
        <table:table-row table:style-name="ro2">
          <table:table-cell table:number-columns-repeated="7"/>
          <table:table-cell table:style-name="ce16"/>
          <table:table-cell table:style-name="Default" table:number-columns-repeated="3"/>
          <table:table-cell table:number-columns-repeated="1013"/>
        </table:table-row>
        <table:table-row table:style-name="ro2">
          <table:table-cell table:style-name="ce2" office:value-type="string" calcext:value-type="string">
            <text:p>cart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-Views</text:p>
          </table:table-cell>
          <table:table-cell table:style-name="ce2" office:value-type="string" calcext:value-type="string">
            <text:p>Scala-Strict</text:p>
          </table:table-cell>
          <table:table-cell table:style-name="ce2" office:value-type="string" calcext:value-type="string">
            <text:p>C#</text:p>
          </table:table-cell>
          <table:table-cell table:style-name="ce11" office:value-type="string" calcext:value-type="string">
            <text:p>F#</text:p>
          </table:table-cell>
          <table:table-cell/>
          <table:table-cell table:style-name="ce16"/>
          <table:table-cell table:style-name="ce25" table:number-columns-repeated="2"/>
          <table:table-cell table:style-name="ce39"/>
          <table:table-cell table:style-name="ce44" table:number-columns-repeated="2"/>
          <table:table-cell table:style-name="ce39"/>
          <table:table-cell table:style-name="ce44"/>
          <table:table-cell table:number-columns-repeated="1009"/>
        </table:table-row>
        <table:table-row table:style-name="ro2">
          <table:table-cell table:style-name="ce2" office:value-type="string" calcext:value-type="string">
            <text:p>baseline</text:p>
          </table:table-cell>
          <table:table-cell office:value-type="float" office:value="5.064" calcext:value-type="float">
            <text:p>5.064</text:p>
          </table:table-cell>
          <table:table-cell office:value-type="float" office:value="5.32" calcext:value-type="float">
            <text:p>5.32</text:p>
          </table:table-cell>
          <table:table-cell/>
          <table:table-cell office:value-type="float" office:value="15.63" calcext:value-type="float">
            <text:p>15.63</text:p>
          </table:table-cell>
          <table:table-cell table:style-name="Default" office:value-type="float" office:value="13.183" calcext:value-type="float">
            <text:p>13.183</text:p>
          </table:table-cell>
          <table:table-cell/>
          <table:table-cell table:style-name="ce16"/>
          <table:table-cell table:style-name="ce25" table:number-columns-repeated="2"/>
          <table:table-cell table:style-name="ce39"/>
          <table:table-cell table:style-name="ce44" table:number-columns-repeated="2"/>
          <table:table-cell table:style-name="ce39"/>
          <table:table-cell table:style-name="ce44"/>
          <table:table-cell table:number-columns-repeated="1009"/>
        </table:table-row>
        <table:table-row table:style-name="ro2">
          <table:table-cell table:style-name="ce2" office:value-type="string" calcext:value-type="string">
            <text:p>Seq</text:p>
          </table:table-cell>
          <table:table-cell office:value-type="float" office:value="62.995" calcext:value-type="float">
            <text:p>62.995</text:p>
          </table:table-cell>
          <table:table-cell office:value-type="float" office:value="182.385" calcext:value-type="float">
            <text:p>182.385</text:p>
          </table:table-cell>
          <table:table-cell office:value-type="float" office:value="431.871" calcext:value-type="float">
            <text:p>431.871</text:p>
          </table:table-cell>
          <table:table-cell office:value-type="float" office:value="319.647" calcext:value-type="float">
            <text:p>319.647</text:p>
          </table:table-cell>
          <table:table-cell table:style-name="Default" office:value-type="float" office:value="565.59" calcext:value-type="float">
            <text:p>565.59</text:p>
          </table:table-cell>
          <table:table-cell/>
          <table:table-cell table:style-name="ce16"/>
          <table:table-cell table:style-name="ce25" table:number-columns-repeated="2"/>
          <table:table-cell table:style-name="ce39"/>
          <table:table-cell table:style-name="ce44" table:number-columns-repeated="2"/>
          <table:table-cell table:style-name="ce39"/>
          <table:table-cell table:style-name="ce44"/>
          <table:table-cell table:number-columns-repeated="1009"/>
        </table:table-row>
        <table:table-row table:style-name="ro1">
          <table:table-cell table:style-name="ce2" office:value-type="string" calcext:value-type="string">
            <text:p>Seq (optimized)</text:p>
          </table:table-cell>
          <table:table-cell/>
          <table:table-cell office:value-type="float" office:value="198.001" calcext:value-type="float">
            <text:p>198.001</text:p>
          </table:table-cell>
          <table:table-cell/>
          <table:table-cell office:value-type="float" office:value="16.906" calcext:value-type="float">
            <text:p>16.906</text:p>
          </table:table-cell>
          <table:table-cell table:style-name="Default" office:value-type="float" office:value="16.645" calcext:value-type="float">
            <text:p>16.645</text:p>
          </table:table-cell>
          <table:table-cell/>
          <table:table-cell table:style-name="ce16" table:formula="of:=[.C61]/[.C62]" office:value-type="float" office:value="0.921131711456003" calcext:value-type="float">
            <text:p>0.9211317115</text:p>
          </table:table-cell>
          <table:table-cell table:style-name="ce26" table:formula="of:=[.E61]/[.E62]" office:value-type="float" office:value="18.9073110138412" calcext:value-type="float">
            <text:p>18.9073110138</text:p>
          </table:table-cell>
          <table:table-cell table:style-name="ce26" table:formula="of:=[.F61]/[.F62]" office:value-type="float" office:value="33.9795734454791" calcext:value-type="float">
            <text:p>33.9795734455</text:p>
          </table:table-cell>
          <table:table-cell table:style-name="ce39"/>
          <table:table-cell table:style-name="ce44" table:number-columns-repeated="2"/>
          <table:table-cell table:style-name="ce39"/>
          <table:table-cell table:style-name="ce44"/>
          <table:table-cell table:number-columns-repeated="1009"/>
        </table:table-row>
        <table:table-row table:style-name="ro1">
          <table:table-cell table:style-name="ce2" office:value-type="string" calcext:value-type="string">
            <text:p>Parallel</text:p>
          </table:table-cell>
          <table:table-cell office:value-type="float" office:value="49.272" calcext:value-type="float">
            <text:p>49.272</text:p>
          </table:table-cell>
          <table:table-cell office:value-type="float" office:value="1088.52" calcext:value-type="float">
            <text:p>1088.52</text:p>
          </table:table-cell>
          <table:table-cell office:value-type="float" office:value="711.216" calcext:value-type="float">
            <text:p>711.216</text:p>
          </table:table-cell>
          <table:table-cell office:value-type="float" office:value="292.304" calcext:value-type="float">
            <text:p>292.304</text:p>
          </table:table-cell>
          <table:table-cell table:style-name="Default" office:value-type="float" office:value="516.735" calcext:value-type="float">
            <text:p>516.735</text:p>
          </table:table-cell>
          <table:table-cell/>
          <table:table-cell table:style-name="ce16"/>
          <table:table-cell table:style-name="ce25" table:number-columns-repeated="2"/>
          <table:table-cell table:style-name="ce40" table:formula="of:=[.B61]/[.B63]" office:value-type="float" office:value="1.27851518103588" calcext:value-type="float">
            <text:p>1.278515181</text:p>
          </table:table-cell>
          <table:table-cell table:style-name="ce45" table:formula="of:=[.C61]/[.C63]" office:value-type="float" office:value="0.167553191489362" calcext:value-type="float">
            <text:p>0.1675531915</text:p>
          </table:table-cell>
          <table:table-cell table:style-name="ce47" table:formula="of:=[.D61]/[.D63]" office:value-type="float" office:value="0.607229027468448" calcext:value-type="float">
            <text:p>0.6072290275</text:p>
          </table:table-cell>
          <table:table-cell table:style-name="ce47" table:formula="of:=[.E61]/[.E63]" office:value-type="float" office:value="1.09354302370135" calcext:value-type="float">
            <text:p>1.0935430237</text:p>
          </table:table-cell>
          <table:table-cell table:style-name="ce47" table:formula="of:=[.F61]/[.F63]" office:value-type="float" office:value="1.09454556010334" calcext:value-type="float">
            <text:p>1.094545560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Par (optimized)</text:p>
          </table:table-cell>
          <table:table-cell/>
          <table:table-cell office:value-type="float" office:value="208.331" calcext:value-type="float">
            <text:p>208.331</text:p>
          </table:table-cell>
          <table:table-cell/>
          <table:table-cell office:value-type="float" office:value="12.683" calcext:value-type="float">
            <text:p>12.683</text:p>
          </table:table-cell>
          <table:table-cell table:style-name="Default" office:value-type="float" office:value="11.122" calcext:value-type="float">
            <text:p>11.122</text:p>
          </table:table-cell>
          <table:table-cell/>
          <table:table-cell table:style-name="ce16" table:formula="of:=[.C63]/[.C64]" office:value-type="float" office:value="5.22495451949062" calcext:value-type="float">
            <text:p>5.2249545195</text:p>
          </table:table-cell>
          <table:table-cell table:style-name="ce27" table:formula="of:=[.E63]/[.E64]" office:value-type="float" office:value="23.0469131908854" calcext:value-type="float">
            <text:p>23.0469131909</text:p>
          </table:table-cell>
          <table:table-cell table:style-name="ce27" table:formula="of:=[.F63]/[.F64]" office:value-type="float" office:value="46.4606185937781" calcext:value-type="float">
            <text:p>46.4606185938</text:p>
          </table:table-cell>
          <table:table-cell table:style-name="ce41"/>
          <table:table-cell table:style-name="ce44" table:number-columns-repeated="2"/>
          <table:table-cell table:style-name="ce39"/>
          <table:table-cell table:style-name="ce44"/>
          <table:table-cell table:number-columns-repeated="1009"/>
        </table:table-row>
        <table:table-row table:style-name="ro2">
          <table:table-cell table:number-columns-repeated="7"/>
          <table:table-cell table:style-name="ce16"/>
          <table:table-cell table:number-columns-repeated="2"/>
          <table:table-cell table:style-name="ce41"/>
          <table:table-cell table:number-columns-repeated="1013"/>
        </table:table-row>
        <table:table-row table:style-name="ro2">
          <table:table-cell table:style-name="ce2" office:value-type="string" calcext:value-type="string">
            <text:p>refs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-Views</text:p>
          </table:table-cell>
          <table:table-cell table:style-name="ce2" office:value-type="string" calcext:value-type="string">
            <text:p>Scala-Strict</text:p>
          </table:table-cell>
          <table:table-cell table:style-name="ce2" office:value-type="string" calcext:value-type="string">
            <text:p>C#</text:p>
          </table:table-cell>
          <table:table-cell table:style-name="ce11" office:value-type="string" calcext:value-type="string">
            <text:p>F#</text:p>
          </table:table-cell>
          <table:table-cell table:number-columns-repeated="4"/>
          <table:table-cell table:style-name="ce41"/>
          <table:table-cell table:number-columns-repeated="1013"/>
        </table:table-row>
        <table:table-row table:style-name="ro2">
          <table:table-cell table:style-name="ce2" office:value-type="string" calcext:value-type="string">
            <text:p>baseline</text:p>
          </table:table-cell>
          <table:table-cell office:value-type="float" office:value="25.683" calcext:value-type="float">
            <text:p>25.683</text:p>
          </table:table-cell>
          <table:table-cell office:value-type="float" office:value="25.028" calcext:value-type="float">
            <text:p>25.028</text:p>
          </table:table-cell>
          <table:table-cell/>
          <table:table-cell office:value-type="float" office:value="43.417" calcext:value-type="float">
            <text:p>43.417</text:p>
          </table:table-cell>
          <table:table-cell table:style-name="Default" office:value-type="float" office:value="45.912" calcext:value-type="float">
            <text:p>45.912</text:p>
          </table:table-cell>
          <table:table-cell table:number-columns-repeated="4"/>
          <table:table-cell table:style-name="ce41"/>
          <table:table-cell table:number-columns-repeated="1013"/>
        </table:table-row>
        <table:table-row table:style-name="ro1">
          <table:table-cell table:style-name="ce2" office:value-type="string" calcext:value-type="string">
            <text:p>Seq</text:p>
          </table:table-cell>
          <table:table-cell office:value-type="float" office:value="60.358" calcext:value-type="float">
            <text:p>60.358</text:p>
          </table:table-cell>
          <table:table-cell office:value-type="float" office:value="108.222" calcext:value-type="float">
            <text:p>108.222</text:p>
          </table:table-cell>
          <table:table-cell office:value-type="float" office:value="76.276" calcext:value-type="float">
            <text:p>76.276</text:p>
          </table:table-cell>
          <table:table-cell office:value-type="float" office:value="118.087" calcext:value-type="float">
            <text:p>118.087</text:p>
          </table:table-cell>
          <table:table-cell table:style-name="Default" office:value-type="float" office:value="315.459" calcext:value-type="float">
            <text:p>315.459</text:p>
          </table:table-cell>
          <table:table-cell/>
          <table:table-cell table:style-name="ce20" table:formula="of:=[.C67]/[.C68]" office:value-type="float" office:value="0.231265361941195" calcext:value-type="float">
            <text:p>0.2312653619</text:p>
          </table:table-cell>
          <table:table-cell table:style-name="ce28" table:formula="of:=[.E67]/[.E68]" office:value-type="float" office:value="0.367669599532548" calcext:value-type="float">
            <text:p>0.3676695995</text:p>
          </table:table-cell>
          <table:table-cell table:style-name="ce28" table:formula="of:=[.F67]/[.F68]" office:value-type="float" office:value="0.145540307932251" calcext:value-type="float">
            <text:p>0.1455403079</text:p>
          </table:table-cell>
          <table:table-cell table:style-name="ce41"/>
          <table:table-cell table:number-columns-repeated="1013"/>
        </table:table-row>
        <table:table-row table:style-name="ro1">
          <table:table-cell table:style-name="ce2" office:value-type="string" calcext:value-type="string">
            <text:p>Seq (optimized)</text:p>
          </table:table-cell>
          <table:table-cell/>
          <table:table-cell office:value-type="float" office:value="49.398" calcext:value-type="float">
            <text:p>49.398</text:p>
          </table:table-cell>
          <table:table-cell/>
          <table:table-cell office:value-type="float" office:value="43.678" calcext:value-type="float">
            <text:p>43.678</text:p>
          </table:table-cell>
          <table:table-cell table:style-name="Default" office:value-type="float" office:value="51.179" calcext:value-type="float">
            <text:p>51.179</text:p>
          </table:table-cell>
          <table:table-cell/>
          <table:table-cell table:style-name="ce20"/>
          <table:table-cell table:style-name="ce29" table:number-columns-repeated="2"/>
          <table:table-cell table:style-name="ce42" table:formula="of:=[.B68]/[.B70]" office:value-type="float" office:value="2.08375336601533" calcext:value-type="float">
            <text:p>2.083753366</text:p>
          </table:table-cell>
          <table:table-cell table:style-name="ce46" table:formula="of:=[.C68]/[.C70]" office:value-type="float" office:value="0.306858683724768" calcext:value-type="float">
            <text:p>0.3068586837</text:p>
          </table:table-cell>
          <table:table-cell table:style-name="ce46" table:formula="of:=[.D68]/[.D70]" office:value-type="float" office:value="1.31446887709382" calcext:value-type="float">
            <text:p>1.3144688771</text:p>
          </table:table-cell>
          <table:table-cell table:style-name="ce46" table:formula="of:=[.E68]/[.E70]" office:value-type="float" office:value="0.223593722781426" calcext:value-type="float">
            <text:p>0.2235937228</text:p>
          </table:table-cell>
          <table:table-cell table:style-name="ce46" table:formula="of:=[.F68]/[.F70]" office:value-type="float" office:value="0.579811127938949" calcext:value-type="float">
            <text:p>0.5798111279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Parallel</text:p>
          </table:table-cell>
          <table:table-cell office:value-type="float" office:value="28.966" calcext:value-type="float">
            <text:p>28.966</text:p>
          </table:table-cell>
          <table:table-cell office:value-type="float" office:value="352.677" calcext:value-type="float">
            <text:p>352.677</text:p>
          </table:table-cell>
          <table:table-cell office:value-type="float" office:value="58.028" calcext:value-type="float">
            <text:p>58.028</text:p>
          </table:table-cell>
          <table:table-cell office:value-type="float" office:value="528.132" calcext:value-type="float">
            <text:p>528.132</text:p>
          </table:table-cell>
          <table:table-cell table:style-name="Default" office:value-type="float" office:value="544.072" calcext:value-type="float">
            <text:p>544.072</text:p>
          </table:table-cell>
          <table:table-cell/>
          <table:table-cell table:style-name="ce20" table:formula="of:=[.C69]/[.C70]" office:value-type="float" office:value="0.140065839280702" calcext:value-type="float">
            <text:p>0.1400658393</text:p>
          </table:table-cell>
          <table:table-cell table:style-name="ce30" table:formula="of:=[.E69]/[.E70]" office:value-type="float" office:value="0.0827028091461983" calcext:value-type="float">
            <text:p>0.0827028091</text:p>
          </table:table-cell>
          <table:table-cell table:style-name="ce30" table:formula="of:=[.F69]/[.F70]" office:value-type="float" office:value="0.0940665941272479" calcext:value-type="float">
            <text:p>0.0940665941</text:p>
          </table:table-cell>
          <table:table-cell table:style-name="Default"/>
          <table:table-cell table:number-columns-repeated="1013"/>
        </table:table-row>
        <table:table-row table:style-name="ro2">
          <table:table-cell table:style-name="ce2" office:value-type="string" calcext:value-type="string">
            <text:p>Par (optimized)</text:p>
          </table:table-cell>
          <table:table-cell/>
          <table:table-cell office:value-type="float" office:value="40.109" calcext:value-type="float">
            <text:p>40.109</text:p>
          </table:table-cell>
          <table:table-cell/>
          <table:table-cell office:value-type="float" office:value="29.279" calcext:value-type="float">
            <text:p>29.279</text:p>
          </table:table-cell>
          <table:table-cell table:style-name="Default" office:value-type="float" office:value="30.352" calcext:value-type="float">
            <text:p>30.352</text:p>
          </table:table-cell>
          <table:table-cell/>
          <table:table-cell table:style-name="Default" table:number-columns-repeated="4"/>
          <table:table-cell table:number-columns-repeated="1013"/>
        </table:table-row>
        <table:table-row table:style-name="ro2">
          <table:table-cell table:number-columns-repeated="7"/>
          <table:table-cell table:style-name="Default" table:number-columns-repeated="4"/>
          <table:table-cell table:number-columns-repeated="1013"/>
        </table:table-row>
        <table:table-row table:style-name="ro2">
          <table:table-cell table:number-columns-repeated="7"/>
          <table:table-cell table:style-name="ce21" office:value-type="string" calcext:value-type="string">
            <text:p>Windows vs Linux</text:p>
          </table:table-cell>
          <table:table-cell table:style-name="ce21"/>
          <table:table-cell table:number-columns-repeated="1015"/>
        </table:table-row>
        <table:table-row table:style-name="ro2">
          <table:table-cell table:number-columns-repeated="7"/>
          <table:table-cell table:style-name="ce15" office:value-type="string" calcext:value-type="string">
            <text:p>Java</text:p>
          </table:table-cell>
          <table:table-cell table:style-name="ce15" office:value-type="string" calcext:value-type="string">
            <text:p>Scala</text:p>
          </table:table-cell>
          <table:table-cell table:style-name="ce15" office:value-type="string" calcext:value-type="string">
            <text:p>C#</text:p>
          </table:table-cell>
          <table:table-cell table:style-name="ce15" office:value-type="string" calcext:value-type="string">
            <text:p>F#</text:p>
          </table:table-cell>
          <table:table-cell table:number-columns-repeated="1013"/>
        </table:table-row>
        <table:table-row table:style-name="ro2">
          <table:table-cell table:number-columns-repeated="7"/>
          <table:table-cell table:formula="of:=[.B4]/[.B40]" office:value-type="float" office:value="0.986695278969957" calcext:value-type="float">
            <text:p>0.986695279</text:p>
          </table:table-cell>
          <table:table-cell table:formula="of:=[.C4]/[.C40]" office:value-type="float" office:value="0.942370860095822" calcext:value-type="float">
            <text:p>0.9423708601</text:p>
          </table:table-cell>
          <table:table-cell table:formula="of:=[.E4]/[.E40]" office:value-type="float" office:value="0.68441072372971" calcext:value-type="float">
            <text:p>0.6844107237</text:p>
          </table:table-cell>
          <table:table-cell table:formula="of:=[.F4]/[.F40]" office:value-type="float" office:value="0.586592524488136" calcext:value-type="float">
            <text:p>0.5865925245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7"/>
          <table:table-cell table:formula="of:=[.B11]/[.B47]" office:value-type="float" office:value="0.983746672271262" calcext:value-type="float">
            <text:p>0.9837466723</text:p>
          </table:table-cell>
          <table:table-cell table:formula="of:=[.C11]/[.C47]" office:value-type="float" office:value="0.955107289678712" calcext:value-type="float">
            <text:p>0.9551072897</text:p>
          </table:table-cell>
          <table:table-cell table:formula="of:=[.E11]/[.E47]" office:value-type="float" office:value="0.423865036405122" calcext:value-type="float">
            <text:p>0.4238650364</text:p>
          </table:table-cell>
          <table:table-cell table:formula="of:=[.F11]/[.F47]" office:value-type="float" office:value="0.754649421670537" calcext:value-type="float">
            <text:p>0.7546494217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7"/>
          <table:table-cell table:formula="of:=[.B18]/[.B54]" office:value-type="float" office:value="0.962582625118036" calcext:value-type="float">
            <text:p>0.9625826251</text:p>
          </table:table-cell>
          <table:table-cell table:formula="of:=[.C18]/[.C54]" office:value-type="float" office:value="0.940137541707116" calcext:value-type="float">
            <text:p>0.9401375417</text:p>
          </table:table-cell>
          <table:table-cell table:formula="of:=[.E18]/[.E54]" office:value-type="float" office:value="0.360099344949675" calcext:value-type="float">
            <text:p>0.3600993449</text:p>
          </table:table-cell>
          <table:table-cell table:formula="of:=[.F18]/[.F54]" office:value-type="float" office:value="0.621180309094488" calcext:value-type="float">
            <text:p>0.6211803091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7"/>
          <table:table-cell table:formula="of:=[.B25]/[.B61]" office:value-type="float" office:value="0.957234701166759" calcext:value-type="float">
            <text:p>0.9572347012</text:p>
          </table:table-cell>
          <table:table-cell table:formula="of:=[.C25]/[.C61]" office:value-type="float" office:value="0.97779422649889" calcext:value-type="float">
            <text:p>0.9777942265</text:p>
          </table:table-cell>
          <table:table-cell table:formula="of:=[.E25]/[.E61]" office:value-type="float" office:value="0.628114764099147" calcext:value-type="float">
            <text:p>0.6281147641</text:p>
          </table:table-cell>
          <table:table-cell table:formula="of:=[.F25]/[.F61]" office:value-type="float" office:value="0.947279831680192" calcext:value-type="float">
            <text:p>0.9472798317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sdev</text:p>
          </table:table-cell>
          <table:table-cell table:style-name="ce9" table:number-columns-repeated="2"/>
          <table:table-cell/>
          <table:table-cell table:style-name="ce10" table:number-columns-repeated="2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style-name="ce10" table:number-columns-repeated="2"/>
          <table:table-cell table:number-columns-repeated="1003"/>
          <table:table-cell table:style-name="Default"/>
          <table:table-cell table:number-columns-repeated="3"/>
        </table:table-row>
        <table:table-row table:style-name="ro2">
          <table:table-cell/>
          <table:table-cell office:value-type="string" calcext:value-type="string">
            <text:p>Windows</text:p>
          </table:table-cell>
          <table:table-cell table:style-name="ce10" table:number-columns-repeated="4"/>
          <table:table-cell office:value-type="string" calcext:value-type="string">
            <text:p>Linux</text:p>
          </table:table-cell>
          <table:table-cell table:style-name="ce9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style-name="ce10" table:number-columns-repeated="2"/>
          <table:table-cell table:number-columns-repeated="1003"/>
          <table:table-cell table:style-name="Default"/>
          <table:table-cell table:number-columns-repeated="3"/>
        </table:table-row>
        <table:table-row table:style-name="ro2">
          <table:table-cell table:number-columns-repeated="2" office:value-type="string" calcext:value-type="string">
            <text:p>Java</text:p>
          </table:table-cell>
          <table:table-cell office:value-type="string" calcext:value-type="string">
            <text:p>Scala</text:p>
          </table:table-cell>
          <table:table-cell office:value-type="string" calcext:value-type="string">
            <text:p>Scala-Strict</text:p>
          </table:table-cell>
          <table:table-cell office:value-type="string" calcext:value-type="string">
            <text:p>C#</text:p>
          </table:table-cell>
          <table:table-cell table:style-name="Default" office:value-type="string" calcext:value-type="string">
            <text:p>F#</text:p>
          </table:table-cell>
          <table:table-cell office:value-type="string" calcext:value-type="string">
            <text:p>Java</text:p>
          </table:table-cell>
          <table:table-cell table:style-name="Default" office:value-type="string" calcext:value-type="string">
            <text:p>Scala</text:p>
          </table:table-cell>
          <table:table-cell table:style-name="Default" office:value-type="string" calcext:value-type="string">
            <text:p>Scala-Strict</text:p>
          </table:table-cell>
          <table:table-cell table:style-name="Default" office:value-type="string" calcext:value-type="string">
            <text:p>C#</text:p>
          </table:table-cell>
          <table:table-cell table:style-name="Default" office:value-type="string" calcext:value-type="string">
            <text:p>F#</text:p>
          </table:table-cell>
          <table:table-cell table:number-columns-repeated="3"/>
          <table:table-cell table:style-name="Default"/>
          <table:table-cell table:style-name="ce10" table:number-columns-repeated="2"/>
          <table:table-cell table:number-columns-repeated="1003"/>
          <table:table-cell table:style-name="Default"/>
          <table:table-cell table:number-columns-repeated="3"/>
        </table:table-row>
        <table:table-row table:style-name="ro1">
          <table:table-cell table:style-name="ce5" office:value-type="string" calcext:value-type="string">
            <text:p>sumBaseline</text:p>
          </table:table-cell>
          <table:table-cell table:style-name="ce8" office:value-type="float" office:value="0.011" calcext:value-type="float">
            <text:p>0.011</text:p>
          </table:table-cell>
          <table:table-cell table:style-name="ce8" office:value-type="float" office:value="0.015" calcext:value-type="float">
            <text:p>0.015</text:p>
          </table:table-cell>
          <table:table-cell table:style-name="ce5"/>
          <table:table-cell table:style-name="ce5" office:value-type="float" office:value="1.214" calcext:value-type="float">
            <text:p>1.214</text:p>
          </table:table-cell>
          <table:table-cell table:style-name="ce5" office:value-type="float" office:value="0.168" calcext:value-type="float">
            <text:p>0.168</text:p>
          </table:table-cell>
          <table:table-cell table:style-name="ce5" office:value-type="float" office:value="0.054" calcext:value-type="float">
            <text:p>0.054</text:p>
          </table:table-cell>
          <table:table-cell table:style-name="ce5" office:value-type="float" office:value="0.011" calcext:value-type="float">
            <text:p>0.011</text:p>
          </table:table-cell>
          <table:table-cell table:style-name="ce5"/>
          <table:table-cell table:style-name="ce5" office:value-type="float" office:value="0.552" calcext:value-type="float">
            <text:p>0.552</text:p>
          </table:table-cell>
          <table:table-cell table:style-name="ce5" office:value-type="float" office:value="0.818" calcext:value-type="float">
            <text:p>0.818</text:p>
          </table:table-cell>
          <table:table-cell table:number-columns-repeated="3"/>
          <table:table-cell table:style-name="Default"/>
          <table:table-cell table:style-name="ce10" table:number-columns-repeated="2"/>
          <table:table-cell table:number-columns-repeated="1003"/>
          <table:table-cell table:style-name="Default"/>
          <table:table-cell table:number-columns-repeated="3"/>
        </table:table-row>
        <table:table-row table:style-name="ro1">
          <table:table-cell table:style-name="ce5" office:value-type="string" calcext:value-type="string">
            <text:p>sumSeq</text:p>
          </table:table-cell>
          <table:table-cell table:style-name="ce5" office:value-type="float" office:value="0.015" calcext:value-type="float">
            <text:p>0.015</text:p>
          </table:table-cell>
          <table:table-cell table:style-name="ce5" office:value-type="float" office:value="0.607" calcext:value-type="float">
            <text:p>0.607</text:p>
          </table:table-cell>
          <table:table-cell table:style-name="ce5" office:value-type="float" office:value="0.277" calcext:value-type="float">
            <text:p>0.277</text:p>
          </table:table-cell>
          <table:table-cell table:style-name="ce5" office:value-type="float" office:value="2.407" calcext:value-type="float">
            <text:p>2.407</text:p>
          </table:table-cell>
          <table:table-cell table:style-name="ce5" office:value-type="float" office:value="0.525" calcext:value-type="float">
            <text:p>0.525</text:p>
          </table:table-cell>
          <table:table-cell table:style-name="ce5" office:value-type="float" office:value="0.014" calcext:value-type="float">
            <text:p>0.014</text:p>
          </table:table-cell>
          <table:table-cell table:style-name="ce5" office:value-type="float" office:value="0.449" calcext:value-type="float">
            <text:p>0.449</text:p>
          </table:table-cell>
          <table:table-cell table:style-name="ce5" office:value-type="float" office:value="0.475" calcext:value-type="float">
            <text:p>0.475</text:p>
          </table:table-cell>
          <table:table-cell table:style-name="ce5" office:value-type="float" office:value="0.359" calcext:value-type="float">
            <text:p>0.359</text:p>
          </table:table-cell>
          <table:table-cell table:style-name="ce5" office:value-type="float" office:value="1.015" calcext:value-type="float">
            <text:p>1.015</text:p>
          </table:table-cell>
          <table:table-cell table:style-name="Default" table:number-columns-repeated="2"/>
          <table:table-cell/>
          <table:table-cell table:style-name="Default"/>
          <table:table-cell table:style-name="ce10" table:number-columns-repeated="2"/>
          <table:table-cell table:style-name="Default" table:number-columns-repeated="2"/>
          <table:table-cell table:number-columns-repeated="1001"/>
          <table:table-cell table:style-name="Default"/>
          <table:table-cell table:number-columns-repeated="3"/>
        </table:table-row>
        <table:table-row table:style-name="ro1">
          <table:table-cell table:style-name="ce5" office:value-type="string" calcext:value-type="string">
            <text:p>sumSeqOpt</text:p>
          </table:table-cell>
          <table:table-cell table:style-name="ce5"/>
          <table:table-cell table:style-name="ce5" office:value-type="float" office:value="0.01" calcext:value-type="float">
            <text:p>0.010</text:p>
          </table:table-cell>
          <table:table-cell table:style-name="ce5"/>
          <table:table-cell table:style-name="ce5" office:value-type="float" office:value="0.536" calcext:value-type="float">
            <text:p>0.536</text:p>
          </table:table-cell>
          <table:table-cell table:style-name="ce5" office:value-type="float" office:value="0.212" calcext:value-type="float">
            <text:p>0.212</text:p>
          </table:table-cell>
          <table:table-cell table:style-name="ce5"/>
          <table:table-cell table:style-name="ce5" office:value-type="float" office:value="0.022" calcext:value-type="float">
            <text:p>0.022</text:p>
          </table:table-cell>
          <table:table-cell table:style-name="ce5"/>
          <table:table-cell table:style-name="ce5" office:value-type="float" office:value="0.248" calcext:value-type="float">
            <text:p>0.248</text:p>
          </table:table-cell>
          <table:table-cell table:style-name="ce5" office:value-type="float" office:value="0.73" calcext:value-type="float">
            <text:p>0.730</text:p>
          </table:table-cell>
          <table:table-cell table:number-columns-repeated="3"/>
          <table:table-cell table:style-name="Default"/>
          <table:table-cell table:style-name="ce10" table:number-columns-repeated="2"/>
          <table:table-cell table:number-columns-repeated="1003"/>
          <table:table-cell table:style-name="Default"/>
          <table:table-cell table:number-columns-repeated="3"/>
        </table:table-row>
        <table:table-row table:style-name="ro1">
          <table:table-cell table:style-name="ce5" office:value-type="string" calcext:value-type="string">
            <text:p>sumPar</text:p>
          </table:table-cell>
          <table:table-cell table:style-name="ce5" office:value-type="float" office:value="0.035" calcext:value-type="float">
            <text:p>0.035</text:p>
          </table:table-cell>
          <table:table-cell table:style-name="ce5" office:value-type="float" office:value="2.348" calcext:value-type="float">
            <text:p>2.348</text:p>
          </table:table-cell>
          <table:table-cell table:style-name="ce5" office:value-type="float" office:value="2.622" calcext:value-type="float">
            <text:p>2.622</text:p>
          </table:table-cell>
          <table:table-cell table:style-name="ce5" office:value-type="float" office:value="0.895" calcext:value-type="float">
            <text:p>0.895</text:p>
          </table:table-cell>
          <table:table-cell table:style-name="ce5" office:value-type="float" office:value="4.371" calcext:value-type="float">
            <text:p>4.371</text:p>
          </table:table-cell>
          <table:table-cell table:style-name="ce5" office:value-type="float" office:value="0.009" calcext:value-type="float">
            <text:p>0.009</text:p>
          </table:table-cell>
          <table:table-cell table:style-name="ce5" office:value-type="float" office:value="3.653" calcext:value-type="float">
            <text:p>3.653</text:p>
          </table:table-cell>
          <table:table-cell table:style-name="ce5" office:value-type="float" office:value="1.827" calcext:value-type="float">
            <text:p>1.827</text:p>
          </table:table-cell>
          <table:table-cell table:style-name="ce5" office:value-type="float" office:value="106.8" calcext:value-type="float">
            <text:p>106.800</text:p>
          </table:table-cell>
          <table:table-cell table:style-name="ce5" office:value-type="float" office:value="117.358" calcext:value-type="float">
            <text:p>117.358</text:p>
          </table:table-cell>
          <table:table-cell table:number-columns-repeated="3"/>
          <table:table-cell table:style-name="Default"/>
          <table:table-cell table:style-name="ce10" table:number-columns-repeated="2"/>
          <table:table-cell table:number-columns-repeated="1003"/>
          <table:table-cell table:style-name="Default"/>
          <table:table-cell table:number-columns-repeated="3"/>
        </table:table-row>
        <table:table-row table:style-name="ro1">
          <table:table-cell table:style-name="ce5" office:value-type="string" calcext:value-type="string">
            <text:p>sumParOpt</text:p>
          </table:table-cell>
          <table:table-cell table:style-name="ce5"/>
          <table:table-cell table:style-name="ce5" office:value-type="float" office:value="0.017" calcext:value-type="float">
            <text:p>0.017</text:p>
          </table:table-cell>
          <table:table-cell table:style-name="ce5"/>
          <table:table-cell table:style-name="ce5" office:value-type="float" office:value="0.075" calcext:value-type="float">
            <text:p>0.075</text:p>
          </table:table-cell>
          <table:table-cell table:style-name="ce5" office:value-type="float" office:value="0.196" calcext:value-type="float">
            <text:p>0.196</text:p>
          </table:table-cell>
          <table:table-cell table:style-name="ce5"/>
          <table:table-cell table:style-name="ce5" office:value-type="float" office:value="0.026" calcext:value-type="float">
            <text:p>0.026</text:p>
          </table:table-cell>
          <table:table-cell table:style-name="ce5"/>
          <table:table-cell table:style-name="ce5" office:value-type="float" office:value="1.4" calcext:value-type="float">
            <text:p>1.400</text:p>
          </table:table-cell>
          <table:table-cell table:style-name="ce5" office:value-type="float" office:value="2.01" calcext:value-type="float">
            <text:p>2.010</text:p>
          </table:table-cell>
          <table:table-cell table:number-columns-repeated="3"/>
          <table:table-cell table:style-name="Default"/>
          <table:table-cell table:style-name="ce10" table:number-columns-repeated="2"/>
          <table:table-cell table:number-columns-repeated="1003"/>
          <table:table-cell table:style-name="Default"/>
          <table:table-cell table:number-columns-repeated="3"/>
        </table:table-row>
        <table:table-row table:style-name="ro2">
          <table:table-cell table:style-name="ce5" table:number-columns-repeated="11"/>
          <table:table-cell table:number-columns-repeated="3"/>
          <table:table-cell table:style-name="Default"/>
          <table:table-cell table:style-name="ce10" table:number-columns-repeated="2"/>
          <table:table-cell table:number-columns-repeated="1003"/>
          <table:table-cell table:style-name="Default"/>
          <table:table-cell table:number-columns-repeated="3"/>
        </table:table-row>
        <table:table-row table:style-name="ro1">
          <table:table-cell table:style-name="ce5" office:value-type="string" calcext:value-type="string">
            <text:p>sumOfSquaresBaseline</text:p>
          </table:table-cell>
          <table:table-cell table:style-name="ce5" office:value-type="float" office:value="0.008" calcext:value-type="float">
            <text:p>0.008</text:p>
          </table:table-cell>
          <table:table-cell table:style-name="ce5" office:value-type="float" office:value="0.016" calcext:value-type="float">
            <text:p>0.016</text:p>
          </table:table-cell>
          <table:table-cell table:style-name="ce5"/>
          <table:table-cell table:style-name="ce5" office:value-type="float" office:value="0.129" calcext:value-type="float">
            <text:p>0.129</text:p>
          </table:table-cell>
          <table:table-cell table:style-name="ce5" office:value-type="float" office:value="0.202" calcext:value-type="float">
            <text:p>0.202</text:p>
          </table:table-cell>
          <table:table-cell table:style-name="ce5" office:value-type="float" office:value="0.023" calcext:value-type="float">
            <text:p>0.023</text:p>
          </table:table-cell>
          <table:table-cell table:style-name="ce5" office:value-type="float" office:value="0.013" calcext:value-type="float">
            <text:p>0.013</text:p>
          </table:table-cell>
          <table:table-cell table:style-name="ce5"/>
          <table:table-cell table:style-name="ce5" office:value-type="float" office:value="0.799" calcext:value-type="float">
            <text:p>0.799</text:p>
          </table:table-cell>
          <table:table-cell table:style-name="ce5" office:value-type="float" office:value="1.072" calcext:value-type="float">
            <text:p>1.072</text:p>
          </table:table-cell>
          <table:table-cell table:number-columns-repeated="3"/>
          <table:table-cell table:style-name="Default"/>
          <table:table-cell table:style-name="ce10" table:number-columns-repeated="2"/>
          <table:table-cell table:number-columns-repeated="1003"/>
          <table:table-cell table:style-name="Default"/>
          <table:table-cell table:number-columns-repeated="3"/>
        </table:table-row>
        <table:table-row table:style-name="ro1">
          <table:table-cell table:style-name="ce5" office:value-type="string" calcext:value-type="string">
            <text:p>sumOfSquaresSeq</text:p>
          </table:table-cell>
          <table:table-cell table:style-name="ce5" office:value-type="float" office:value="0.009" calcext:value-type="float">
            <text:p>0.009</text:p>
          </table:table-cell>
          <table:table-cell table:style-name="ce5" office:value-type="float" office:value="1.049" calcext:value-type="float">
            <text:p>1.049</text:p>
          </table:table-cell>
          <table:table-cell table:style-name="ce5" office:value-type="float" office:value="2.052" calcext:value-type="float">
            <text:p>2.052</text:p>
          </table:table-cell>
          <table:table-cell table:style-name="ce5" office:value-type="float" office:value="0.763" calcext:value-type="float">
            <text:p>0.763</text:p>
          </table:table-cell>
          <table:table-cell table:style-name="ce5" office:value-type="float" office:value="3.755" calcext:value-type="float">
            <text:p>3.755</text:p>
          </table:table-cell>
          <table:table-cell table:style-name="ce5" office:value-type="float" office:value="0.019" calcext:value-type="float">
            <text:p>0.019</text:p>
          </table:table-cell>
          <table:table-cell table:style-name="ce5" office:value-type="float" office:value="1.331" calcext:value-type="float">
            <text:p>1.331</text:p>
          </table:table-cell>
          <table:table-cell table:style-name="ce5" office:value-type="float" office:value="0.895" calcext:value-type="float">
            <text:p>0.895</text:p>
          </table:table-cell>
          <table:table-cell table:style-name="ce5" office:value-type="float" office:value="1.193" calcext:value-type="float">
            <text:p>1.193</text:p>
          </table:table-cell>
          <table:table-cell table:style-name="ce5" office:value-type="float" office:value="1.116" calcext:value-type="float">
            <text:p>1.116</text:p>
          </table:table-cell>
          <table:table-cell table:number-columns-repeated="3"/>
          <table:table-cell table:style-name="Default"/>
          <table:table-cell table:style-name="ce10" table:number-columns-repeated="2"/>
          <table:table-cell table:number-columns-repeated="1003"/>
          <table:table-cell table:style-name="Default"/>
          <table:table-cell table:number-columns-repeated="3"/>
        </table:table-row>
        <table:table-row table:style-name="ro1">
          <table:table-cell table:style-name="ce5" office:value-type="string" calcext:value-type="string">
            <text:p>sumOfSquaresSeqOpt</text:p>
          </table:table-cell>
          <table:table-cell table:style-name="ce5"/>
          <table:table-cell table:style-name="ce5" office:value-type="float" office:value="1.104" calcext:value-type="float">
            <text:p>1.104</text:p>
          </table:table-cell>
          <table:table-cell table:style-name="ce5"/>
          <table:table-cell table:style-name="ce5" office:value-type="float" office:value="0.215" calcext:value-type="float">
            <text:p>0.215</text:p>
          </table:table-cell>
          <table:table-cell table:style-name="ce5" office:value-type="float" office:value="0.292" calcext:value-type="float">
            <text:p>0.292</text:p>
          </table:table-cell>
          <table:table-cell table:style-name="ce5"/>
          <table:table-cell table:style-name="ce5" office:value-type="float" office:value="0.238" calcext:value-type="float">
            <text:p>0.238</text:p>
          </table:table-cell>
          <table:table-cell table:style-name="ce5"/>
          <table:table-cell table:style-name="ce5" office:value-type="float" office:value="0.583" calcext:value-type="float">
            <text:p>0.583</text:p>
          </table:table-cell>
          <table:table-cell table:style-name="ce5" office:value-type="float" office:value="0.171" calcext:value-type="float">
            <text:p>0.171</text:p>
          </table:table-cell>
          <table:table-cell table:number-columns-repeated="3"/>
          <table:table-cell table:style-name="Default"/>
          <table:table-cell table:style-name="ce10" table:number-columns-repeated="2"/>
          <table:table-cell table:number-columns-repeated="1003"/>
          <table:table-cell table:style-name="Default"/>
          <table:table-cell table:number-columns-repeated="3"/>
        </table:table-row>
        <table:table-row table:style-name="ro1">
          <table:table-cell table:style-name="ce5" office:value-type="string" calcext:value-type="string">
            <text:p>sumOfSquaresPar</text:p>
          </table:table-cell>
          <table:table-cell table:style-name="ce5" office:value-type="float" office:value="0.008" calcext:value-type="float">
            <text:p>0.008</text:p>
          </table:table-cell>
          <table:table-cell table:style-name="ce5" office:value-type="float" office:value="3.691" calcext:value-type="float">
            <text:p>3.691</text:p>
          </table:table-cell>
          <table:table-cell table:style-name="ce5" office:value-type="float" office:value="9.355" calcext:value-type="float">
            <text:p>9.355</text:p>
          </table:table-cell>
          <table:table-cell table:style-name="ce5" office:value-type="float" office:value="2.745" calcext:value-type="float">
            <text:p>2.745</text:p>
          </table:table-cell>
          <table:table-cell table:style-name="ce5" office:value-type="float" office:value="0.162" calcext:value-type="float">
            <text:p>0.162</text:p>
          </table:table-cell>
          <table:table-cell table:style-name="ce5" office:value-type="float" office:value="0.017" calcext:value-type="float">
            <text:p>0.017</text:p>
          </table:table-cell>
          <table:table-cell table:style-name="ce5" office:value-type="float" office:value="2.807" calcext:value-type="float">
            <text:p>2.807</text:p>
          </table:table-cell>
          <table:table-cell table:style-name="ce5" office:value-type="float" office:value="6.347" calcext:value-type="float">
            <text:p>6.347</text:p>
          </table:table-cell>
          <table:table-cell table:style-name="ce5" office:value-type="float" office:value="23.856" calcext:value-type="float">
            <text:p>23.856</text:p>
          </table:table-cell>
          <table:table-cell table:style-name="ce5" office:value-type="float" office:value="40.342" calcext:value-type="float">
            <text:p>40.342</text:p>
          </table:table-cell>
          <table:table-cell table:number-columns-repeated="3"/>
          <table:table-cell table:style-name="Default"/>
          <table:table-cell table:style-name="ce10" table:number-columns-repeated="2"/>
          <table:table-cell table:number-columns-repeated="1001"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5" office:value-type="string" calcext:value-type="string">
            <text:p>sumOfSquaresParOpt</text:p>
          </table:table-cell>
          <table:table-cell table:style-name="ce5"/>
          <table:table-cell table:style-name="ce5" office:value-type="float" office:value="0.036" calcext:value-type="float">
            <text:p>0.036</text:p>
          </table:table-cell>
          <table:table-cell table:style-name="ce5"/>
          <table:table-cell table:style-name="ce5" office:value-type="float" office:value="0.433" calcext:value-type="float">
            <text:p>0.433</text:p>
          </table:table-cell>
          <table:table-cell table:style-name="ce5" office:value-type="float" office:value="0.094" calcext:value-type="float">
            <text:p>0.094</text:p>
          </table:table-cell>
          <table:table-cell table:style-name="ce5"/>
          <table:table-cell table:style-name="ce5" office:value-type="float" office:value="0.136" calcext:value-type="float">
            <text:p>0.136</text:p>
          </table:table-cell>
          <table:table-cell table:style-name="ce5"/>
          <table:table-cell table:style-name="ce5" office:value-type="float" office:value="0.782" calcext:value-type="float">
            <text:p>0.782</text:p>
          </table:table-cell>
          <table:table-cell table:style-name="ce5" office:value-type="float" office:value="0.485" calcext:value-type="float">
            <text:p>0.485</text:p>
          </table:table-cell>
          <table:table-cell table:number-columns-repeated="3"/>
          <table:table-cell table:style-name="Default"/>
          <table:table-cell table:style-name="ce10" table:number-columns-repeated="2"/>
          <table:table-cell table:number-columns-repeated="1001"/>
          <table:table-cell table:style-name="Default" table:number-columns-repeated="3"/>
          <table:table-cell table:number-columns-repeated="3"/>
        </table:table-row>
        <table:table-row table:style-name="ro2">
          <table:table-cell table:style-name="ce5" table:number-columns-repeated="11"/>
          <table:table-cell table:number-columns-repeated="3"/>
          <table:table-cell table:style-name="Default"/>
          <table:table-cell table:style-name="ce10" table:number-columns-repeated="2"/>
          <table:table-cell table:number-columns-repeated="1001"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5" office:value-type="string" calcext:value-type="string">
            <text:p>sumOfSquaresEvenBaseline</text:p>
          </table:table-cell>
          <table:table-cell table:style-name="ce5" office:value-type="float" office:value="0.044" calcext:value-type="float">
            <text:p>0.044</text:p>
          </table:table-cell>
          <table:table-cell table:style-name="ce5" office:value-type="float" office:value="0.085" calcext:value-type="float">
            <text:p>0.085</text:p>
          </table:table-cell>
          <table:table-cell table:style-name="ce5"/>
          <table:table-cell table:style-name="ce5" office:value-type="float" office:value="0.204" calcext:value-type="float">
            <text:p>0.204</text:p>
          </table:table-cell>
          <table:table-cell table:style-name="ce5" office:value-type="float" office:value="0.393" calcext:value-type="float">
            <text:p>0.393</text:p>
          </table:table-cell>
          <table:table-cell table:style-name="ce5" office:value-type="float" office:value="0.059" calcext:value-type="float">
            <text:p>0.059</text:p>
          </table:table-cell>
          <table:table-cell table:style-name="ce5" office:value-type="float" office:value="0.035" calcext:value-type="float">
            <text:p>0.035</text:p>
          </table:table-cell>
          <table:table-cell table:style-name="ce5"/>
          <table:table-cell table:style-name="ce5" office:value-type="float" office:value="0.906" calcext:value-type="float">
            <text:p>0.906</text:p>
          </table:table-cell>
          <table:table-cell table:style-name="ce5" office:value-type="float" office:value="1.27" calcext:value-type="float">
            <text:p>1.270</text:p>
          </table:table-cell>
          <table:table-cell table:number-columns-repeated="3"/>
          <table:table-cell table:style-name="Default"/>
          <table:table-cell table:style-name="ce10" table:number-columns-repeated="2"/>
          <table:table-cell table:number-columns-repeated="1001"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5" office:value-type="string" calcext:value-type="string">
            <text:p>sumOfSquaresEvenSeq</text:p>
          </table:table-cell>
          <table:table-cell table:style-name="ce5" office:value-type="float" office:value="0.121" calcext:value-type="float">
            <text:p>0.121</text:p>
          </table:table-cell>
          <table:table-cell table:style-name="ce5" office:value-type="float" office:value="1.157" calcext:value-type="float">
            <text:p>1.157</text:p>
          </table:table-cell>
          <table:table-cell table:style-name="ce5" office:value-type="float" office:value="1.51" calcext:value-type="float">
            <text:p>1.510</text:p>
          </table:table-cell>
          <table:table-cell table:style-name="ce5" office:value-type="float" office:value="3.789" calcext:value-type="float">
            <text:p>3.789</text:p>
          </table:table-cell>
          <table:table-cell table:style-name="ce5" office:value-type="float" office:value="4.838" calcext:value-type="float">
            <text:p>4.838</text:p>
          </table:table-cell>
          <table:table-cell table:style-name="ce5" office:value-type="float" office:value="0.096" calcext:value-type="float">
            <text:p>0.096</text:p>
          </table:table-cell>
          <table:table-cell table:style-name="ce5" office:value-type="float" office:value="1.159" calcext:value-type="float">
            <text:p>1.159</text:p>
          </table:table-cell>
          <table:table-cell table:style-name="ce5" office:value-type="float" office:value="1.042" calcext:value-type="float">
            <text:p>1.042</text:p>
          </table:table-cell>
          <table:table-cell table:style-name="ce5" office:value-type="float" office:value="0.895" calcext:value-type="float">
            <text:p>0.895</text:p>
          </table:table-cell>
          <table:table-cell table:style-name="ce5" office:value-type="float" office:value="1.68" calcext:value-type="float">
            <text:p>1.680</text:p>
          </table:table-cell>
          <table:table-cell table:number-columns-repeated="3"/>
          <table:table-cell table:style-name="Default"/>
          <table:table-cell table:style-name="ce10" table:number-columns-repeated="2"/>
          <table:table-cell table:number-columns-repeated="1001"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5" office:value-type="string" calcext:value-type="string">
            <text:p>sumOfSquaresEvenSeqOpt</text:p>
          </table:table-cell>
          <table:table-cell table:style-name="ce5"/>
          <table:table-cell table:style-name="ce5" office:value-type="float" office:value="0.55" calcext:value-type="float">
            <text:p>0.550</text:p>
          </table:table-cell>
          <table:table-cell table:style-name="ce5"/>
          <table:table-cell table:style-name="ce5" office:value-type="float" office:value="2.052" calcext:value-type="float">
            <text:p>2.052</text:p>
          </table:table-cell>
          <table:table-cell table:style-name="ce5" office:value-type="float" office:value="5.351" calcext:value-type="float">
            <text:p>5.351</text:p>
          </table:table-cell>
          <table:table-cell table:style-name="ce5"/>
          <table:table-cell table:style-name="ce5" office:value-type="float" office:value="0.162" calcext:value-type="float">
            <text:p>0.162</text:p>
          </table:table-cell>
          <table:table-cell table:style-name="ce5"/>
          <table:table-cell table:style-name="ce5" office:value-type="float" office:value="0.847" calcext:value-type="float">
            <text:p>0.847</text:p>
          </table:table-cell>
          <table:table-cell table:style-name="ce5" office:value-type="float" office:value="0.522" calcext:value-type="float">
            <text:p>0.522</text:p>
          </table:table-cell>
          <table:table-cell table:number-columns-repeated="3"/>
          <table:table-cell table:style-name="Default"/>
          <table:table-cell table:style-name="ce10" table:number-columns-repeated="2"/>
          <table:table-cell table:number-columns-repeated="1001"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5" office:value-type="string" calcext:value-type="string">
            <text:p>sumOfSquaresEvenPar</text:p>
          </table:table-cell>
          <table:table-cell table:style-name="ce5" office:value-type="float" office:value="0.025" calcext:value-type="float">
            <text:p>0.025</text:p>
          </table:table-cell>
          <table:table-cell table:style-name="ce5" office:value-type="float" office:value="5.184" calcext:value-type="float">
            <text:p>5.184</text:p>
          </table:table-cell>
          <table:table-cell table:style-name="ce5" office:value-type="float" office:value="8.207" calcext:value-type="float">
            <text:p>8.207</text:p>
          </table:table-cell>
          <table:table-cell table:style-name="ce5" office:value-type="float" office:value="5.943" calcext:value-type="float">
            <text:p>5.943</text:p>
          </table:table-cell>
          <table:table-cell table:style-name="ce5" office:value-type="float" office:value="2.556" calcext:value-type="float">
            <text:p>2.556</text:p>
          </table:table-cell>
          <table:table-cell table:style-name="ce5" office:value-type="float" office:value="0.027" calcext:value-type="float">
            <text:p>0.027</text:p>
          </table:table-cell>
          <table:table-cell table:style-name="ce5" office:value-type="float" office:value="4.905" calcext:value-type="float">
            <text:p>4.905</text:p>
          </table:table-cell>
          <table:table-cell table:style-name="ce5" office:value-type="float" office:value="16.252" calcext:value-type="float">
            <text:p>16.252</text:p>
          </table:table-cell>
          <table:table-cell table:style-name="ce5" office:value-type="float" office:value="46.739" calcext:value-type="float">
            <text:p>46.739</text:p>
          </table:table-cell>
          <table:table-cell table:style-name="ce5" office:value-type="float" office:value="21.465" calcext:value-type="float">
            <text:p>21.465</text:p>
          </table:table-cell>
          <table:table-cell table:number-columns-repeated="3"/>
          <table:table-cell table:style-name="Default"/>
          <table:table-cell table:style-name="ce10" table:number-columns-repeated="2"/>
          <table:table-cell table:number-columns-repeated="1001"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5" office:value-type="string" calcext:value-type="string">
            <text:p>sumOfSquaresEvenParOpt</text:p>
          </table:table-cell>
          <table:table-cell table:style-name="ce5"/>
          <table:table-cell table:style-name="ce5" office:value-type="float" office:value="0.502" calcext:value-type="float">
            <text:p>0.502</text:p>
          </table:table-cell>
          <table:table-cell table:style-name="ce5"/>
          <table:table-cell table:style-name="ce5" office:value-type="float" office:value="0.115" calcext:value-type="float">
            <text:p>0.115</text:p>
          </table:table-cell>
          <table:table-cell table:style-name="ce5" office:value-type="float" office:value="0.128" calcext:value-type="float">
            <text:p>0.128</text:p>
          </table:table-cell>
          <table:table-cell table:style-name="ce5"/>
          <table:table-cell table:style-name="ce5" office:value-type="float" office:value="0.483" calcext:value-type="float">
            <text:p>0.483</text:p>
          </table:table-cell>
          <table:table-cell table:style-name="ce5"/>
          <table:table-cell table:style-name="ce5" office:value-type="float" office:value="1.737" calcext:value-type="float">
            <text:p>1.737</text:p>
          </table:table-cell>
          <table:table-cell table:style-name="ce5" office:value-type="float" office:value="4.39" calcext:value-type="float">
            <text:p>4.390</text:p>
          </table:table-cell>
          <table:table-cell table:number-columns-repeated="3"/>
          <table:table-cell table:style-name="Default"/>
          <table:table-cell table:style-name="ce10" table:number-columns-repeated="2"/>
          <table:table-cell table:number-columns-repeated="1001"/>
          <table:table-cell table:style-name="Default" table:number-columns-repeated="3"/>
          <table:table-cell table:number-columns-repeated="3"/>
        </table:table-row>
        <table:table-row table:style-name="ro2">
          <table:table-cell table:style-name="ce5" table:number-columns-repeated="11"/>
          <table:table-cell table:number-columns-repeated="3"/>
          <table:table-cell table:style-name="Default"/>
          <table:table-cell table:style-name="ce10" table:number-columns-repeated="2"/>
          <table:table-cell table:number-columns-repeated="1001"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5" office:value-type="string" calcext:value-type="string">
            <text:p>cartBaseline</text:p>
          </table:table-cell>
          <table:table-cell table:style-name="ce5" office:value-type="float" office:value="0.06" calcext:value-type="float">
            <text:p>0.060</text:p>
          </table:table-cell>
          <table:table-cell table:style-name="ce5" office:value-type="float" office:value="0.041" calcext:value-type="float">
            <text:p>0.041</text:p>
          </table:table-cell>
          <table:table-cell table:style-name="ce5"/>
          <table:table-cell table:style-name="ce5" office:value-type="float" office:value="0.015" calcext:value-type="float">
            <text:p>0.015</text:p>
          </table:table-cell>
          <table:table-cell table:style-name="ce5" office:value-type="float" office:value="1.007" calcext:value-type="float">
            <text:p>1.007</text:p>
          </table:table-cell>
          <table:table-cell table:number-columns-repeated="2" table:style-name="ce5" office:value-type="float" office:value="0.01" calcext:value-type="float">
            <text:p>0.010</text:p>
          </table:table-cell>
          <table:table-cell table:style-name="ce5"/>
          <table:table-cell table:style-name="ce5" office:value-type="float" office:value="0.04" calcext:value-type="float">
            <text:p>0.040</text:p>
          </table:table-cell>
          <table:table-cell table:style-name="ce5" office:value-type="float" office:value="0.113" calcext:value-type="float">
            <text:p>0.113</text:p>
          </table:table-cell>
          <table:table-cell table:number-columns-repeated="3"/>
          <table:table-cell table:style-name="Default"/>
          <table:table-cell table:style-name="ce10" table:number-columns-repeated="2"/>
          <table:table-cell table:number-columns-repeated="1001"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5" office:value-type="string" calcext:value-type="string">
            <text:p>cartSeq</text:p>
          </table:table-cell>
          <table:table-cell table:style-name="ce5" office:value-type="float" office:value="0.749" calcext:value-type="float">
            <text:p>0.749</text:p>
          </table:table-cell>
          <table:table-cell table:style-name="ce5" office:value-type="float" office:value="6.195" calcext:value-type="float">
            <text:p>6.195</text:p>
          </table:table-cell>
          <table:table-cell table:style-name="ce5" office:value-type="float" office:value="3.939" calcext:value-type="float">
            <text:p>3.939</text:p>
          </table:table-cell>
          <table:table-cell table:style-name="ce5" office:value-type="float" office:value="4.284" calcext:value-type="float">
            <text:p>4.284</text:p>
          </table:table-cell>
          <table:table-cell table:style-name="ce5" office:value-type="float" office:value="5.84" calcext:value-type="float">
            <text:p>5.840</text:p>
          </table:table-cell>
          <table:table-cell table:style-name="ce5" office:value-type="float" office:value="0.51" calcext:value-type="float">
            <text:p>0.510</text:p>
          </table:table-cell>
          <table:table-cell table:style-name="ce5" office:value-type="float" office:value="2.437" calcext:value-type="float">
            <text:p>2.437</text:p>
          </table:table-cell>
          <table:table-cell table:style-name="ce5" office:value-type="float" office:value="5.486" calcext:value-type="float">
            <text:p>5.486</text:p>
          </table:table-cell>
          <table:table-cell table:style-name="ce5" office:value-type="float" office:value="0.954" calcext:value-type="float">
            <text:p>0.954</text:p>
          </table:table-cell>
          <table:table-cell table:style-name="ce5" office:value-type="float" office:value="2.791" calcext:value-type="float">
            <text:p>2.791</text:p>
          </table:table-cell>
          <table:table-cell table:number-columns-repeated="3"/>
          <table:table-cell table:style-name="Default"/>
          <table:table-cell table:style-name="ce10" table:number-columns-repeated="2"/>
          <table:table-cell table:number-columns-repeated="1001"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5" office:value-type="string" calcext:value-type="string">
            <text:p>cartSeqOpt</text:p>
          </table:table-cell>
          <table:table-cell table:style-name="ce5"/>
          <table:table-cell table:style-name="ce5" office:value-type="float" office:value="0.666" calcext:value-type="float">
            <text:p>0.666</text:p>
          </table:table-cell>
          <table:table-cell table:style-name="ce5"/>
          <table:table-cell table:style-name="ce5" office:value-type="float" office:value="0.148" calcext:value-type="float">
            <text:p>0.148</text:p>
          </table:table-cell>
          <table:table-cell table:style-name="ce5" office:value-type="float" office:value="0.232" calcext:value-type="float">
            <text:p>0.232</text:p>
          </table:table-cell>
          <table:table-cell table:style-name="ce5"/>
          <table:table-cell table:style-name="ce5" office:value-type="float" office:value="0.763" calcext:value-type="float">
            <text:p>0.763</text:p>
          </table:table-cell>
          <table:table-cell table:style-name="ce5"/>
          <table:table-cell table:style-name="ce5" office:value-type="float" office:value="0.751" calcext:value-type="float">
            <text:p>0.751</text:p>
          </table:table-cell>
          <table:table-cell table:style-name="ce5" office:value-type="float" office:value="0.307" calcext:value-type="float">
            <text:p>0.307</text:p>
          </table:table-cell>
          <table:table-cell table:number-columns-repeated="3"/>
          <table:table-cell table:style-name="Default"/>
          <table:table-cell table:style-name="ce10" table:number-columns-repeated="2"/>
          <table:table-cell table:number-columns-repeated="1001"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5" office:value-type="string" calcext:value-type="string">
            <text:p>cartPar</text:p>
          </table:table-cell>
          <table:table-cell table:style-name="ce5" office:value-type="float" office:value="0.131" calcext:value-type="float">
            <text:p>0.131</text:p>
          </table:table-cell>
          <table:table-cell table:style-name="ce5" office:value-type="float" office:value="13.167" calcext:value-type="float">
            <text:p>13.167</text:p>
          </table:table-cell>
          <table:table-cell table:style-name="ce5" office:value-type="float" office:value="13.165" calcext:value-type="float">
            <text:p>13.165</text:p>
          </table:table-cell>
          <table:table-cell table:style-name="ce5" office:value-type="float" office:value="4.954" calcext:value-type="float">
            <text:p>4.954</text:p>
          </table:table-cell>
          <table:table-cell table:style-name="ce5" office:value-type="float" office:value="7.855" calcext:value-type="float">
            <text:p>7.855</text:p>
          </table:table-cell>
          <table:table-cell table:style-name="ce5" office:value-type="float" office:value="0.243" calcext:value-type="float">
            <text:p>0.243</text:p>
          </table:table-cell>
          <table:table-cell table:style-name="ce5" office:value-type="float" office:value="7.641" calcext:value-type="float">
            <text:p>7.641</text:p>
          </table:table-cell>
          <table:table-cell table:style-name="ce5" office:value-type="float" office:value="7.484" calcext:value-type="float">
            <text:p>7.484</text:p>
          </table:table-cell>
          <table:table-cell table:style-name="ce5" office:value-type="float" office:value="10.963" calcext:value-type="float">
            <text:p>10.963</text:p>
          </table:table-cell>
          <table:table-cell table:style-name="ce5" office:value-type="float" office:value="7.546" calcext:value-type="float">
            <text:p>7.546</text:p>
          </table:table-cell>
          <table:table-cell table:number-columns-repeated="3"/>
          <table:table-cell table:style-name="Default"/>
          <table:table-cell table:style-name="ce10" table:number-columns-repeated="2"/>
          <table:table-cell table:number-columns-repeated="1001"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5" office:value-type="string" calcext:value-type="string">
            <text:p>cartParOpt</text:p>
          </table:table-cell>
          <table:table-cell table:style-name="ce5"/>
          <table:table-cell table:style-name="ce5" office:value-type="float" office:value="2.694" calcext:value-type="float">
            <text:p>2.694</text:p>
          </table:table-cell>
          <table:table-cell table:style-name="ce5"/>
          <table:table-cell table:style-name="ce5" office:value-type="float" office:value="0.904" calcext:value-type="float">
            <text:p>0.904</text:p>
          </table:table-cell>
          <table:table-cell table:style-name="ce5" office:value-type="float" office:value="1.371" calcext:value-type="float">
            <text:p>1.371</text:p>
          </table:table-cell>
          <table:table-cell table:style-name="ce5"/>
          <table:table-cell table:style-name="ce5" office:value-type="float" office:value="2.642" calcext:value-type="float">
            <text:p>2.642</text:p>
          </table:table-cell>
          <table:table-cell table:style-name="ce5"/>
          <table:table-cell table:style-name="ce5" office:value-type="float" office:value="1.81" calcext:value-type="float">
            <text:p>1.810</text:p>
          </table:table-cell>
          <table:table-cell table:style-name="ce5" office:value-type="float" office:value="1.31" calcext:value-type="float">
            <text:p>1.310</text:p>
          </table:table-cell>
          <table:table-cell table:number-columns-repeated="3"/>
          <table:table-cell table:style-name="Default"/>
          <table:table-cell table:style-name="ce10" table:number-columns-repeated="2"/>
          <table:table-cell table:number-columns-repeated="1001"/>
          <table:table-cell table:style-name="Default" table:number-columns-repeated="3"/>
          <table:table-cell table:number-columns-repeated="3"/>
        </table:table-row>
        <table:table-row table:style-name="ro2">
          <table:table-cell table:style-name="ce5" table:number-columns-repeated="11"/>
          <table:table-cell table:number-columns-repeated="3"/>
          <table:table-cell table:style-name="Default"/>
          <table:table-cell table:style-name="ce10" table:number-columns-repeated="2"/>
          <table:table-cell table:number-columns-repeated="1001"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5" office:value-type="string" calcext:value-type="string">
            <text:p>refBaseline</text:p>
          </table:table-cell>
          <table:table-cell table:style-name="ce5" office:value-type="float" office:value="0.069" calcext:value-type="float">
            <text:p>0.069</text:p>
          </table:table-cell>
          <table:table-cell table:style-name="ce5" office:value-type="float" office:value="0.259" calcext:value-type="float">
            <text:p>0.259</text:p>
          </table:table-cell>
          <table:table-cell table:style-name="ce5"/>
          <table:table-cell table:style-name="ce5" office:value-type="float" office:value="0.159" calcext:value-type="float">
            <text:p>0.159</text:p>
          </table:table-cell>
          <table:table-cell table:style-name="ce5" office:value-type="float" office:value="0.36" calcext:value-type="float">
            <text:p>0.360</text:p>
          </table:table-cell>
          <table:table-cell table:style-name="ce5" office:value-type="float" office:value="0.152" calcext:value-type="float">
            <text:p>0.152</text:p>
          </table:table-cell>
          <table:table-cell table:style-name="ce5" office:value-type="float" office:value="0.288" calcext:value-type="float">
            <text:p>0.288</text:p>
          </table:table-cell>
          <table:table-cell table:style-name="ce5"/>
          <table:table-cell table:style-name="ce5" office:value-type="float" office:value="1.74" calcext:value-type="float">
            <text:p>1.740</text:p>
          </table:table-cell>
          <table:table-cell table:style-name="ce5" office:value-type="float" office:value="1.566" calcext:value-type="float">
            <text:p>1.566</text:p>
          </table:table-cell>
          <table:table-cell table:number-columns-repeated="3"/>
          <table:table-cell table:style-name="Default"/>
          <table:table-cell table:style-name="ce10" table:number-columns-repeated="2"/>
          <table:table-cell table:number-columns-repeated="1001"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5" office:value-type="string" calcext:value-type="string">
            <text:p>refSeq</text:p>
          </table:table-cell>
          <table:table-cell table:style-name="ce5" office:value-type="float" office:value="0.221" calcext:value-type="float">
            <text:p>0.221</text:p>
          </table:table-cell>
          <table:table-cell table:style-name="ce5" office:value-type="float" office:value="1.077" calcext:value-type="float">
            <text:p>1.077</text:p>
          </table:table-cell>
          <table:table-cell table:style-name="ce5" office:value-type="float" office:value="0.719" calcext:value-type="float">
            <text:p>0.719</text:p>
          </table:table-cell>
          <table:table-cell table:style-name="ce5" office:value-type="float" office:value="1.267" calcext:value-type="float">
            <text:p>1.267</text:p>
          </table:table-cell>
          <table:table-cell table:style-name="ce5" office:value-type="float" office:value="3.415" calcext:value-type="float">
            <text:p>3.415</text:p>
          </table:table-cell>
          <table:table-cell table:style-name="ce5" office:value-type="float" office:value="0.237" calcext:value-type="float">
            <text:p>0.237</text:p>
          </table:table-cell>
          <table:table-cell table:style-name="ce5" office:value-type="float" office:value="0.438" calcext:value-type="float">
            <text:p>0.438</text:p>
          </table:table-cell>
          <table:table-cell table:style-name="ce5" office:value-type="float" office:value="0.353" calcext:value-type="float">
            <text:p>0.353</text:p>
          </table:table-cell>
          <table:table-cell table:style-name="ce5" office:value-type="float" office:value="1.269" calcext:value-type="float">
            <text:p>1.269</text:p>
          </table:table-cell>
          <table:table-cell table:style-name="ce5" office:value-type="float" office:value="0.639" calcext:value-type="float">
            <text:p>0.639</text:p>
          </table:table-cell>
          <table:table-cell table:number-columns-repeated="3"/>
          <table:table-cell table:style-name="Default"/>
          <table:table-cell table:style-name="ce10" table:number-columns-repeated="2"/>
          <table:table-cell table:number-columns-repeated="1001"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5" office:value-type="string" calcext:value-type="string">
            <text:p>refSeqOpt</text:p>
          </table:table-cell>
          <table:table-cell table:style-name="ce5"/>
          <table:table-cell table:style-name="ce5" office:value-type="float" office:value="0.284" calcext:value-type="float">
            <text:p>0.284</text:p>
          </table:table-cell>
          <table:table-cell table:style-name="ce5"/>
          <table:table-cell table:style-name="ce5" office:value-type="float" office:value="2.082" calcext:value-type="float">
            <text:p>2.082</text:p>
          </table:table-cell>
          <table:table-cell table:style-name="ce5" office:value-type="float" office:value="1.437" calcext:value-type="float">
            <text:p>1.437</text:p>
          </table:table-cell>
          <table:table-cell table:style-name="ce5"/>
          <table:table-cell table:style-name="ce5" office:value-type="float" office:value="0.235" calcext:value-type="float">
            <text:p>0.235</text:p>
          </table:table-cell>
          <table:table-cell table:style-name="ce5"/>
          <table:table-cell table:style-name="ce5" office:value-type="float" office:value="2.409" calcext:value-type="float">
            <text:p>2.409</text:p>
          </table:table-cell>
          <table:table-cell table:style-name="ce5" office:value-type="float" office:value="1.643" calcext:value-type="float">
            <text:p>1.643</text:p>
          </table:table-cell>
          <table:table-cell table:number-columns-repeated="3"/>
          <table:table-cell table:style-name="Default"/>
          <table:table-cell table:style-name="ce10" table:number-columns-repeated="2"/>
          <table:table-cell table:number-columns-repeated="1001"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5" office:value-type="string" calcext:value-type="string">
            <text:p>refPar</text:p>
          </table:table-cell>
          <table:table-cell table:style-name="ce5" office:value-type="float" office:value="0.119" calcext:value-type="float">
            <text:p>0.119</text:p>
          </table:table-cell>
          <table:table-cell table:style-name="ce5" office:value-type="float" office:value="5.123" calcext:value-type="float">
            <text:p>5.123</text:p>
          </table:table-cell>
          <table:table-cell table:style-name="ce5" office:value-type="float" office:value="0.853" calcext:value-type="float">
            <text:p>0.853</text:p>
          </table:table-cell>
          <table:table-cell table:style-name="ce5" office:value-type="float" office:value="8.548" calcext:value-type="float">
            <text:p>8.548</text:p>
          </table:table-cell>
          <table:table-cell table:style-name="ce5" office:value-type="float" office:value="2.556" calcext:value-type="float">
            <text:p>2.556</text:p>
          </table:table-cell>
          <table:table-cell table:style-name="ce5" office:value-type="float" office:value="0.271" calcext:value-type="float">
            <text:p>0.271</text:p>
          </table:table-cell>
          <table:table-cell table:style-name="ce5" office:value-type="float" office:value="6.904" calcext:value-type="float">
            <text:p>6.904</text:p>
          </table:table-cell>
          <table:table-cell table:style-name="ce5" office:value-type="float" office:value="0.765" calcext:value-type="float">
            <text:p>0.765</text:p>
          </table:table-cell>
          <table:table-cell table:style-name="ce5" office:value-type="float" office:value="44.879" calcext:value-type="float">
            <text:p>44.879</text:p>
          </table:table-cell>
          <table:table-cell table:style-name="ce5" office:value-type="float" office:value="27.644" calcext:value-type="float">
            <text:p>27.644</text:p>
          </table:table-cell>
          <table:table-cell table:number-columns-repeated="3"/>
          <table:table-cell table:style-name="Default"/>
          <table:table-cell table:style-name="ce10" table:number-columns-repeated="2"/>
          <table:table-cell table:number-columns-repeated="1001"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5" office:value-type="string" calcext:value-type="string">
            <text:p>refParOpt</text:p>
          </table:table-cell>
          <table:table-cell table:style-name="ce5"/>
          <table:table-cell table:style-name="ce5" office:value-type="float" office:value="0.247" calcext:value-type="float">
            <text:p>0.247</text:p>
          </table:table-cell>
          <table:table-cell table:style-name="ce5"/>
          <table:table-cell table:style-name="ce5" office:value-type="float" office:value="0.782" calcext:value-type="float">
            <text:p>0.782</text:p>
          </table:table-cell>
          <table:table-cell table:style-name="ce5" office:value-type="float" office:value="0.187" calcext:value-type="float">
            <text:p>0.187</text:p>
          </table:table-cell>
          <table:table-cell table:style-name="ce5"/>
          <table:table-cell table:style-name="ce5" office:value-type="float" office:value="0.112" calcext:value-type="float">
            <text:p>0.112</text:p>
          </table:table-cell>
          <table:table-cell table:style-name="ce31"/>
          <table:table-cell table:style-name="ce5" office:value-type="float" office:value="1.445" calcext:value-type="float">
            <text:p>1.445</text:p>
          </table:table-cell>
          <table:table-cell table:style-name="ce5" office:value-type="float" office:value="2.592" calcext:value-type="float">
            <text:p>2.592</text:p>
          </table:table-cell>
          <table:table-cell table:number-columns-repeated="3"/>
          <table:table-cell table:style-name="Default"/>
          <table:table-cell table:style-name="ce10" table:number-columns-repeated="2"/>
          <table:table-cell table:number-columns-repeated="1001"/>
          <table:table-cell table:style-name="Default" table:number-columns-repeated="3"/>
          <table:table-cell table:number-columns-repeated="3"/>
        </table:table-row>
        <table:table-row table:style-name="ro2" table:number-rows-repeated="3">
          <table:table-cell table:number-columns-repeated="5"/>
          <table:table-cell table:style-name="Default"/>
          <table:table-cell table:style-name="ce10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style-name="ce10" table:number-columns-repeated="2"/>
          <table:table-cell table:number-columns-repeated="1001"/>
          <table:table-cell table:style-name="Default" table:number-columns-repeated="3"/>
          <table:table-cell table:number-columns-repeated="3"/>
        </table:table-row>
        <table:table-row table:style-name="ro2" table:number-rows-repeated="30">
          <table:table-cell table:number-columns-repeated="5"/>
          <table:table-cell table:style-name="ce10" table:number-columns-repeated="2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style-name="ce10" table:number-columns-repeated="2"/>
          <table:table-cell table:number-columns-repeated="1003"/>
          <table:table-cell table:style-name="Default"/>
          <table:table-cell table:number-columns-repeated="3"/>
        </table:table-row>
        <table:table-row table:style-name="ro2" table:number-rows-repeated="104842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with-compiler-optimizations'.H1:'with-compiler-optimizations'.J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9933"/>
            </calcext:color-scale>
          </calcext:conditional-format>
          <calcext:conditional-format calcext:target-range-address="'with-compiler-optimizations'.H37:'with-compiler-optimizations'.J57 'with-compiler-optimizations'.H5:'with-compiler-optimizations'.J22 'with-compiler-optimizations'.H58:'with-compiler-optimizations'.H65">
            <calcext:color-scale>
              <calcext:color-scale-entry calcext:value="0" calcext:type="minimum" calcext:color="#ff950e"/>
              <calcext:color-scale-entry calcext:value="0" calcext:type="maximum" calcext:color="#006633"/>
            </calcext:color-scale>
          </calcext:conditional-format>
          <calcext:conditional-format calcext:target-range-address="'with-compiler-optimizations'.K37:'with-compiler-optimizations'.O56 'with-compiler-optimizations'.K6:'with-compiler-optimizations'.O22 'with-compiler-optimizations'.M63:'with-compiler-optimizations'.O63 'with-compiler-optimizations'.K64:'with-compiler-optimizations'.K68 'with-compiler-optimizations'.L69:'with-compiler-optimizations'.O69">
            <calcext:color-scale>
              <calcext:color-scale-entry calcext:value="0" calcext:type="minimum" calcext:color="#cc3300"/>
              <calcext:color-scale-entry calcext:value="0" calcext:type="maximum" calcext:color="#00cc33"/>
            </calcext:color-scale>
          </calcext:conditional-format>
          <calcext:conditional-format calcext:target-range-address="'with-compiler-optimizations'.H23:'with-compiler-optimizations'.J28 'with-compiler-optimizations'.J33:'with-compiler-optimizations'.J33 'with-compiler-optimizations'.J35:'with-compiler-optimizations'.J35 'with-compiler-optimizations'.H34:'with-compiler-optimizations'.H35">
            <calcext:color-scale>
              <calcext:color-scale-entry calcext:value="0" calcext:type="minimum" calcext:color="#ff950e"/>
              <calcext:color-scale-entry calcext:value="0" calcext:type="maximum" calcext:color="#006633"/>
            </calcext:color-scale>
          </calcext:conditional-format>
          <calcext:conditional-format calcext:target-range-address="'with-compiler-optimizations'.K23:'with-compiler-optimizations'.O28 'with-compiler-optimizations'.L34:'with-compiler-optimizations'.O34">
            <calcext:color-scale>
              <calcext:color-scale-entry calcext:value="0" calcext:type="minimum" calcext:color="#cc3300"/>
              <calcext:color-scale-entry calcext:value="0" calcext:type="maximum" calcext:color="#00cc33"/>
            </calcext:color-scale>
          </calcext:conditional-format>
          <calcext:conditional-format calcext:target-range-address="'with-compiler-optimizations'.I63:'with-compiler-optimizations'.J63 'with-compiler-optimizations'.I59:'with-compiler-optimizations'.J61">
            <calcext:color-scale>
              <calcext:color-scale-entry calcext:value="0" calcext:type="minimum" calcext:color="#ff950e"/>
              <calcext:color-scale-entry calcext:value="0" calcext:type="maximum" calcext:color="#006633"/>
            </calcext:color-scale>
          </calcext:conditional-format>
          <calcext:conditional-format calcext:target-range-address="'with-compiler-optimizations'.L64:'with-compiler-optimizations'.O64 'with-compiler-optimizations'.K59:'with-compiler-optimizations'.O62">
            <calcext:color-scale>
              <calcext:color-scale-entry calcext:value="0" calcext:type="minimum" calcext:color="#cc3300"/>
              <calcext:color-scale-entry calcext:value="0" calcext:type="maximum" calcext:color="#00cc33"/>
            </calcext:color-scale>
          </calcext:conditional-format>
          <calcext:conditional-format calcext:target-range-address="'with-compiler-optimizations'.I33:'with-compiler-optimizations'.J33">
            <calcext:color-scale>
              <calcext:color-scale-entry calcext:value="0" calcext:type="minimum" calcext:color="#ff950e"/>
              <calcext:color-scale-entry calcext:value="0" calcext:type="maximum" calcext:color="#006633"/>
            </calcext:color-scale>
          </calcext:conditional-format>
          <calcext:conditional-format calcext:target-range-address="'with-compiler-optimizations'.I35:'with-compiler-optimizations'.J35">
            <calcext:color-scale>
              <calcext:color-scale-entry calcext:value="0" calcext:type="minimum" calcext:color="#ff950e"/>
              <calcext:color-scale-entry calcext:value="0" calcext:type="maximum" calcext:color="#006633"/>
            </calcext:color-scale>
          </calcext:conditional-format>
          <calcext:conditional-format calcext:target-range-address="'with-compiler-optimizations'.K34:'with-compiler-optimizations'.O34">
            <calcext:color-scale>
              <calcext:color-scale-entry calcext:value="0" calcext:type="minimum" calcext:color="#cc3300"/>
              <calcext:color-scale-entry calcext:value="0" calcext:type="maximum" calcext:color="#00cc33"/>
            </calcext:color-scale>
          </calcext:conditional-format>
          <calcext:conditional-format calcext:target-range-address="'with-compiler-optimizations'.I62:'with-compiler-optimizations'.J62">
            <calcext:color-scale>
              <calcext:color-scale-entry calcext:value="0" calcext:type="minimum" calcext:color="#ff950e"/>
              <calcext:color-scale-entry calcext:value="0" calcext:type="maximum" calcext:color="#006633"/>
            </calcext:color-scale>
          </calcext:conditional-format>
          <calcext:conditional-format calcext:target-range-address="'with-compiler-optimizations'.I64:'with-compiler-optimizations'.J64">
            <calcext:color-scale>
              <calcext:color-scale-entry calcext:value="0" calcext:type="minimum" calcext:color="#ff950e"/>
              <calcext:color-scale-entry calcext:value="0" calcext:type="maximum" calcext:color="#006633"/>
            </calcext:color-scale>
          </calcext:conditional-format>
          <calcext:conditional-format calcext:target-range-address="'with-compiler-optimizations'.K63:'with-compiler-optimizations'.K68 'with-compiler-optimizations'.L69:'with-compiler-optimizations'.O69">
            <calcext:color-scale>
              <calcext:color-scale-entry calcext:value="0" calcext:type="minimum" calcext:color="#cc3300"/>
              <calcext:color-scale-entry calcext:value="0" calcext:type="maximum" calcext:color="#00cc33"/>
            </calcext:color-scale>
          </calcext:conditional-format>
          <calcext:conditional-format calcext:target-range-address="'with-compiler-optimizations'.L63:'with-compiler-optimizations'.O63">
            <calcext:color-scale>
              <calcext:color-scale-entry calcext:value="0" calcext:type="minimum" calcext:color="#cc3300"/>
              <calcext:color-scale-entry calcext:value="0" calcext:type="maximum" calcext:color="#00cc33"/>
            </calcext:color-scale>
          </calcext:conditional-format>
          <calcext:conditional-format calcext:target-range-address="'with-compiler-optimizations'.H68:'with-compiler-optimizations'.H70">
            <calcext:color-scale>
              <calcext:color-scale-entry calcext:value="0" calcext:type="minimum" calcext:color="#ff950e"/>
              <calcext:color-scale-entry calcext:value="0" calcext:type="maximum" calcext:color="#006633"/>
            </calcext:color-scale>
          </calcext:conditional-format>
          <calcext:conditional-format calcext:target-range-address="'with-compiler-optimizations'.I69:'with-compiler-optimizations'.J69">
            <calcext:color-scale>
              <calcext:color-scale-entry calcext:value="0" calcext:type="minimum" calcext:color="#ff950e"/>
              <calcext:color-scale-entry calcext:value="0" calcext:type="maximum" calcext:color="#006633"/>
            </calcext:color-scale>
          </calcext:conditional-format>
          <calcext:conditional-format calcext:target-range-address="'with-compiler-optimizations'.I68:'with-compiler-optimizations'.J68">
            <calcext:color-scale>
              <calcext:color-scale-entry calcext:value="0" calcext:type="minimum" calcext:color="#ff950e"/>
              <calcext:color-scale-entry calcext:value="0" calcext:type="maximum" calcext:color="#006633"/>
            </calcext:color-scale>
          </calcext:conditional-format>
          <calcext:conditional-format calcext:target-range-address="'with-compiler-optimizations'.I70:'with-compiler-optimizations'.J70">
            <calcext:color-scale>
              <calcext:color-scale-entry calcext:value="0" calcext:type="minimum" calcext:color="#ff950e"/>
              <calcext:color-scale-entry calcext:value="0" calcext:type="maximum" calcext:color="#006633"/>
            </calcext:color-scale>
          </calcext:conditional-format>
          <calcext:conditional-format calcext:target-range-address="'with-compiler-optimizations'.K69:'with-compiler-optimizations'.O69">
            <calcext:color-scale>
              <calcext:color-scale-entry calcext:value="0" calcext:type="minimum" calcext:color="#cc3300"/>
              <calcext:color-scale-entry calcext:value="0" calcext:type="maximum" calcext:color="#00cc33"/>
            </calcext:color-scale>
          </calcext:conditional-format>
          <calcext:conditional-format calcext:target-range-address="'with-compiler-optimizations'.K69:'with-compiler-optimizations'.O69">
            <calcext:color-scale>
              <calcext:color-scale-entry calcext:value="0" calcext:type="minimum" calcext:color="#cc3300"/>
              <calcext:color-scale-entry calcext:value="0" calcext:type="maximum" calcext:color="#00cc33"/>
            </calcext:color-scale>
          </calcext:conditional-format>
          <calcext:conditional-format calcext:target-range-address="'with-compiler-optimizations'.H33:'with-compiler-optimizations'.H35">
            <calcext:color-scale>
              <calcext:color-scale-entry calcext:value="0" calcext:type="minimum" calcext:color="#ff950e"/>
              <calcext:color-scale-entry calcext:value="0" calcext:type="maximum" calcext:color="#006633"/>
            </calcext:color-scale>
          </calcext:conditional-format>
        </calcext:conditional-formats>
      </table:table>
      <table:table table:name="fun with flags" table:style-name="ta2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49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Scala</text:p>
          </table:table-cell>
          <table:table-cell office:value-type="string" calcext:value-type="string">
            <text:p>-XX:-UseAdaptiveSizePolicy</text:p>
          </table:table-cell>
          <table:table-cell office:value-type="string" calcext:value-type="string">
            <text:p>-XX:+UseAdaptiveSizePolicy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b.ClashOfLambdas.cartBaseline</text:p>
          </table:table-cell>
          <table:table-cell office:value-type="float" office:value="5.535" calcext:value-type="float">
            <text:p>5.535</text:p>
          </table:table-cell>
          <table:table-cell office:value-type="float" office:value="5.32" calcext:value-type="float">
            <text:p>5.32</text:p>
          </table:table-cell>
          <table:table-cell table:style-name="ce50" table:formula="of:=[.C2]/[.B2]" office:value-type="float" office:value="0.961156278229449" calcext:value-type="float">
            <text:p>0.961156278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.ClashOfLambdas.cartPar</text:p>
          </table:table-cell>
          <table:table-cell office:value-type="float" office:value="768.055" calcext:value-type="float">
            <text:p>768.055</text:p>
          </table:table-cell>
          <table:table-cell office:value-type="float" office:value="1088.52" calcext:value-type="float">
            <text:p>1088.52</text:p>
          </table:table-cell>
          <table:table-cell table:style-name="ce50" table:formula="of:=[.C3]/[.B3]" office:value-type="float" office:value="1.41724225478644" calcext:value-type="float">
            <text:p>1.417242254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.ClashOfLambdas.cartParOpt</text:p>
          </table:table-cell>
          <table:table-cell office:value-type="float" office:value="240.528" calcext:value-type="float">
            <text:p>240.528</text:p>
          </table:table-cell>
          <table:table-cell office:value-type="float" office:value="208.331" calcext:value-type="float">
            <text:p>208.331</text:p>
          </table:table-cell>
          <table:table-cell table:style-name="ce50" table:formula="of:=[.C4]/[.B4]" office:value-type="float" office:value="0.866140324619171" calcext:value-type="float">
            <text:p>0.866140324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.ClashOfLambdas.cartPar_Strict</text:p>
          </table:table-cell>
          <table:table-cell office:value-type="float" office:value="664.256" calcext:value-type="float">
            <text:p>664.256</text:p>
          </table:table-cell>
          <table:table-cell office:value-type="float" office:value="711.216" calcext:value-type="float">
            <text:p>711.216</text:p>
          </table:table-cell>
          <table:table-cell table:style-name="ce50" table:formula="of:=[.C5]/[.B5]" office:value-type="float" office:value="1.07069563541767" calcext:value-type="float">
            <text:p>1.070695635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.ClashOfLambdas.cartSeq</text:p>
          </table:table-cell>
          <table:table-cell office:value-type="float" office:value="201.312" calcext:value-type="float">
            <text:p>201.312</text:p>
          </table:table-cell>
          <table:table-cell office:value-type="float" office:value="182.385" calcext:value-type="float">
            <text:p>182.385</text:p>
          </table:table-cell>
          <table:table-cell table:style-name="ce50" table:formula="of:=[.C6]/[.B6]" office:value-type="float" office:value="0.905981759656652" calcext:value-type="float">
            <text:p>0.905981759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.ClashOfLambdas.cartSeqOpt</text:p>
          </table:table-cell>
          <table:table-cell office:value-type="float" office:value="221.551" calcext:value-type="float">
            <text:p>221.551</text:p>
          </table:table-cell>
          <table:table-cell office:value-type="float" office:value="198.001" calcext:value-type="float">
            <text:p>198.001</text:p>
          </table:table-cell>
          <table:table-cell table:style-name="ce50" table:formula="of:=[.C7]/[.B7]" office:value-type="float" office:value="0.893703932728807" calcext:value-type="float">
            <text:p>0.893703932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.ClashOfLambdas.cartSeq_Strict</text:p>
          </table:table-cell>
          <table:table-cell office:value-type="float" office:value="471.955" calcext:value-type="float">
            <text:p>471.955</text:p>
          </table:table-cell>
          <table:table-cell office:value-type="float" office:value="431.871" calcext:value-type="float">
            <text:p>431.871</text:p>
          </table:table-cell>
          <table:table-cell table:style-name="ce50" table:formula="of:=[.C8]/[.B8]" office:value-type="float" office:value="0.915068173872509" calcext:value-type="float">
            <text:p>0.915068173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.ClashOfLambdas.refBaseline</text:p>
          </table:table-cell>
          <table:table-cell office:value-type="float" office:value="29.171" calcext:value-type="float">
            <text:p>29.171</text:p>
          </table:table-cell>
          <table:table-cell office:value-type="float" office:value="25.028" calcext:value-type="float">
            <text:p>25.028</text:p>
          </table:table-cell>
          <table:table-cell table:style-name="ce50" table:formula="of:=[.C9]/[.B9]" office:value-type="float" office:value="0.857975386514004" calcext:value-type="float">
            <text:p>0.857975386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.ClashOfLambdas.refPar</text:p>
          </table:table-cell>
          <table:table-cell office:value-type="float" office:value="386.947" calcext:value-type="float">
            <text:p>386.947</text:p>
          </table:table-cell>
          <table:table-cell office:value-type="float" office:value="352.677" calcext:value-type="float">
            <text:p>352.677</text:p>
          </table:table-cell>
          <table:table-cell table:style-name="ce50" table:formula="of:=[.C10]/[.B10]" office:value-type="float" office:value="0.911434899353142" calcext:value-type="float">
            <text:p>0.911434899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.ClashOfLambdas.refParOpt</text:p>
          </table:table-cell>
          <table:table-cell office:value-type="float" office:value="45.848" calcext:value-type="float">
            <text:p>45.848</text:p>
          </table:table-cell>
          <table:table-cell office:value-type="float" office:value="40.109" calcext:value-type="float">
            <text:p>40.109</text:p>
          </table:table-cell>
          <table:table-cell table:style-name="ce50" table:formula="of:=[.C11]/[.B11]" office:value-type="float" office:value="0.874825510382132" calcext:value-type="float">
            <text:p>0.874825510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.ClashOfLambdas.refPar_Strict</text:p>
          </table:table-cell>
          <table:table-cell office:value-type="float" office:value="63.53" calcext:value-type="float">
            <text:p>63.53</text:p>
          </table:table-cell>
          <table:table-cell office:value-type="float" office:value="58.028" calcext:value-type="float">
            <text:p>58.028</text:p>
          </table:table-cell>
          <table:table-cell table:style-name="ce50" table:formula="of:=[.C12]/[.B12]" office:value-type="float" office:value="0.913395246340312" calcext:value-type="float">
            <text:p>0.913395246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.ClashOfLambdas.refSeq</text:p>
          </table:table-cell>
          <table:table-cell office:value-type="float" office:value="122.732" calcext:value-type="float">
            <text:p>122.732</text:p>
          </table:table-cell>
          <table:table-cell office:value-type="float" office:value="108.222" calcext:value-type="float">
            <text:p>108.222</text:p>
          </table:table-cell>
          <table:table-cell table:style-name="ce50" table:formula="of:=[.C13]/[.B13]" office:value-type="float" office:value="0.881774924225141" calcext:value-type="float">
            <text:p>0.881774924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.ClashOfLambdas.refSeqOpt</text:p>
          </table:table-cell>
          <table:table-cell office:value-type="float" office:value="51.119" calcext:value-type="float">
            <text:p>51.119</text:p>
          </table:table-cell>
          <table:table-cell office:value-type="float" office:value="49.398" calcext:value-type="float">
            <text:p>49.398</text:p>
          </table:table-cell>
          <table:table-cell table:style-name="ce50" table:formula="of:=[.C14]/[.B14]" office:value-type="float" office:value="0.966333457227254" calcext:value-type="float">
            <text:p>0.966333457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.ClashOfLambdas.refSeq_Strict</text:p>
          </table:table-cell>
          <table:table-cell office:value-type="float" office:value="86.629" calcext:value-type="float">
            <text:p>86.629</text:p>
          </table:table-cell>
          <table:table-cell office:value-type="float" office:value="76.276" calcext:value-type="float">
            <text:p>76.276</text:p>
          </table:table-cell>
          <table:table-cell table:style-name="ce50" table:formula="of:=[.C15]/[.B15]" office:value-type="float" office:value="0.880490366967182" calcext:value-type="float">
            <text:p>0.88049036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.ClashOfLambdas.sumBaseline</text:p>
          </table:table-cell>
          <table:table-cell office:value-type="float" office:value="8.049" calcext:value-type="float">
            <text:p>8.049</text:p>
          </table:table-cell>
          <table:table-cell office:value-type="float" office:value="6.979" calcext:value-type="float">
            <text:p>6.979</text:p>
          </table:table-cell>
          <table:table-cell table:style-name="ce50" table:formula="of:=[.C16]/[.B16]" office:value-type="float" office:value="0.867064231581563" calcext:value-type="float">
            <text:p>0.867064231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.ClashOfLambdas.sumOfSquaresBaseline</text:p>
          </table:table-cell>
          <table:table-cell office:value-type="float" office:value="8.143" calcext:value-type="float">
            <text:p>8.143</text:p>
          </table:table-cell>
          <table:table-cell office:value-type="float" office:value="7.07" calcext:value-type="float">
            <text:p>7.07</text:p>
          </table:table-cell>
          <table:table-cell table:style-name="ce50" table:formula="of:=[.C17]/[.B17]" office:value-type="float" office:value="0.868230381923124" calcext:value-type="float">
            <text:p>0.868230381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.ClashOfLambdas.sumOfSquaresEvenBaseline</text:p>
          </table:table-cell>
          <table:table-cell office:value-type="float" office:value="12.763" calcext:value-type="float">
            <text:p>12.763</text:p>
          </table:table-cell>
          <table:table-cell office:value-type="float" office:value="11.238" calcext:value-type="float">
            <text:p>11.238</text:p>
          </table:table-cell>
          <table:table-cell table:style-name="ce50" table:formula="of:=[.C18]/[.B18]" office:value-type="float" office:value="0.88051398574003" calcext:value-type="float">
            <text:p>0.880513985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.ClashOfLambdas.sumOfSquaresEvenPar</text:p>
          </table:table-cell>
          <table:table-cell office:value-type="float" office:value="856.44" calcext:value-type="float">
            <text:p>856.44</text:p>
          </table:table-cell>
          <table:table-cell office:value-type="float" office:value="985.988" calcext:value-type="float">
            <text:p>985.988</text:p>
          </table:table-cell>
          <table:table-cell table:style-name="ce50" table:formula="of:=[.C19]/[.B19]" office:value-type="float" office:value="1.15126336929616" calcext:value-type="float">
            <text:p>1.151263369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.ClashOfLambdas.sumOfSquaresEvenParOpt</text:p>
          </table:table-cell>
          <table:table-cell office:value-type="float" office:value="66.448" calcext:value-type="float">
            <text:p>66.448</text:p>
          </table:table-cell>
          <table:table-cell office:value-type="float" office:value="57.793" calcext:value-type="float">
            <text:p>57.793</text:p>
          </table:table-cell>
          <table:table-cell table:style-name="ce50" table:formula="of:=[.C20]/[.B20]" office:value-type="float" office:value="0.869747772694438" calcext:value-type="float">
            <text:p>0.869747772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.ClashOfLambdas.sumOfSquaresEvenPar_Strict</text:p>
          </table:table-cell>
          <table:table-cell office:value-type="float" office:value="388.027" calcext:value-type="float">
            <text:p>388.027</text:p>
          </table:table-cell>
          <table:table-cell office:value-type="float" office:value="450.537" calcext:value-type="float">
            <text:p>450.537</text:p>
          </table:table-cell>
          <table:table-cell table:style-name="ce50" table:formula="of:=[.C21]/[.B21]" office:value-type="float" office:value="1.16109703706185" calcext:value-type="float">
            <text:p>1.161097037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.ClashOfLambdas.sumOfSquaresEvenSeq</text:p>
          </table:table-cell>
          <table:table-cell office:value-type="float" office:value="138.541" calcext:value-type="float">
            <text:p>138.541</text:p>
          </table:table-cell>
          <table:table-cell office:value-type="float" office:value="122.581" calcext:value-type="float">
            <text:p>122.581</text:p>
          </table:table-cell>
          <table:table-cell table:style-name="ce50" table:formula="of:=[.C22]/[.B22]" office:value-type="float" office:value="0.884799445651468" calcext:value-type="float">
            <text:p>0.884799445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.ClashOfLambdas.sumOfSquaresEvenSeqOpt</text:p>
          </table:table-cell>
          <table:table-cell office:value-type="float" office:value="67.632" calcext:value-type="float">
            <text:p>67.632</text:p>
          </table:table-cell>
          <table:table-cell office:value-type="float" office:value="58.905" calcext:value-type="float">
            <text:p>58.905</text:p>
          </table:table-cell>
          <table:table-cell table:style-name="ce50" table:formula="of:=[.C23]/[.B23]" office:value-type="float" office:value="0.870963449254791" calcext:value-type="float">
            <text:p>0.870963449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.ClashOfLambdas.sumOfSquaresEvenSeq_Strict</text:p>
          </table:table-cell>
          <table:table-cell office:value-type="float" office:value="289.129" calcext:value-type="float">
            <text:p>289.129</text:p>
          </table:table-cell>
          <table:table-cell office:value-type="float" office:value="243.706" calcext:value-type="float">
            <text:p>243.706</text:p>
          </table:table-cell>
          <table:table-cell table:style-name="ce50" table:formula="of:=[.C24]/[.B24]" office:value-type="float" office:value="0.842897115128541" calcext:value-type="float">
            <text:p>0.842897115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.ClashOfLambdas.sumOfSquaresPar</text:p>
          </table:table-cell>
          <table:table-cell office:value-type="float" office:value="217.117" calcext:value-type="float">
            <text:p>217.117</text:p>
          </table:table-cell>
          <table:table-cell office:value-type="float" office:value="623.958" calcext:value-type="float">
            <text:p>623.958</text:p>
          </table:table-cell>
          <table:table-cell table:style-name="ce50" table:formula="of:=[.C25]/[.B25]" office:value-type="float" office:value="2.87383300248253" calcext:value-type="float">
            <text:p>2.873833002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.ClashOfLambdas.sumOfSquaresParOpt</text:p>
          </table:table-cell>
          <table:table-cell office:value-type="float" office:value="51.757" calcext:value-type="float">
            <text:p>51.757</text:p>
          </table:table-cell>
          <table:table-cell office:value-type="float" office:value="44.78" calcext:value-type="float">
            <text:p>44.78</text:p>
          </table:table-cell>
          <table:table-cell table:style-name="ce50" table:formula="of:=[.C26]/[.B26]" office:value-type="float" office:value="0.865196978186525" calcext:value-type="float">
            <text:p>0.865196978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.ClashOfLambdas.sumOfSquaresPar_Strict</text:p>
          </table:table-cell>
          <table:table-cell office:value-type="float" office:value="543.727" calcext:value-type="float">
            <text:p>543.727</text:p>
          </table:table-cell>
          <table:table-cell office:value-type="float" office:value="830.327" calcext:value-type="float">
            <text:p>830.327</text:p>
          </table:table-cell>
          <table:table-cell table:style-name="ce50" table:formula="of:=[.C27]/[.B27]" office:value-type="float" office:value="1.52710275561081" calcext:value-type="float">
            <text:p>1.527102755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.ClashOfLambdas.sumOfSquaresSeq</text:p>
          </table:table-cell>
          <table:table-cell office:value-type="float" office:value="171.956" calcext:value-type="float">
            <text:p>171.956</text:p>
          </table:table-cell>
          <table:table-cell office:value-type="float" office:value="146.193" calcext:value-type="float">
            <text:p>146.193</text:p>
          </table:table-cell>
          <table:table-cell table:style-name="ce50" table:formula="of:=[.C28]/[.B28]" office:value-type="float" office:value="0.850176789411245" calcext:value-type="float">
            <text:p>0.850176789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.ClashOfLambdas.sumOfSquaresSeqOpt</text:p>
          </table:table-cell>
          <table:table-cell office:value-type="float" office:value="51.466" calcext:value-type="float">
            <text:p>51.466</text:p>
          </table:table-cell>
          <table:table-cell office:value-type="float" office:value="44.517" calcext:value-type="float">
            <text:p>44.517</text:p>
          </table:table-cell>
          <table:table-cell table:style-name="ce50" table:formula="of:=[.C29]/[.B29]" office:value-type="float" office:value="0.864978820969183" calcext:value-type="float">
            <text:p>0.86497882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.ClashOfLambdas.sumOfSquaresSeq_Strict</text:p>
          </table:table-cell>
          <table:table-cell office:value-type="float" office:value="282.046" calcext:value-type="float">
            <text:p>282.046</text:p>
          </table:table-cell>
          <table:table-cell office:value-type="float" office:value="244.836" calcext:value-type="float">
            <text:p>244.836</text:p>
          </table:table-cell>
          <table:table-cell table:style-name="ce50" table:formula="of:=[.C30]/[.B30]" office:value-type="float" office:value="0.868071165696376" calcext:value-type="float">
            <text:p>0.868071165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.ClashOfLambdas.sumPar</text:p>
          </table:table-cell>
          <table:table-cell office:value-type="float" office:value="283.201" calcext:value-type="float">
            <text:p>283.201</text:p>
          </table:table-cell>
          <table:table-cell office:value-type="float" office:value="359.028" calcext:value-type="float">
            <text:p>359.028</text:p>
          </table:table-cell>
          <table:table-cell table:style-name="ce50" table:formula="of:=[.C31]/[.B31]" office:value-type="float" office:value="1.26774976077062" calcext:value-type="float">
            <text:p>1.267749760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.ClashOfLambdas.sumParOpt</text:p>
          </table:table-cell>
          <table:table-cell office:value-type="float" office:value="8.153" calcext:value-type="float">
            <text:p>8.153</text:p>
          </table:table-cell>
          <table:table-cell office:value-type="float" office:value="7.084" calcext:value-type="float">
            <text:p>7.084</text:p>
          </table:table-cell>
          <table:table-cell table:style-name="ce50" table:formula="of:=[.C32]/[.B32]" office:value-type="float" office:value="0.868882619894517" calcext:value-type="float">
            <text:p>0.868882619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.ClashOfLambdas.sumPar_Strict</text:p>
          </table:table-cell>
          <table:table-cell office:value-type="float" office:value="282.231" calcext:value-type="float">
            <text:p>282.231</text:p>
          </table:table-cell>
          <table:table-cell office:value-type="float" office:value="357.174" calcext:value-type="float">
            <text:p>357.174</text:p>
          </table:table-cell>
          <table:table-cell table:style-name="ce50" table:formula="of:=[.C33]/[.B33]" office:value-type="float" office:value="1.26553780413916" calcext:value-type="float">
            <text:p>1.265537804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.ClashOfLambdas.sumSeq</text:p>
          </table:table-cell>
          <table:table-cell office:value-type="float" office:value="109.74" calcext:value-type="float">
            <text:p>109.74</text:p>
          </table:table-cell>
          <table:table-cell office:value-type="float" office:value="95.594" calcext:value-type="float">
            <text:p>95.594</text:p>
          </table:table-cell>
          <table:table-cell table:style-name="ce50" table:formula="of:=[.C34]/[.B34]" office:value-type="float" office:value="0.871095316201932" calcext:value-type="float">
            <text:p>0.871095316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.ClashOfLambdas.sumSeqOpt</text:p>
          </table:table-cell>
          <table:table-cell office:value-type="float" office:value="8.057" calcext:value-type="float">
            <text:p>8.057</text:p>
          </table:table-cell>
          <table:table-cell office:value-type="float" office:value="6.994" calcext:value-type="float">
            <text:p>6.994</text:p>
          </table:table-cell>
          <table:table-cell table:style-name="ce50" table:formula="of:=[.C35]/[.B35]" office:value-type="float" office:value="0.868065036614124" calcext:value-type="float">
            <text:p>0.868065036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.ClashOfLambdas.sumSeq_Strict</text:p>
          </table:table-cell>
          <table:table-cell office:value-type="float" office:value="109.784" calcext:value-type="float">
            <text:p>109.784</text:p>
          </table:table-cell>
          <table:table-cell office:value-type="float" office:value="94.927" calcext:value-type="float">
            <text:p>94.927</text:p>
          </table:table-cell>
          <table:table-cell table:style-name="ce50" table:formula="of:=[.C36]/[.B36]" office:value-type="float" office:value="0.864670625956424" calcext:value-type="float">
            <text:p>0.864670626</text:p>
          </table:table-cell>
          <table:table-cell table:number-columns-repeated="2"/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cala</text:p>
          </table:table-cell>
          <table:table-cell office:value-type="string" calcext:value-type="string">
            <text:p>-XX:-TieredCompilation <text:span text:style-name="T1">(</text:span>C2 only<text:span text:style-name="T1">)</text:span></text:p>
          </table:table-cell>
          <table:table-cell office:value-type="string" calcext:value-type="string">
            <text:p>-XX:+TieredCompilation</text:p>
          </table:table-cell>
          <table:table-cell table:style-name="Default"/>
          <table:table-cell table:number-columns-repeated="2"/>
        </table:table-row>
        <table:table-row table:style-name="ro3">
          <table:table-cell office:value-type="string" calcext:value-type="string">
            <text:p>b.ClashOfLambdas.cartBaseline</text:p>
          </table:table-cell>
          <table:table-cell office:value-type="float" office:value="5.32" calcext:value-type="float">
            <text:p>5.32</text:p>
          </table:table-cell>
          <table:table-cell office:value-type="float" office:value="5.505" calcext:value-type="float">
            <text:p>5.505</text:p>
          </table:table-cell>
          <table:table-cell table:style-name="ce50" table:formula="of:=[.B40]/[.C40]" office:value-type="float" office:value="0.966394187102634" calcext:value-type="float">
            <text:p>0.966394187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.ClashOfLambdas.cartPar</text:p>
          </table:table-cell>
          <table:table-cell office:value-type="float" office:value="1088.52" calcext:value-type="float">
            <text:p>1088.52</text:p>
          </table:table-cell>
          <table:table-cell office:value-type="float" office:value="1202.083" calcext:value-type="float">
            <text:p>1202.083</text:p>
          </table:table-cell>
          <table:table-cell table:style-name="ce50" table:formula="of:=[.B41]/[.C41]" office:value-type="float" office:value="0.905528154045935" calcext:value-type="float">
            <text:p>0.90552815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.ClashOfLambdas.cartParOpt</text:p>
          </table:table-cell>
          <table:table-cell office:value-type="float" office:value="208.331" calcext:value-type="float">
            <text:p>208.331</text:p>
          </table:table-cell>
          <table:table-cell office:value-type="float" office:value="207.365" calcext:value-type="float">
            <text:p>207.365</text:p>
          </table:table-cell>
          <table:table-cell table:style-name="ce50" table:formula="of:=[.B42]/[.C42]" office:value-type="float" office:value="1.00465845248716" calcext:value-type="float">
            <text:p>1.004658452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.ClashOfLambdas.cartPar_Strict</text:p>
          </table:table-cell>
          <table:table-cell office:value-type="float" office:value="711.216" calcext:value-type="float">
            <text:p>711.216</text:p>
          </table:table-cell>
          <table:table-cell office:value-type="float" office:value="801.137" calcext:value-type="float">
            <text:p>801.137</text:p>
          </table:table-cell>
          <table:table-cell table:style-name="ce50" table:formula="of:=[.B43]/[.C43]" office:value-type="float" office:value="0.887758273553712" calcext:value-type="float">
            <text:p>0.887758273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.ClashOfLambdas.cartSeq</text:p>
          </table:table-cell>
          <table:table-cell office:value-type="float" office:value="182.385" calcext:value-type="float">
            <text:p>182.385</text:p>
          </table:table-cell>
          <table:table-cell office:value-type="float" office:value="203.931" calcext:value-type="float">
            <text:p>203.931</text:p>
          </table:table-cell>
          <table:table-cell table:style-name="ce50" table:formula="of:=[.B44]/[.C44]" office:value-type="float" office:value="0.894346617238183" calcext:value-type="float">
            <text:p>0.894346617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.ClashOfLambdas.cartSeqOpt</text:p>
          </table:table-cell>
          <table:table-cell office:value-type="float" office:value="198.001" calcext:value-type="float">
            <text:p>198.001</text:p>
          </table:table-cell>
          <table:table-cell office:value-type="float" office:value="235.185" calcext:value-type="float">
            <text:p>235.185</text:p>
          </table:table-cell>
          <table:table-cell table:style-name="ce50" table:formula="of:=[.B45]/[.C45]" office:value-type="float" office:value="0.841894678657227" calcext:value-type="float">
            <text:p>0.841894678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.ClashOfLambdas.cartSeq_Strict</text:p>
          </table:table-cell>
          <table:table-cell office:value-type="float" office:value="431.871" calcext:value-type="float">
            <text:p>431.871</text:p>
          </table:table-cell>
          <table:table-cell office:value-type="float" office:value="485.218" calcext:value-type="float">
            <text:p>485.218</text:p>
          </table:table-cell>
          <table:table-cell table:style-name="ce50" table:formula="of:=[.B46]/[.C46]" office:value-type="float" office:value="0.890055603872898" calcext:value-type="float">
            <text:p>0.890055603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.ClashOfLambdas.refBaseline</text:p>
          </table:table-cell>
          <table:table-cell office:value-type="float" office:value="25.028" calcext:value-type="float">
            <text:p>25.028</text:p>
          </table:table-cell>
          <table:table-cell office:value-type="float" office:value="28.695" calcext:value-type="float">
            <text:p>28.695</text:p>
          </table:table-cell>
          <table:table-cell table:style-name="ce50" table:formula="of:=[.B47]/[.C47]" office:value-type="float" office:value="0.87220770169019" calcext:value-type="float">
            <text:p>0.872207701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.ClashOfLambdas.refPar</text:p>
          </table:table-cell>
          <table:table-cell office:value-type="float" office:value="352.677" calcext:value-type="float">
            <text:p>352.677</text:p>
          </table:table-cell>
          <table:table-cell office:value-type="float" office:value="395.943" calcext:value-type="float">
            <text:p>395.943</text:p>
          </table:table-cell>
          <table:table-cell table:style-name="ce50" table:formula="of:=[.B48]/[.C48]" office:value-type="float" office:value="0.890726695509202" calcext:value-type="float">
            <text:p>0.890726695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.ClashOfLambdas.refParOpt</text:p>
          </table:table-cell>
          <table:table-cell office:value-type="float" office:value="40.109" calcext:value-type="float">
            <text:p>40.109</text:p>
          </table:table-cell>
          <table:table-cell office:value-type="float" office:value="44.804" calcext:value-type="float">
            <text:p>44.804</text:p>
          </table:table-cell>
          <table:table-cell table:style-name="ce50" table:formula="of:=[.B49]/[.C49]" office:value-type="float" office:value="0.895210249084903" calcext:value-type="float">
            <text:p>0.895210249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.ClashOfLambdas.refPar_Strict</text:p>
          </table:table-cell>
          <table:table-cell office:value-type="float" office:value="58.028" calcext:value-type="float">
            <text:p>58.028</text:p>
          </table:table-cell>
          <table:table-cell office:value-type="float" office:value="70.721" calcext:value-type="float">
            <text:p>70.721</text:p>
          </table:table-cell>
          <table:table-cell table:style-name="ce50" table:formula="of:=[.B50]/[.C50]" office:value-type="float" office:value="0.820520071831563" calcext:value-type="float">
            <text:p>0.820520071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.ClashOfLambdas.refSeq</text:p>
          </table:table-cell>
          <table:table-cell office:value-type="float" office:value="108.222" calcext:value-type="float">
            <text:p>108.222</text:p>
          </table:table-cell>
          <table:table-cell office:value-type="float" office:value="128.991" calcext:value-type="float">
            <text:p>128.991</text:p>
          </table:table-cell>
          <table:table-cell table:style-name="ce50" table:formula="of:=[.B51]/[.C51]" office:value-type="float" office:value="0.838988766658139" calcext:value-type="float">
            <text:p>0.838988766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.ClashOfLambdas.refSeqOpt</text:p>
          </table:table-cell>
          <table:table-cell office:value-type="float" office:value="49.398" calcext:value-type="float">
            <text:p>49.398</text:p>
          </table:table-cell>
          <table:table-cell office:value-type="float" office:value="47.727" calcext:value-type="float">
            <text:p>47.727</text:p>
          </table:table-cell>
          <table:table-cell table:style-name="ce50" table:formula="of:=[.B52]/[.C52]" office:value-type="float" office:value="1.03501162863788" calcext:value-type="float">
            <text:p>1.035011628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.ClashOfLambdas.refSeq_Strict</text:p>
          </table:table-cell>
          <table:table-cell office:value-type="float" office:value="76.276" calcext:value-type="float">
            <text:p>76.276</text:p>
          </table:table-cell>
          <table:table-cell office:value-type="float" office:value="75.828" calcext:value-type="float">
            <text:p>75.828</text:p>
          </table:table-cell>
          <table:table-cell table:style-name="ce50" table:formula="of:=[.B53]/[.C53]" office:value-type="float" office:value="1.00590810782297" calcext:value-type="float">
            <text:p>1.005908107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.ClashOfLambdas.sumBaseline</text:p>
          </table:table-cell>
          <table:table-cell office:value-type="float" office:value="6.979" calcext:value-type="float">
            <text:p>6.979</text:p>
          </table:table-cell>
          <table:table-cell office:value-type="float" office:value="7.737" calcext:value-type="float">
            <text:p>7.737</text:p>
          </table:table-cell>
          <table:table-cell table:style-name="ce50" table:formula="of:=[.B54]/[.C54]" office:value-type="float" office:value="0.902029210288225" calcext:value-type="float">
            <text:p>0.902029210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.ClashOfLambdas.sumOfSquaresBaseline</text:p>
          </table:table-cell>
          <table:table-cell office:value-type="float" office:value="7.07" calcext:value-type="float">
            <text:p>7.07</text:p>
          </table:table-cell>
          <table:table-cell office:value-type="float" office:value="8.099" calcext:value-type="float">
            <text:p>8.099</text:p>
          </table:table-cell>
          <table:table-cell table:style-name="ce50" table:formula="of:=[.B55]/[.C55]" office:value-type="float" office:value="0.872947277441659" calcext:value-type="float">
            <text:p>0.872947277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.ClashOfLambdas.sumOfSquaresEvenBaseline</text:p>
          </table:table-cell>
          <table:table-cell office:value-type="float" office:value="11.238" calcext:value-type="float">
            <text:p>11.238</text:p>
          </table:table-cell>
          <table:table-cell office:value-type="float" office:value="12.639" calcext:value-type="float">
            <text:p>12.639</text:p>
          </table:table-cell>
          <table:table-cell table:style-name="ce50" table:formula="of:=[.B56]/[.C56]" office:value-type="float" office:value="0.889152622834085" calcext:value-type="float">
            <text:p>0.889152622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.ClashOfLambdas.sumOfSquaresEvenPar</text:p>
          </table:table-cell>
          <table:table-cell office:value-type="float" office:value="985.988" calcext:value-type="float">
            <text:p>985.988</text:p>
          </table:table-cell>
          <table:table-cell office:value-type="float" office:value="1113.73" calcext:value-type="float">
            <text:p>1113.73</text:p>
          </table:table-cell>
          <table:table-cell table:style-name="ce50" table:formula="of:=[.B57]/[.C57]" office:value-type="float" office:value="0.885302541908721" calcext:value-type="float">
            <text:p>0.885302541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.ClashOfLambdas.sumOfSquaresEvenParOpt</text:p>
          </table:table-cell>
          <table:table-cell office:value-type="float" office:value="57.793" calcext:value-type="float">
            <text:p>57.793</text:p>
          </table:table-cell>
          <table:table-cell office:value-type="float" office:value="65.293" calcext:value-type="float">
            <text:p>65.293</text:p>
          </table:table-cell>
          <table:table-cell table:style-name="ce50" table:formula="of:=[.B58]/[.C58]" office:value-type="float" office:value="0.885133168946135" calcext:value-type="float">
            <text:p>0.885133168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.ClashOfLambdas.sumOfSquaresEvenPar_Strict</text:p>
          </table:table-cell>
          <table:table-cell office:value-type="float" office:value="450.537" calcext:value-type="float">
            <text:p>450.537</text:p>
          </table:table-cell>
          <table:table-cell office:value-type="float" office:value="515.339" calcext:value-type="float">
            <text:p>515.339</text:p>
          </table:table-cell>
          <table:table-cell table:style-name="ce50" table:formula="of:=[.B59]/[.C59]" office:value-type="float" office:value="0.874253646628724" calcext:value-type="float">
            <text:p>0.874253646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.ClashOfLambdas.sumOfSquaresEvenSeq</text:p>
          </table:table-cell>
          <table:table-cell office:value-type="float" office:value="122.581" calcext:value-type="float">
            <text:p>122.581</text:p>
          </table:table-cell>
          <table:table-cell office:value-type="float" office:value="133.166" calcext:value-type="float">
            <text:p>133.166</text:p>
          </table:table-cell>
          <table:table-cell table:style-name="ce50" table:formula="of:=[.B60]/[.C60]" office:value-type="float" office:value="0.920512743493084" calcext:value-type="float">
            <text:p>0.920512743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.ClashOfLambdas.sumOfSquaresEvenSeqOpt</text:p>
          </table:table-cell>
          <table:table-cell office:value-type="float" office:value="58.905" calcext:value-type="float">
            <text:p>58.905</text:p>
          </table:table-cell>
          <table:table-cell office:value-type="float" office:value="66.856" calcext:value-type="float">
            <text:p>66.856</text:p>
          </table:table-cell>
          <table:table-cell table:style-name="ce50" table:formula="of:=[.B61]/[.C61]" office:value-type="float" office:value="0.8810727533804" calcext:value-type="float">
            <text:p>0.881072753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.ClashOfLambdas.sumOfSquaresEvenSeq_Strict</text:p>
          </table:table-cell>
          <table:table-cell office:value-type="float" office:value="243.706" calcext:value-type="float">
            <text:p>243.706</text:p>
          </table:table-cell>
          <table:table-cell office:value-type="float" office:value="273.401" calcext:value-type="float">
            <text:p>273.401</text:p>
          </table:table-cell>
          <table:table-cell table:style-name="ce50" table:formula="of:=[.B62]/[.C62]" office:value-type="float" office:value="0.891386644525806" calcext:value-type="float">
            <text:p>0.891386644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.ClashOfLambdas.sumOfSquaresPar</text:p>
          </table:table-cell>
          <table:table-cell office:value-type="float" office:value="623.958" calcext:value-type="float">
            <text:p>623.958</text:p>
          </table:table-cell>
          <table:table-cell office:value-type="float" office:value="693.765" calcext:value-type="float">
            <text:p>693.765</text:p>
          </table:table-cell>
          <table:table-cell table:style-name="ce50" table:formula="of:=[.B63]/[.C63]" office:value-type="float" office:value="0.899379472876262" calcext:value-type="float">
            <text:p>0.899379472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.ClashOfLambdas.sumOfSquaresParOpt</text:p>
          </table:table-cell>
          <table:table-cell office:value-type="float" office:value="44.78" calcext:value-type="float">
            <text:p>44.78</text:p>
          </table:table-cell>
          <table:table-cell office:value-type="float" office:value="50.33" calcext:value-type="float">
            <text:p>50.33</text:p>
          </table:table-cell>
          <table:table-cell table:style-name="ce50" table:formula="of:=[.B64]/[.C64]" office:value-type="float" office:value="0.889727796542817" calcext:value-type="float">
            <text:p>0.889727796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.ClashOfLambdas.sumOfSquaresPar_Strict</text:p>
          </table:table-cell>
          <table:table-cell office:value-type="float" office:value="830.327" calcext:value-type="float">
            <text:p>830.327</text:p>
          </table:table-cell>
          <table:table-cell office:value-type="float" office:value="907.542" calcext:value-type="float">
            <text:p>907.542</text:p>
          </table:table-cell>
          <table:table-cell table:style-name="ce50" table:formula="of:=[.B65]/[.C65]" office:value-type="float" office:value="0.914918538205394" calcext:value-type="float">
            <text:p>0.914918538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.ClashOfLambdas.sumOfSquaresSeq</text:p>
          </table:table-cell>
          <table:table-cell office:value-type="float" office:value="146.193" calcext:value-type="float">
            <text:p>146.193</text:p>
          </table:table-cell>
          <table:table-cell office:value-type="float" office:value="160.853" calcext:value-type="float">
            <text:p>160.853</text:p>
          </table:table-cell>
          <table:table-cell table:style-name="ce50" table:formula="of:=[.B66]/[.C66]" office:value-type="float" office:value="0.908860885404686" calcext:value-type="float">
            <text:p>0.908860885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.ClashOfLambdas.sumOfSquaresSeqOpt</text:p>
          </table:table-cell>
          <table:table-cell office:value-type="float" office:value="44.517" calcext:value-type="float">
            <text:p>44.517</text:p>
          </table:table-cell>
          <table:table-cell office:value-type="float" office:value="50.064" calcext:value-type="float">
            <text:p>50.064</text:p>
          </table:table-cell>
          <table:table-cell table:style-name="ce50" table:formula="of:=[.B67]/[.C67]" office:value-type="float" office:value="0.889201821668265" calcext:value-type="float">
            <text:p>0.889201821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.ClashOfLambdas.sumOfSquaresSeq_Strict</text:p>
          </table:table-cell>
          <table:table-cell office:value-type="float" office:value="244.836" calcext:value-type="float">
            <text:p>244.836</text:p>
          </table:table-cell>
          <table:table-cell office:value-type="float" office:value="260.181" calcext:value-type="float">
            <text:p>260.181</text:p>
          </table:table-cell>
          <table:table-cell table:style-name="ce50" table:formula="of:=[.B68]/[.C68]" office:value-type="float" office:value="0.941021827112664" calcext:value-type="float">
            <text:p>0.941021827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.ClashOfLambdas.sumPar</text:p>
          </table:table-cell>
          <table:table-cell office:value-type="float" office:value="359.028" calcext:value-type="float">
            <text:p>359.028</text:p>
          </table:table-cell>
          <table:table-cell office:value-type="float" office:value="352.215" calcext:value-type="float">
            <text:p>352.215</text:p>
          </table:table-cell>
          <table:table-cell table:style-name="ce50" table:formula="of:=[.B69]/[.C69]" office:value-type="float" office:value="1.01934329883736" calcext:value-type="float">
            <text:p>1.019343298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.ClashOfLambdas.sumParOpt</text:p>
          </table:table-cell>
          <table:table-cell office:value-type="float" office:value="7.084" calcext:value-type="float">
            <text:p>7.084</text:p>
          </table:table-cell>
          <table:table-cell office:value-type="float" office:value="6.813" calcext:value-type="float">
            <text:p>6.813</text:p>
          </table:table-cell>
          <table:table-cell table:style-name="ce50" table:formula="of:=[.B70]/[.C70]" office:value-type="float" office:value="1.03977689710847" calcext:value-type="float">
            <text:p>1.039776897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.ClashOfLambdas.sumPar_Strict</text:p>
          </table:table-cell>
          <table:table-cell office:value-type="float" office:value="357.174" calcext:value-type="float">
            <text:p>357.174</text:p>
          </table:table-cell>
          <table:table-cell office:value-type="float" office:value="352.528" calcext:value-type="float">
            <text:p>352.528</text:p>
          </table:table-cell>
          <table:table-cell table:style-name="ce50" table:formula="of:=[.B71]/[.C71]" office:value-type="float" office:value="1.01317909499387" calcext:value-type="float">
            <text:p>1.01317909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.ClashOfLambdas.sumSeq</text:p>
          </table:table-cell>
          <table:table-cell office:value-type="float" office:value="95.594" calcext:value-type="float">
            <text:p>95.594</text:p>
          </table:table-cell>
          <table:table-cell office:value-type="float" office:value="91.711" calcext:value-type="float">
            <text:p>91.711</text:p>
          </table:table-cell>
          <table:table-cell table:style-name="ce50" table:formula="of:=[.B72]/[.C72]" office:value-type="float" office:value="1.04233952306703" calcext:value-type="float">
            <text:p>1.042339523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.ClashOfLambdas.sumSeqOpt</text:p>
          </table:table-cell>
          <table:table-cell office:value-type="float" office:value="6.994" calcext:value-type="float">
            <text:p>6.994</text:p>
          </table:table-cell>
          <table:table-cell office:value-type="float" office:value="6.718" calcext:value-type="float">
            <text:p>6.718</text:p>
          </table:table-cell>
          <table:table-cell table:style-name="ce50" table:formula="of:=[.B73]/[.C73]" office:value-type="float" office:value="1.04108365584996" calcext:value-type="float">
            <text:p>1.041083655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.ClashOfLambdas.sumSeq_Strict</text:p>
          </table:table-cell>
          <table:table-cell office:value-type="float" office:value="94.927" calcext:value-type="float">
            <text:p>94.927</text:p>
          </table:table-cell>
          <table:table-cell office:value-type="float" office:value="91.533" calcext:value-type="float">
            <text:p>91.533</text:p>
          </table:table-cell>
          <table:table-cell table:style-name="ce50" table:formula="of:=[.B74]/[.C74]" office:value-type="float" office:value="1.03707952323206" calcext:value-type="float">
            <text:p>1.0370795232</text:p>
          </table:table-cell>
          <table:table-cell table:number-columns-repeated="2"/>
        </table:table-row>
        <table:table-row table:style-name="ro2" table:number-rows-repeated="2">
          <table:table-cell/>
          <table:table-cell table:style-name="ce49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Java</text:p>
          </table:table-cell>
          <table:table-cell office:value-type="string" calcext:value-type="string">
            <text:p>-XX:-TieredCompilation <text:span text:style-name="T1">(</text:span>C2 only<text:span text:style-name="T1">)</text:span></text:p>
          </table:table-cell>
          <table:table-cell office:value-type="string" calcext:value-type="string">
            <text:p>-XX:+TieredCompilation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b.ClashOfLambdas.cartBaseline</text:p>
          </table:table-cell>
          <table:table-cell office:value-type="float" office:value="5.064" calcext:value-type="float">
            <text:p>5.064</text:p>
          </table:table-cell>
          <table:table-cell table:style-name="ce49" office:value-type="float" office:value="5.358" calcext:value-type="float">
            <text:p>5.36</text:p>
          </table:table-cell>
          <table:table-cell table:style-name="ce50" table:formula="of:=[.B78]/[.C78]" office:value-type="float" office:value="0.945128779395297" calcext:value-type="float">
            <text:p>0.94512877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.ClashOfLambdas.cartPar</text:p>
          </table:table-cell>
          <table:table-cell office:value-type="float" office:value="49.272" calcext:value-type="float">
            <text:p>49.272</text:p>
          </table:table-cell>
          <table:table-cell table:style-name="ce49" office:value-type="float" office:value="62.173" calcext:value-type="float">
            <text:p>62.17</text:p>
          </table:table-cell>
          <table:table-cell table:style-name="ce50" table:formula="of:=[.B79]/[.C79]" office:value-type="float" office:value="0.792498351374391" calcext:value-type="float">
            <text:p>0.79249835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.ClashOfLambdas.cartSeq</text:p>
          </table:table-cell>
          <table:table-cell office:value-type="float" office:value="62.995" calcext:value-type="float">
            <text:p>62.995</text:p>
          </table:table-cell>
          <table:table-cell table:style-name="ce49" office:value-type="float" office:value="119.963" calcext:value-type="float">
            <text:p>119.96</text:p>
          </table:table-cell>
          <table:table-cell table:style-name="ce50" table:formula="of:=[.B80]/[.C80]" office:value-type="float" office:value="0.525120245409001" calcext:value-type="float">
            <text:p>0.52512024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.ClashOfLambdas.refBaseline</text:p>
          </table:table-cell>
          <table:table-cell office:value-type="float" office:value="25.683" calcext:value-type="float">
            <text:p>25.683</text:p>
          </table:table-cell>
          <table:table-cell table:style-name="ce49" office:value-type="float" office:value="29.645" calcext:value-type="float">
            <text:p>29.65</text:p>
          </table:table-cell>
          <table:table-cell table:style-name="ce50" table:formula="of:=[.B81]/[.C81]" office:value-type="float" office:value="0.866351829988194" calcext:value-type="float">
            <text:p>0.866351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.ClashOfLambdas.refPar</text:p>
          </table:table-cell>
          <table:table-cell office:value-type="float" office:value="28.966" calcext:value-type="float">
            <text:p>28.966</text:p>
          </table:table-cell>
          <table:table-cell table:style-name="ce49" office:value-type="float" office:value="23.564" calcext:value-type="float">
            <text:p>23.56</text:p>
          </table:table-cell>
          <table:table-cell table:style-name="ce50" table:formula="of:=[.B82]/[.C82]" office:value-type="float" office:value="1.22924800543202" calcext:value-type="float">
            <text:p>1.22924800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.ClashOfLambdas.refSeq</text:p>
          </table:table-cell>
          <table:table-cell office:value-type="float" office:value="60.358" calcext:value-type="float">
            <text:p>60.358</text:p>
          </table:table-cell>
          <table:table-cell table:style-name="ce49" office:value-type="float" office:value="43.179" calcext:value-type="float">
            <text:p>43.18</text:p>
          </table:table-cell>
          <table:table-cell table:style-name="ce50" table:formula="of:=[.B83]/[.C83]" office:value-type="float" office:value="1.39785543898654" calcext:value-type="float">
            <text:p>1.3978554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.ClashOfLambdas.sumBaseline</text:p>
          </table:table-cell>
          <table:table-cell office:value-type="float" office:value="6.948" calcext:value-type="float">
            <text:p>6.948</text:p>
          </table:table-cell>
          <table:table-cell table:style-name="ce49" office:value-type="float" office:value="8.056" calcext:value-type="float">
            <text:p>8.06</text:p>
          </table:table-cell>
          <table:table-cell table:style-name="ce50" table:formula="of:=[.B84]/[.C84]" office:value-type="float" office:value="0.862462760675273" calcext:value-type="float">
            <text:p>0.86246276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.ClashOfLambdas.sumOfSquaresBaseline</text:p>
          </table:table-cell>
          <table:table-cell office:value-type="float" office:value="7.081" calcext:value-type="float">
            <text:p>7.081</text:p>
          </table:table-cell>
          <table:table-cell table:style-name="ce49" office:value-type="float" office:value="8.359" calcext:value-type="float">
            <text:p>8.36</text:p>
          </table:table-cell>
          <table:table-cell table:style-name="ce50" table:formula="of:=[.B85]/[.C85]" office:value-type="float" office:value="0.847110898432827" calcext:value-type="float">
            <text:p>0.84711089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.ClashOfLambdas.sumOfSquaresEvenBaseline</text:p>
          </table:table-cell>
          <table:table-cell office:value-type="float" office:value="11.269" calcext:value-type="float">
            <text:p>11.269</text:p>
          </table:table-cell>
          <table:table-cell table:style-name="ce49" office:value-type="float" office:value="12.953" calcext:value-type="float">
            <text:p>12.95</text:p>
          </table:table-cell>
          <table:table-cell table:style-name="ce50" table:formula="of:=[.B86]/[.C86]" office:value-type="float" office:value="0.86999150775882" calcext:value-type="float">
            <text:p>0.86999150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.ClashOfLambdas.sumOfSquaresEvenPar</text:p>
          </table:table-cell>
          <table:table-cell office:value-type="float" office:value="10.613" calcext:value-type="float">
            <text:p>10.613</text:p>
          </table:table-cell>
          <table:table-cell table:style-name="ce49" office:value-type="float" office:value="31.137" calcext:value-type="float">
            <text:p>31.14</text:p>
          </table:table-cell>
          <table:table-cell table:style-name="ce50" table:formula="of:=[.B87]/[.C87]" office:value-type="float" office:value="0.340848508205672" calcext:value-type="float">
            <text:p>0.34084850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.ClashOfLambdas.sumOfSquaresEvenSeq</text:p>
          </table:table-cell>
          <table:table-cell office:value-type="float" office:value="16.944" calcext:value-type="float">
            <text:p>16.944</text:p>
          </table:table-cell>
          <table:table-cell table:style-name="ce49" office:value-type="float" office:value="19.342" calcext:value-type="float">
            <text:p>19.34</text:p>
          </table:table-cell>
          <table:table-cell table:style-name="ce50" table:formula="of:=[.B88]/[.C88]" office:value-type="float" office:value="0.876021093992348" calcext:value-type="float">
            <text:p>0.8760210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.ClashOfLambdas.sumOfSquaresPar</text:p>
          </table:table-cell>
          <table:table-cell office:value-type="float" office:value="7.068" calcext:value-type="float">
            <text:p>7.068</text:p>
          </table:table-cell>
          <table:table-cell table:style-name="ce49" office:value-type="float" office:value="26.622" calcext:value-type="float">
            <text:p>26.62</text:p>
          </table:table-cell>
          <table:table-cell table:style-name="ce50" table:formula="of:=[.B89]/[.C89]" office:value-type="float" office:value="0.265494703628578" calcext:value-type="float">
            <text:p>0.26549470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.ClashOfLambdas.sumOfSquaresSeq</text:p>
          </table:table-cell>
          <table:table-cell office:value-type="float" office:value="7.137" calcext:value-type="float">
            <text:p>7.137</text:p>
          </table:table-cell>
          <table:table-cell table:style-name="ce49" office:value-type="float" office:value="7.226" calcext:value-type="float">
            <text:p>7.23</text:p>
          </table:table-cell>
          <table:table-cell table:style-name="ce50" table:formula="of:=[.B90]/[.C90]" office:value-type="float" office:value="0.987683365624135" calcext:value-type="float">
            <text:p>0.98768336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.ClashOfLambdas.sumPar</text:p>
          </table:table-cell>
          <table:table-cell office:value-type="float" office:value="7.076" calcext:value-type="float">
            <text:p>7.076</text:p>
          </table:table-cell>
          <table:table-cell table:style-name="ce49" office:value-type="float" office:value="13.175" calcext:value-type="float">
            <text:p>13.18</text:p>
          </table:table-cell>
          <table:table-cell table:style-name="ce50" table:formula="of:=[.B91]/[.C91]" office:value-type="float" office:value="0.53707779886148" calcext:value-type="float">
            <text:p>0.5370777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.ClashOfLambdas.sumSeq</text:p>
          </table:table-cell>
          <table:table-cell office:value-type="float" office:value="6.99" calcext:value-type="float">
            <text:p>6.99</text:p>
          </table:table-cell>
          <table:table-cell table:style-name="ce49" office:value-type="float" office:value="6.852" calcext:value-type="float">
            <text:p>6.85</text:p>
          </table:table-cell>
          <table:table-cell table:style-name="ce50" table:formula="of:=[.B92]/[.C92]" office:value-type="float" office:value="1.02014010507881" calcext:value-type="float">
            <text:p>1.0201401051</text:p>
          </table:table-cell>
          <table:table-cell table:number-columns-repeated="2"/>
        </table:table-row>
        <table:table-row table:style-name="ro2" table:number-rows-repeated="1048483">
          <table:table-cell table:number-columns-repeated="6"/>
        </table:table-row>
        <table:table-row table:style-name="ro2">
          <table:table-cell table:number-columns-repeated="6"/>
        </table:table-row>
        <calcext:conditional-formats>
          <calcext:conditional-format calcext:target-range-address="'fun with flags'.D78:'fun with flags'.D92 'fun with flags'.D2:'fun with flags'.D36 'fun with flags'.D40:'fun with flags'.D74">
            <calcext:condition calcext:apply-style-name="degrade" calcext:value="&lt;1" calcext:base-cell-address="'fun with flags'.D2"/>
            <calcext:condition calcext:apply-style-name="speedup" calcext:value="&gt;1" calcext:base-cell-address="'fun with flags'.D2"/>
          </calcext:conditional-format>
        </calcext:conditional-formats>
      </table:table>
      <table:named-expressions/>
      <table:database-ranges>
        <table:database-range table:name="__Anonymous_Sheet_DB__1" table:target-range-address="'fun with flags'.A2:'fun with flags'.D3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number:fill-character> </number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number:fill-character> </number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number:fill-character> </number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number:fill-character> </number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number:fill-character> </number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number:fill-character> </number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number:fill-character> </number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number:fill-character> </number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number:fill-character> </number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number:fill-character> </number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time-style style:name="N10155" number:language="en" number:country="US">
      <number:minutes number:style="long"/>
      <number:text>:</number:text>
      <number:seconds number:style="long"/>
    </number:time-style>
    <number:time-style style:name="N10156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7" number:language="en" number:country="US">
      <number:minutes number:style="long"/>
      <number:text>:</number:text>
      <number:seconds number:style="long" number:decimal-places="1"/>
    </number:time-style>
    <number:number-style style:name="N10158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Lohit Hindi" style:font-family-complex="'Lohit Hindi'" style:font-family-generic-complex="system" style:font-pitch-complex="variable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egrade" style:family="table-cell" style:parent-style-name="Default">
      <style:table-cell-properties fo:background-color="#ff6666" style:vertical-justify="auto"/>
      <style:paragraph-properties css3t:text-justify="auto"/>
    </style:style>
    <style:style style:name="speedup" style:family="table-cell" style:parent-style-name="Default">
      <style:table-cell-properties fo:background-color="#99ff9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0">00/00/0000</text:date>, <text:time style:data-style-name="N2" text:time-value="0000-00-00T00:00:03.9330897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Aggelos Biboudis</dc:creator>
    <meta:print-date>2014-05-26T15:59:08.969598051</meta:print-date>
    <dc:date>2014-07-10T13:58:11.792128621</dc:date>
    <meta:editing-cycles>91</meta:editing-cycles>
    <meta:editing-duration>P1DT17H18M27S</meta:editing-duration>
    <meta:generator>LibreOffice/4.1.3.2$Linux_X86_64 LibreOffice_project/410m0$Build-2</meta:generator>
    <meta:printed-by>Aggelos Biboudis</meta:printed-by>
    <meta:document-statistic meta:table-count="2" meta:cell-count="1044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5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3cm" svg:height="8.383cm" xlink:href=".." xlink:type="simple" chart:class="chart:bar" chart:style-name="ch1">
        <chart:title svg:x="0.002cm" svg:y="0.023cm" chart:style-name="ch2">
          <text:p>Sum</text:p>
        </chart:title>
        <chart:legend chart:legend-position="end" svg:x="13.266cm" svg:y="2.841cm" style:legend-expansion="high" chart:style-name="ch3"/>
        <chart:plot-area chart:style-name="ch4" table:cell-range-address="'with-compiler-optimizations'.A2:'with-compiler-optimizations'.F7" chart:data-source-has-labels="both" svg:x="1.324cm" svg:y="1.611cm" svg:width="11.302cm" svg:height="6.185cm">
          <chartooo:coordinate-region svg:x="2.161cm" svg:y="1.821cm" svg:width="10.197cm" svg:height="5.306cm"/>
          <chart:axis chart:dimension="x" chart:name="primary-x" chart:style-name="ch5" chartooo:axis-type="auto">
            <chartooo:date-scale/>
            <chart:categories table:cell-range-address="'with-compiler-optimizations'.A3:'with-compiler-optimizations'.A7"/>
          </chart:axis>
          <chart:axis chart:dimension="y" chart:name="primary-y" chart:style-name="ch6">
            <chart:title svg:x="0.451cm" svg:y="5.556cm" chart:style-name="ch7">
              <text:p>avg ms / op</text:p>
            </chart:title>
            <chart:grid chart:style-name="ch8" chart:class="major"/>
          </chart:axis>
          <chart:series chart:style-name="ch9" chart:values-cell-range-address="'with-compiler-optimizations'.B3:'with-compiler-optimizations'.B7" chart:label-cell-address="'with-compiler-optimizations'.B2:'with-compiler-optimizations'.B2" chart:class="chart:bar">
            <chart:data-point chart:repeated="5"/>
          </chart:series>
          <chart:series chart:style-name="ch10" chart:values-cell-range-address="'with-compiler-optimizations'.C3:'with-compiler-optimizations'.C7" chart:label-cell-address="'with-compiler-optimizations'.C2:'with-compiler-optimizations'.C2" chart:class="chart:bar">
            <chart:data-point chart:repeated="5"/>
          </chart:series>
          <chart:series chart:style-name="ch11" chart:values-cell-range-address="'with-compiler-optimizations'.D3:'with-compiler-optimizations'.D7" chart:label-cell-address="'with-compiler-optimizations'.D2:'with-compiler-optimizations'.D2" chart:class="chart:bar">
            <chart:data-point chart:repeated="5"/>
          </chart:series>
          <chart:series chart:style-name="ch12" chart:values-cell-range-address="'with-compiler-optimizations'.E3:'with-compiler-optimizations'.E7" chart:label-cell-address="'with-compiler-optimizations'.E2:'with-compiler-optimizations'.E2" chart:class="chart:bar">
            <chart:data-point chart:repeated="5"/>
          </chart:series>
          <chart:series chart:style-name="ch13" chart:values-cell-range-address="'with-compiler-optimizations'.F3:'with-compiler-optimizations'.F7" chart:label-cell-address="'with-compiler-optimizations'.F2:'with-compiler-optimizations'.F2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'with-compiler-optimizations'.B2:'with-compiler-optimizations'.B2</svg:desc>
                </draw:g>
              </table:table-cell>
              <table:table-cell office:value-type="string">
                <text:p>Scala-Views</text:p>
                <draw:g>
                  <svg:desc>'with-compiler-optimizations'.C2:'with-compiler-optimizations'.C2</svg:desc>
                </draw:g>
              </table:table-cell>
              <table:table-cell office:value-type="string">
                <text:p>Scala-Strict</text:p>
                <draw:g>
                  <svg:desc>'with-compiler-optimizations'.D2:'with-compiler-optimizations'.D2</svg:desc>
                </draw:g>
              </table:table-cell>
              <table:table-cell office:value-type="string">
                <text:p>C#</text:p>
                <draw:g>
                  <svg:desc>'with-compiler-optimizations'.E2:'with-compiler-optimizations'.E2</svg:desc>
                </draw:g>
              </table:table-cell>
              <table:table-cell office:value-type="string">
                <text:p>F#</text:p>
                <draw:g>
                  <svg:desc>'with-compiler-optimizations'.F2:'with-compiler-optimizations'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'with-compiler-optimizations'.A3:'with-compiler-optimizations'.A7</svg:desc>
                </draw:g>
              </table:table-cell>
              <table:table-cell office:value-type="float" office:value="6.903">
                <text:p>6.903</text:p>
                <draw:g>
                  <svg:desc>'with-compiler-optimizations'.B3:'with-compiler-optimizations'.B7</svg:desc>
                </draw:g>
              </table:table-cell>
              <table:table-cell office:value-type="float" office:value="6.886">
                <text:p>6.886</text:p>
                <draw:g>
                  <svg:desc>'with-compiler-optimizations'.C3:'with-compiler-optimizations'.C7</svg:desc>
                </draw:g>
              </table:table-cell>
              <table:table-cell office:value-type="float" office:value="NaN">
                <text:p>NaN</text:p>
                <draw:g>
                  <svg:desc>'with-compiler-optimizations'.D3:'with-compiler-optimizations'.D7</svg:desc>
                </draw:g>
              </table:table-cell>
              <table:table-cell office:value-type="float" office:value="7.866">
                <text:p>7.866</text:p>
                <draw:g>
                  <svg:desc>'with-compiler-optimizations'.E3:'with-compiler-optimizations'.E7</svg:desc>
                </draw:g>
              </table:table-cell>
              <table:table-cell office:value-type="float" office:value="7.285">
                <text:p>7.285</text:p>
                <draw:g>
                  <svg:desc>'with-compiler-optimizations'.F3:'with-compiler-optimizations'.F7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6.897">
                <text:p>6.897</text:p>
              </table:table-cell>
              <table:table-cell office:value-type="float" office:value="90.085">
                <text:p>90.085</text:p>
              </table:table-cell>
              <table:table-cell office:value-type="float" office:value="89.483">
                <text:p>89.483</text:p>
              </table:table-cell>
              <table:table-cell office:value-type="float" office:value="67.294">
                <text:p>67.294</text:p>
              </table:table-cell>
              <table:table-cell office:value-type="float" office:value="66.353">
                <text:p>66.353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6.942">
                <text:p>6.942</text:p>
              </table:table-cell>
              <table:table-cell office:value-type="float" office:value="NaN">
                <text:p>NaN</text:p>
              </table:table-cell>
              <table:table-cell office:value-type="float" office:value="9.213">
                <text:p>9.213</text:p>
              </table:table-cell>
              <table:table-cell office:value-type="float" office:value="9.09">
                <text:p>9.09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6.716">
                <text:p>6.716</text:p>
              </table:table-cell>
              <table:table-cell office:value-type="float" office:value="350.745">
                <text:p>350.745</text:p>
              </table:table-cell>
              <table:table-cell office:value-type="float" office:value="353.097">
                <text:p>353.097</text:p>
              </table:table-cell>
              <table:table-cell office:value-type="float" office:value="23.373">
                <text:p>23.373</text:p>
              </table:table-cell>
              <table:table-cell office:value-type="float" office:value="24.26">
                <text:p>24.26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6.732">
                <text:p>6.732</text:p>
              </table:table-cell>
              <table:table-cell office:value-type="float" office:value="NaN">
                <text:p>NaN</text:p>
              </table:table-cell>
              <table:table-cell office:value-type="float" office:value="7.06">
                <text:p>7.06</text:p>
              </table:table-cell>
              <table:table-cell office:value-type="float" office:value="7.094">
                <text:p>7.0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4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3cm" svg:height="8.383cm" xlink:href=".." xlink:type="simple" chart:class="chart:bar" chart:style-name="ch1">
        <chart:title svg:x="0.006cm" svg:y="0.015cm" chart:style-name="ch2">
          <text:p>Reference Types</text:p>
        </chart:title>
        <chart:legend chart:legend-position="end" svg:x="13.266cm" svg:y="2.841cm" style:legend-expansion="high" chart:style-name="ch3"/>
        <chart:plot-area chart:style-name="ch4" table:cell-range-address="'with-compiler-optimizations'.A31:'with-compiler-optimizations'.F35 'with-compiler-optimizations'.B30:'with-compiler-optimizations'.F30" chart:data-source-has-labels="both" svg:x="1.324cm" svg:y="1.611cm" svg:width="11.302cm" svg:height="6.185cm">
          <chartooo:coordinate-region svg:x="2.161cm" svg:y="1.821cm" svg:width="10.197cm" svg:height="5.306cm"/>
          <chart:axis chart:dimension="x" chart:name="primary-x" chart:style-name="ch5" chartooo:axis-type="auto">
            <chartooo:date-scale/>
            <chart:categories table:cell-range-address="'with-compiler-optimizations'.A31:'with-compiler-optimizations'.A35"/>
          </chart:axis>
          <chart:axis chart:dimension="y" chart:name="primary-y" chart:style-name="ch6">
            <chart:title svg:x="0.451cm" svg:y="5.556cm" chart:style-name="ch7">
              <text:p>avg ms / op</text:p>
            </chart:title>
            <chart:grid chart:style-name="ch8" chart:class="major"/>
          </chart:axis>
          <chart:series chart:style-name="ch9" chart:values-cell-range-address="'with-compiler-optimizations'.B31:'with-compiler-optimizations'.B35" chart:label-cell-address="'with-compiler-optimizations'.B30:'with-compiler-optimizations'.B30" chart:class="chart:bar">
            <chart:data-point chart:repeated="5"/>
          </chart:series>
          <chart:series chart:style-name="ch10" chart:values-cell-range-address="'with-compiler-optimizations'.C31:'with-compiler-optimizations'.C35" chart:label-cell-address="'with-compiler-optimizations'.C30:'with-compiler-optimizations'.C30" chart:class="chart:bar">
            <chart:data-point chart:repeated="5"/>
          </chart:series>
          <chart:series chart:style-name="ch11" chart:values-cell-range-address="'with-compiler-optimizations'.D31:'with-compiler-optimizations'.D35" chart:label-cell-address="'with-compiler-optimizations'.D30:'with-compiler-optimizations'.D30" chart:class="chart:bar">
            <chart:data-point chart:repeated="5"/>
          </chart:series>
          <chart:series chart:style-name="ch12" chart:values-cell-range-address="'with-compiler-optimizations'.E31:'with-compiler-optimizations'.E35" chart:label-cell-address="'with-compiler-optimizations'.E30:'with-compiler-optimizations'.E30" chart:class="chart:bar">
            <chart:data-point chart:repeated="5"/>
          </chart:series>
          <chart:series chart:style-name="ch13" chart:values-cell-range-address="'with-compiler-optimizations'.F31:'with-compiler-optimizations'.F35" chart:label-cell-address="'with-compiler-optimizations'.F30:'with-compiler-optimizations'.F30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'with-compiler-optimizations'.B30:'with-compiler-optimizations'.B30</svg:desc>
                </draw:g>
              </table:table-cell>
              <table:table-cell office:value-type="string">
                <text:p>Scala-Views</text:p>
                <draw:g>
                  <svg:desc>'with-compiler-optimizations'.C30:'with-compiler-optimizations'.C30</svg:desc>
                </draw:g>
              </table:table-cell>
              <table:table-cell office:value-type="string">
                <text:p>Scala-Strict</text:p>
                <draw:g>
                  <svg:desc>'with-compiler-optimizations'.D30:'with-compiler-optimizations'.D30</svg:desc>
                </draw:g>
              </table:table-cell>
              <table:table-cell office:value-type="string">
                <text:p>C#</text:p>
                <draw:g>
                  <svg:desc>'with-compiler-optimizations'.E30:'with-compiler-optimizations'.E30</svg:desc>
                </draw:g>
              </table:table-cell>
              <table:table-cell office:value-type="string">
                <text:p>F#</text:p>
                <draw:g>
                  <svg:desc>'with-compiler-optimizations'.F30:'with-compiler-optimizations'.F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'with-compiler-optimizations'.A31:'with-compiler-optimizations'.A35</svg:desc>
                </draw:g>
              </table:table-cell>
              <table:table-cell office:value-type="float" office:value="23.852">
                <text:p>23.852</text:p>
                <draw:g>
                  <svg:desc>'with-compiler-optimizations'.B31:'with-compiler-optimizations'.B35</svg:desc>
                </draw:g>
              </table:table-cell>
              <table:table-cell office:value-type="float" office:value="25.06">
                <text:p>25.06</text:p>
                <draw:g>
                  <svg:desc>'with-compiler-optimizations'.C31:'with-compiler-optimizations'.C35</svg:desc>
                </draw:g>
              </table:table-cell>
              <table:table-cell office:value-type="float" office:value="NaN">
                <text:p>NaN</text:p>
                <draw:g>
                  <svg:desc>'with-compiler-optimizations'.D31:'with-compiler-optimizations'.D35</svg:desc>
                </draw:g>
              </table:table-cell>
              <table:table-cell office:value-type="float" office:value="27.84">
                <text:p>27.84</text:p>
                <draw:g>
                  <svg:desc>'with-compiler-optimizations'.E31:'with-compiler-optimizations'.E35</svg:desc>
                </draw:g>
              </table:table-cell>
              <table:table-cell office:value-type="float" office:value="28.347">
                <text:p>28.347</text:p>
                <draw:g>
                  <svg:desc>'with-compiler-optimizations'.F31:'with-compiler-optimizations'.F35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57.986">
                <text:p>57.986</text:p>
              </table:table-cell>
              <table:table-cell office:value-type="float" office:value="99.769">
                <text:p>99.769</text:p>
              </table:table-cell>
              <table:table-cell office:value-type="float" office:value="72.635">
                <text:p>72.635</text:p>
              </table:table-cell>
              <table:table-cell office:value-type="float" office:value="82.807">
                <text:p>82.807</text:p>
              </table:table-cell>
              <table:table-cell office:value-type="float" office:value="191.205">
                <text:p>191.205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47.109">
                <text:p>47.109</text:p>
              </table:table-cell>
              <table:table-cell office:value-type="float" office:value="NaN">
                <text:p>NaN</text:p>
              </table:table-cell>
              <table:table-cell office:value-type="float" office:value="32.854">
                <text:p>32.854</text:p>
              </table:table-cell>
              <table:table-cell office:value-type="float" office:value="31.62">
                <text:p>31.62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27.176">
                <text:p>27.176</text:p>
              </table:table-cell>
              <table:table-cell office:value-type="float" office:value="300.733">
                <text:p>300.733</text:p>
              </table:table-cell>
              <table:table-cell office:value-type="float" office:value="51.209">
                <text:p>51.209</text:p>
              </table:table-cell>
              <table:table-cell office:value-type="float" office:value="55.994">
                <text:p>55.994</text:p>
              </table:table-cell>
              <table:table-cell office:value-type="float" office:value="52.574">
                <text:p>52.574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37.484">
                <text:p>37.484</text:p>
              </table:table-cell>
              <table:table-cell office:value-type="float" office:value="NaN">
                <text:p>NaN</text:p>
              </table:table-cell>
              <table:table-cell office:value-type="float" office:value="27.828">
                <text:p>27.828</text:p>
              </table:table-cell>
              <table:table-cell office:value-type="float" office:value="27.462">
                <text:p>27.46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4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3cm" svg:height="8.383cm" xlink:href=".." xlink:type="simple" chart:class="chart:bar" chart:style-name="ch1">
        <chart:title svg:x="0.006cm" svg:y="-0.013cm" chart:style-name="ch2">
          <text:p>Reference Types</text:p>
        </chart:title>
        <chart:legend chart:legend-position="end" svg:x="13.266cm" svg:y="2.841cm" style:legend-expansion="high" chart:style-name="ch3"/>
        <chart:plot-area chart:style-name="ch4" table:cell-range-address="'with-compiler-optimizations'.A67:'with-compiler-optimizations'.F71 'with-compiler-optimizations'.B66:'with-compiler-optimizations'.F66" chart:data-source-has-labels="both" svg:x="1.324cm" svg:y="1.611cm" svg:width="11.302cm" svg:height="6.185cm">
          <chartooo:coordinate-region svg:x="2.161cm" svg:y="1.821cm" svg:width="10.197cm" svg:height="5.306cm"/>
          <chart:axis chart:dimension="x" chart:name="primary-x" chart:style-name="ch5" chartooo:axis-type="auto">
            <chartooo:date-scale/>
            <chart:categories table:cell-range-address="'with-compiler-optimizations'.A67:'with-compiler-optimizations'.A71"/>
          </chart:axis>
          <chart:axis chart:dimension="y" chart:name="primary-y" chart:style-name="ch6">
            <chart:title svg:x="0.451cm" svg:y="5.556cm" chart:style-name="ch7">
              <text:p>avg ms / op</text:p>
            </chart:title>
            <chart:grid chart:style-name="ch8" chart:class="major"/>
          </chart:axis>
          <chart:series chart:style-name="ch9" chart:values-cell-range-address="'with-compiler-optimizations'.B67:'with-compiler-optimizations'.B71" chart:label-cell-address="'with-compiler-optimizations'.B66:'with-compiler-optimizations'.B66" chart:class="chart:bar">
            <chart:data-point chart:repeated="5"/>
          </chart:series>
          <chart:series chart:style-name="ch10" chart:values-cell-range-address="'with-compiler-optimizations'.C67:'with-compiler-optimizations'.C71" chart:label-cell-address="'with-compiler-optimizations'.C66:'with-compiler-optimizations'.C66" chart:class="chart:bar">
            <chart:data-point chart:repeated="5"/>
          </chart:series>
          <chart:series chart:style-name="ch11" chart:values-cell-range-address="'with-compiler-optimizations'.D67:'with-compiler-optimizations'.D71" chart:label-cell-address="'with-compiler-optimizations'.D66:'with-compiler-optimizations'.D66" chart:class="chart:bar">
            <chart:data-point chart:repeated="5"/>
          </chart:series>
          <chart:series chart:style-name="ch12" chart:values-cell-range-address="'with-compiler-optimizations'.E67:'with-compiler-optimizations'.E71" chart:label-cell-address="'with-compiler-optimizations'.E66:'with-compiler-optimizations'.E66" chart:class="chart:bar">
            <chart:data-point chart:repeated="5"/>
          </chart:series>
          <chart:series chart:style-name="ch13" chart:values-cell-range-address="'with-compiler-optimizations'.F67:'with-compiler-optimizations'.F71" chart:label-cell-address="'with-compiler-optimizations'.F66:'with-compiler-optimizations'.F66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'with-compiler-optimizations'.B66:'with-compiler-optimizations'.B66</svg:desc>
                </draw:g>
              </table:table-cell>
              <table:table-cell office:value-type="string">
                <text:p>Scala-Views</text:p>
                <draw:g>
                  <svg:desc>'with-compiler-optimizations'.C66:'with-compiler-optimizations'.C66</svg:desc>
                </draw:g>
              </table:table-cell>
              <table:table-cell office:value-type="string">
                <text:p>Scala-Strict</text:p>
                <draw:g>
                  <svg:desc>'with-compiler-optimizations'.D66:'with-compiler-optimizations'.D66</svg:desc>
                </draw:g>
              </table:table-cell>
              <table:table-cell office:value-type="string">
                <text:p>C#</text:p>
                <draw:g>
                  <svg:desc>'with-compiler-optimizations'.E66:'with-compiler-optimizations'.E66</svg:desc>
                </draw:g>
              </table:table-cell>
              <table:table-cell office:value-type="string">
                <text:p>F#</text:p>
                <draw:g>
                  <svg:desc>'with-compiler-optimizations'.F66:'with-compiler-optimizations'.F6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'with-compiler-optimizations'.A67:'with-compiler-optimizations'.A71</svg:desc>
                </draw:g>
              </table:table-cell>
              <table:table-cell office:value-type="float" office:value="25.683">
                <text:p>25.683</text:p>
                <draw:g>
                  <svg:desc>'with-compiler-optimizations'.B67:'with-compiler-optimizations'.B71</svg:desc>
                </draw:g>
              </table:table-cell>
              <table:table-cell office:value-type="float" office:value="25.028">
                <text:p>25.028</text:p>
                <draw:g>
                  <svg:desc>'with-compiler-optimizations'.C67:'with-compiler-optimizations'.C71</svg:desc>
                </draw:g>
              </table:table-cell>
              <table:table-cell office:value-type="float" office:value="NaN">
                <text:p>NaN</text:p>
                <draw:g>
                  <svg:desc>'with-compiler-optimizations'.D67:'with-compiler-optimizations'.D71</svg:desc>
                </draw:g>
              </table:table-cell>
              <table:table-cell office:value-type="float" office:value="43.417">
                <text:p>43.417</text:p>
                <draw:g>
                  <svg:desc>'with-compiler-optimizations'.E67:'with-compiler-optimizations'.E71</svg:desc>
                </draw:g>
              </table:table-cell>
              <table:table-cell office:value-type="float" office:value="45.912">
                <text:p>45.912</text:p>
                <draw:g>
                  <svg:desc>'with-compiler-optimizations'.F67:'with-compiler-optimizations'.F71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60.358">
                <text:p>60.358</text:p>
              </table:table-cell>
              <table:table-cell office:value-type="float" office:value="108.222">
                <text:p>108.222</text:p>
              </table:table-cell>
              <table:table-cell office:value-type="float" office:value="76.276">
                <text:p>76.276</text:p>
              </table:table-cell>
              <table:table-cell office:value-type="float" office:value="118.087">
                <text:p>118.087</text:p>
              </table:table-cell>
              <table:table-cell office:value-type="float" office:value="315.459">
                <text:p>315.459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49.398">
                <text:p>49.398</text:p>
              </table:table-cell>
              <table:table-cell office:value-type="float" office:value="NaN">
                <text:p>NaN</text:p>
              </table:table-cell>
              <table:table-cell office:value-type="float" office:value="43.678">
                <text:p>43.678</text:p>
              </table:table-cell>
              <table:table-cell office:value-type="float" office:value="51.179">
                <text:p>51.179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28.966">
                <text:p>28.966</text:p>
              </table:table-cell>
              <table:table-cell office:value-type="float" office:value="352.677">
                <text:p>352.677</text:p>
              </table:table-cell>
              <table:table-cell office:value-type="float" office:value="58.028">
                <text:p>58.028</text:p>
              </table:table-cell>
              <table:table-cell office:value-type="float" office:value="528.132">
                <text:p>528.132</text:p>
              </table:table-cell>
              <table:table-cell office:value-type="float" office:value="544.072">
                <text:p>544.072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40.109">
                <text:p>40.109</text:p>
              </table:table-cell>
              <table:table-cell office:value-type="float" office:value="NaN">
                <text:p>NaN</text:p>
              </table:table-cell>
              <table:table-cell office:value-type="float" office:value="29.279">
                <text:p>29.279</text:p>
              </table:table-cell>
              <table:table-cell office:value-type="float" office:value="30.352">
                <text:p>30.35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5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3cm" svg:height="8.383cm" xlink:href=".." xlink:type="simple" chart:class="chart:bar" chart:style-name="ch1">
        <chart:title svg:x="0.022cm" svg:y="0.023cm" chart:style-name="ch2">
          <text:p>Sum of Squares</text:p>
        </chart:title>
        <chart:legend chart:legend-position="end" svg:x="13.266cm" svg:y="2.841cm" style:legend-expansion="high" chart:style-name="ch3"/>
        <chart:plot-area chart:style-name="ch4" table:cell-range-address="'with-compiler-optimizations'.A10:'with-compiler-optimizations'.F14 'with-compiler-optimizations'.B9:'with-compiler-optimizations'.F9" chart:data-source-has-labels="both" svg:x="1.324cm" svg:y="1.611cm" svg:width="11.302cm" svg:height="6.185cm">
          <chartooo:coordinate-region svg:x="2.161cm" svg:y="1.821cm" svg:width="10.197cm" svg:height="5.306cm"/>
          <chart:axis chart:dimension="x" chart:name="primary-x" chart:style-name="ch5" chartooo:axis-type="auto">
            <chartooo:date-scale/>
            <chart:categories table:cell-range-address="'with-compiler-optimizations'.A10:'with-compiler-optimizations'.A14"/>
          </chart:axis>
          <chart:axis chart:dimension="y" chart:name="primary-y" chart:style-name="ch6">
            <chart:title svg:x="0.451cm" svg:y="5.556cm" chart:style-name="ch7">
              <text:p>avg ms / op</text:p>
            </chart:title>
            <chart:grid chart:style-name="ch8" chart:class="major"/>
          </chart:axis>
          <chart:series chart:style-name="ch9" chart:values-cell-range-address="'with-compiler-optimizations'.B10:'with-compiler-optimizations'.B14" chart:label-cell-address="'with-compiler-optimizations'.B9:'with-compiler-optimizations'.B9" chart:class="chart:bar">
            <chart:data-point chart:repeated="5"/>
          </chart:series>
          <chart:series chart:style-name="ch10" chart:values-cell-range-address="'with-compiler-optimizations'.C10:'with-compiler-optimizations'.C14" chart:label-cell-address="'with-compiler-optimizations'.C9:'with-compiler-optimizations'.C9" chart:class="chart:bar">
            <chart:data-point chart:repeated="5"/>
          </chart:series>
          <chart:series chart:style-name="ch11" chart:values-cell-range-address="'with-compiler-optimizations'.D10:'with-compiler-optimizations'.D14" chart:label-cell-address="'with-compiler-optimizations'.D9:'with-compiler-optimizations'.D9" chart:class="chart:bar">
            <chart:data-point chart:repeated="5"/>
          </chart:series>
          <chart:series chart:style-name="ch12" chart:values-cell-range-address="'with-compiler-optimizations'.E10:'with-compiler-optimizations'.E14" chart:label-cell-address="'with-compiler-optimizations'.E9:'with-compiler-optimizations'.E9" chart:class="chart:bar">
            <chart:data-point chart:repeated="5"/>
          </chart:series>
          <chart:series chart:style-name="ch13" chart:values-cell-range-address="'with-compiler-optimizations'.F10:'with-compiler-optimizations'.F14" chart:label-cell-address="'with-compiler-optimizations'.F9:'with-compiler-optimizations'.F9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'with-compiler-optimizations'.B9:'with-compiler-optimizations'.B9</svg:desc>
                </draw:g>
              </table:table-cell>
              <table:table-cell office:value-type="string">
                <text:p>Scala-Views</text:p>
                <draw:g>
                  <svg:desc>'with-compiler-optimizations'.C9:'with-compiler-optimizations'.C9</svg:desc>
                </draw:g>
              </table:table-cell>
              <table:table-cell office:value-type="string">
                <text:p>Scala-Strict</text:p>
                <draw:g>
                  <svg:desc>'with-compiler-optimizations'.D9:'with-compiler-optimizations'.D9</svg:desc>
                </draw:g>
              </table:table-cell>
              <table:table-cell office:value-type="string">
                <text:p>C#</text:p>
                <draw:g>
                  <svg:desc>'with-compiler-optimizations'.E9:'with-compiler-optimizations'.E9</svg:desc>
                </draw:g>
              </table:table-cell>
              <table:table-cell office:value-type="string">
                <text:p>F#</text:p>
                <draw:g>
                  <svg:desc>'with-compiler-optimizations'.F9:'with-compiler-optimizations'.F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'with-compiler-optimizations'.A10:'with-compiler-optimizations'.A14</svg:desc>
                </draw:g>
              </table:table-cell>
              <table:table-cell office:value-type="float" office:value="7.016">
                <text:p>7.016</text:p>
                <draw:g>
                  <svg:desc>'with-compiler-optimizations'.B10:'with-compiler-optimizations'.B14</svg:desc>
                </draw:g>
              </table:table-cell>
              <table:table-cell office:value-type="float" office:value="6.987">
                <text:p>6.987</text:p>
                <draw:g>
                  <svg:desc>'with-compiler-optimizations'.C10:'with-compiler-optimizations'.C14</svg:desc>
                </draw:g>
              </table:table-cell>
              <table:table-cell office:value-type="float" office:value="NaN">
                <text:p>NaN</text:p>
                <draw:g>
                  <svg:desc>'with-compiler-optimizations'.D10:'with-compiler-optimizations'.D14</svg:desc>
                </draw:g>
              </table:table-cell>
              <table:table-cell office:value-type="float" office:value="7.514">
                <text:p>7.514</text:p>
                <draw:g>
                  <svg:desc>'with-compiler-optimizations'.E10:'with-compiler-optimizations'.E14</svg:desc>
                </draw:g>
              </table:table-cell>
              <table:table-cell office:value-type="float" office:value="7.561">
                <text:p>7.561</text:p>
                <draw:g>
                  <svg:desc>'with-compiler-optimizations'.F10:'with-compiler-optimizations'.F14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7.021">
                <text:p>7.021</text:p>
              </table:table-cell>
              <table:table-cell office:value-type="float" office:value="139.63">
                <text:p>139.63</text:p>
              </table:table-cell>
              <table:table-cell office:value-type="float" office:value="231.976">
                <text:p>231.976</text:p>
              </table:table-cell>
              <table:table-cell office:value-type="float" office:value="95.298">
                <text:p>95.298</text:p>
              </table:table-cell>
              <table:table-cell office:value-type="float" office:value="173.875">
                <text:p>173.875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35.277">
                <text:p>35.277</text:p>
              </table:table-cell>
              <table:table-cell office:value-type="float" office:value="NaN">
                <text:p>NaN</text:p>
              </table:table-cell>
              <table:table-cell office:value-type="float" office:value="10.702">
                <text:p>10.702</text:p>
              </table:table-cell>
              <table:table-cell office:value-type="float" office:value="11.964">
                <text:p>11.964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6.715">
                <text:p>6.715</text:p>
              </table:table-cell>
              <table:table-cell office:value-type="float" office:value="618.253">
                <text:p>618.253</text:p>
              </table:table-cell>
              <table:table-cell office:value-type="float" office:value="846.538">
                <text:p>846.538</text:p>
              </table:table-cell>
              <table:table-cell office:value-type="float" office:value="59.569">
                <text:p>59.569</text:p>
              </table:table-cell>
              <table:table-cell office:value-type="float" office:value="55.525">
                <text:p>55.525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34.805">
                <text:p>34.805</text:p>
              </table:table-cell>
              <table:table-cell office:value-type="float" office:value="NaN">
                <text:p>NaN</text:p>
              </table:table-cell>
              <table:table-cell office:value-type="float" office:value="7.27">
                <text:p>7.27</text:p>
              </table:table-cell>
              <table:table-cell office:value-type="float" office:value="7.073">
                <text:p>7.07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5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3cm" svg:height="8.383cm" xlink:href=".." xlink:type="simple" chart:class="chart:bar" chart:style-name="ch1">
        <chart:title svg:x="0.022cm" svg:y="0.023cm" chart:style-name="ch2">
          <text:p>Sum of Squares Even</text:p>
        </chart:title>
        <chart:legend chart:legend-position="end" svg:x="13.266cm" svg:y="2.841cm" style:legend-expansion="high" chart:style-name="ch3"/>
        <chart:plot-area chart:style-name="ch4" table:cell-range-address="'with-compiler-optimizations'.A17:'with-compiler-optimizations'.F21 'with-compiler-optimizations'.B16:'with-compiler-optimizations'.F16" chart:data-source-has-labels="both" svg:x="1.324cm" svg:y="1.611cm" svg:width="11.302cm" svg:height="6.185cm">
          <chartooo:coordinate-region svg:x="2.161cm" svg:y="1.821cm" svg:width="10.197cm" svg:height="5.306cm"/>
          <chart:axis chart:dimension="x" chart:name="primary-x" chart:style-name="ch5" chartooo:axis-type="auto">
            <chartooo:date-scale/>
            <chart:categories table:cell-range-address="'with-compiler-optimizations'.A17:'with-compiler-optimizations'.A21"/>
          </chart:axis>
          <chart:axis chart:dimension="y" chart:name="primary-y" chart:style-name="ch6">
            <chart:title svg:x="0.451cm" svg:y="5.556cm" chart:style-name="ch7">
              <text:p>avg ms / op</text:p>
            </chart:title>
            <chart:grid chart:style-name="ch8" chart:class="major"/>
          </chart:axis>
          <chart:series chart:style-name="ch9" chart:values-cell-range-address="'with-compiler-optimizations'.B17:'with-compiler-optimizations'.B21" chart:label-cell-address="'with-compiler-optimizations'.B16:'with-compiler-optimizations'.B16" chart:class="chart:bar">
            <chart:data-point chart:repeated="5"/>
          </chart:series>
          <chart:series chart:style-name="ch10" chart:values-cell-range-address="'with-compiler-optimizations'.C17:'with-compiler-optimizations'.C21" chart:label-cell-address="'with-compiler-optimizations'.C16:'with-compiler-optimizations'.C16" chart:class="chart:bar">
            <chart:data-point chart:repeated="5"/>
          </chart:series>
          <chart:series chart:style-name="ch11" chart:values-cell-range-address="'with-compiler-optimizations'.D17:'with-compiler-optimizations'.D21" chart:label-cell-address="'with-compiler-optimizations'.D16:'with-compiler-optimizations'.D16" chart:class="chart:bar">
            <chart:data-point chart:repeated="5"/>
          </chart:series>
          <chart:series chart:style-name="ch12" chart:values-cell-range-address="'with-compiler-optimizations'.E17:'with-compiler-optimizations'.E21" chart:label-cell-address="'with-compiler-optimizations'.E16:'with-compiler-optimizations'.E16" chart:class="chart:bar">
            <chart:data-point chart:repeated="5"/>
          </chart:series>
          <chart:series chart:style-name="ch13" chart:values-cell-range-address="'with-compiler-optimizations'.F17:'with-compiler-optimizations'.F21" chart:label-cell-address="'with-compiler-optimizations'.F16:'with-compiler-optimizations'.F16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'with-compiler-optimizations'.B16:'with-compiler-optimizations'.B16</svg:desc>
                </draw:g>
              </table:table-cell>
              <table:table-cell office:value-type="string">
                <text:p>Scala-Views</text:p>
                <draw:g>
                  <svg:desc>'with-compiler-optimizations'.C16:'with-compiler-optimizations'.C16</svg:desc>
                </draw:g>
              </table:table-cell>
              <table:table-cell office:value-type="string">
                <text:p>Scala-Strict</text:p>
                <draw:g>
                  <svg:desc>'with-compiler-optimizations'.D16:'with-compiler-optimizations'.D16</svg:desc>
                </draw:g>
              </table:table-cell>
              <table:table-cell office:value-type="string">
                <text:p>C#</text:p>
                <draw:g>
                  <svg:desc>'with-compiler-optimizations'.E16:'with-compiler-optimizations'.E16</svg:desc>
                </draw:g>
              </table:table-cell>
              <table:table-cell office:value-type="string">
                <text:p>F#</text:p>
                <draw:g>
                  <svg:desc>'with-compiler-optimizations'.F16:'with-compiler-optimizations'.F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'with-compiler-optimizations'.A17:'with-compiler-optimizations'.A21</svg:desc>
                </draw:g>
              </table:table-cell>
              <table:table-cell office:value-type="float" office:value="10.405">
                <text:p>10.405</text:p>
                <draw:g>
                  <svg:desc>'with-compiler-optimizations'.B17:'with-compiler-optimizations'.B21</svg:desc>
                </draw:g>
              </table:table-cell>
              <table:table-cell office:value-type="float" office:value="10.938">
                <text:p>10.938</text:p>
                <draw:g>
                  <svg:desc>'with-compiler-optimizations'.C17:'with-compiler-optimizations'.C21</svg:desc>
                </draw:g>
              </table:table-cell>
              <table:table-cell office:value-type="float" office:value="NaN">
                <text:p>NaN</text:p>
                <draw:g>
                  <svg:desc>'with-compiler-optimizations'.D17:'with-compiler-optimizations'.D21</svg:desc>
                </draw:g>
              </table:table-cell>
              <table:table-cell office:value-type="float" office:value="11.363">
                <text:p>11.363</text:p>
                <draw:g>
                  <svg:desc>'with-compiler-optimizations'.E17:'with-compiler-optimizations'.E21</svg:desc>
                </draw:g>
              </table:table-cell>
              <table:table-cell office:value-type="float" office:value="10.951">
                <text:p>10.951</text:p>
                <draw:g>
                  <svg:desc>'with-compiler-optimizations'.F17:'with-compiler-optimizations'.F21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16.31">
                <text:p>16.31</text:p>
              </table:table-cell>
              <table:table-cell office:value-type="float" office:value="115.243">
                <text:p>115.243</text:p>
              </table:table-cell>
              <table:table-cell office:value-type="float" office:value="213.746">
                <text:p>213.746</text:p>
              </table:table-cell>
              <table:table-cell office:value-type="float" office:value="82.789">
                <text:p>82.789</text:p>
              </table:table-cell>
              <table:table-cell office:value-type="float" office:value="208.283">
                <text:p>208.283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48.673">
                <text:p>48.673</text:p>
              </table:table-cell>
              <table:table-cell office:value-type="float" office:value="NaN">
                <text:p>NaN</text:p>
              </table:table-cell>
              <table:table-cell office:value-type="float" office:value="53.527">
                <text:p>53.527</text:p>
              </table:table-cell>
              <table:table-cell office:value-type="float" office:value="63.889">
                <text:p>63.889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10.229">
                <text:p>10.229</text:p>
              </table:table-cell>
              <table:table-cell office:value-type="float" office:value="937.427">
                <text:p>937.427</text:p>
              </table:table-cell>
              <table:table-cell office:value-type="float" office:value="440.697">
                <text:p>440.697</text:p>
              </table:table-cell>
              <table:table-cell office:value-type="float" office:value="53.476">
                <text:p>53.476</text:p>
              </table:table-cell>
              <table:table-cell office:value-type="float" office:value="48.636">
                <text:p>48.636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47.413">
                <text:p>47.413</text:p>
              </table:table-cell>
              <table:table-cell office:value-type="float" office:value="NaN">
                <text:p>NaN</text:p>
              </table:table-cell>
              <table:table-cell office:value-type="float" office:value="8.861">
                <text:p>8.861</text:p>
              </table:table-cell>
              <table:table-cell office:value-type="float" office:value="8.861">
                <text:p>8.86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math xmlns="http://www.w3.org/1998/Math/MathML">
  <mrow/>
</math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3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3cm" svg:height="8.383cm" xlink:href=".." xlink:type="simple" chart:class="chart:bar" chart:style-name="ch1">
        <chart:title svg:x="0.002cm" svg:y="0.023cm" chart:style-name="ch2">
          <text:p>Cartesian Product</text:p>
        </chart:title>
        <chart:legend chart:legend-position="end" svg:x="13.266cm" svg:y="2.841cm" style:legend-expansion="high" chart:style-name="ch3"/>
        <chart:plot-area chart:style-name="ch4" table:cell-range-address="'with-compiler-optimizations'.A24:'with-compiler-optimizations'.F28 'with-compiler-optimizations'.B23:'with-compiler-optimizations'.F23" chart:data-source-has-labels="both" svg:x="1.324cm" svg:y="1.611cm" svg:width="11.302cm" svg:height="6.185cm">
          <chartooo:coordinate-region svg:x="2.161cm" svg:y="1.821cm" svg:width="10.197cm" svg:height="5.306cm"/>
          <chart:axis chart:dimension="x" chart:name="primary-x" chart:style-name="ch5" chartooo:axis-type="auto">
            <chartooo:date-scale/>
            <chart:categories table:cell-range-address="'with-compiler-optimizations'.A24:'with-compiler-optimizations'.A28"/>
          </chart:axis>
          <chart:axis chart:dimension="y" chart:name="primary-y" chart:style-name="ch6">
            <chart:title svg:x="0.451cm" svg:y="5.556cm" chart:style-name="ch7">
              <text:p>avg ms / op</text:p>
            </chart:title>
            <chart:grid chart:style-name="ch8" chart:class="major"/>
          </chart:axis>
          <chart:series chart:style-name="ch9" chart:values-cell-range-address="'with-compiler-optimizations'.B24:'with-compiler-optimizations'.B28" chart:label-cell-address="'with-compiler-optimizations'.B23:'with-compiler-optimizations'.B23" chart:class="chart:bar">
            <chart:data-point chart:repeated="5"/>
          </chart:series>
          <chart:series chart:style-name="ch10" chart:values-cell-range-address="'with-compiler-optimizations'.C24:'with-compiler-optimizations'.C28" chart:label-cell-address="'with-compiler-optimizations'.C23:'with-compiler-optimizations'.C23" chart:class="chart:bar">
            <chart:data-point chart:repeated="5"/>
          </chart:series>
          <chart:series chart:style-name="ch11" chart:values-cell-range-address="'with-compiler-optimizations'.D24:'with-compiler-optimizations'.D28" chart:label-cell-address="'with-compiler-optimizations'.D23:'with-compiler-optimizations'.D23" chart:class="chart:bar">
            <chart:data-point chart:repeated="5"/>
          </chart:series>
          <chart:series chart:style-name="ch12" chart:values-cell-range-address="'with-compiler-optimizations'.E24:'with-compiler-optimizations'.E28" chart:label-cell-address="'with-compiler-optimizations'.E23:'with-compiler-optimizations'.E23" chart:class="chart:bar">
            <chart:data-point chart:repeated="5"/>
          </chart:series>
          <chart:series chart:style-name="ch13" chart:values-cell-range-address="'with-compiler-optimizations'.F24:'with-compiler-optimizations'.F28" chart:label-cell-address="'with-compiler-optimizations'.F23:'with-compiler-optimizations'.F23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'with-compiler-optimizations'.B23:'with-compiler-optimizations'.B23</svg:desc>
                </draw:g>
              </table:table-cell>
              <table:table-cell office:value-type="string">
                <text:p>Scala-Views</text:p>
                <draw:g>
                  <svg:desc>'with-compiler-optimizations'.C23:'with-compiler-optimizations'.C23</svg:desc>
                </draw:g>
              </table:table-cell>
              <table:table-cell office:value-type="string">
                <text:p>Scala-Strict</text:p>
                <draw:g>
                  <svg:desc>'with-compiler-optimizations'.D23:'with-compiler-optimizations'.D23</svg:desc>
                </draw:g>
              </table:table-cell>
              <table:table-cell office:value-type="string">
                <text:p>C#</text:p>
                <draw:g>
                  <svg:desc>'with-compiler-optimizations'.E23:'with-compiler-optimizations'.E23</svg:desc>
                </draw:g>
              </table:table-cell>
              <table:table-cell office:value-type="string">
                <text:p>F#</text:p>
                <draw:g>
                  <svg:desc>'with-compiler-optimizations'.F23:'with-compiler-optimizations'.F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'with-compiler-optimizations'.A24:'with-compiler-optimizations'.A28</svg:desc>
                </draw:g>
              </table:table-cell>
              <table:table-cell office:value-type="float" office:value="5.038">
                <text:p>5.038</text:p>
                <draw:g>
                  <svg:desc>'with-compiler-optimizations'.B24:'with-compiler-optimizations'.B28</svg:desc>
                </draw:g>
              </table:table-cell>
              <table:table-cell office:value-type="float" office:value="5.537">
                <text:p>5.537</text:p>
                <draw:g>
                  <svg:desc>'with-compiler-optimizations'.C24:'with-compiler-optimizations'.C28</svg:desc>
                </draw:g>
              </table:table-cell>
              <table:table-cell office:value-type="float" office:value="NaN">
                <text:p>NaN</text:p>
                <draw:g>
                  <svg:desc>'with-compiler-optimizations'.D24:'with-compiler-optimizations'.D28</svg:desc>
                </draw:g>
              </table:table-cell>
              <table:table-cell office:value-type="float" office:value="6.908">
                <text:p>6.908</text:p>
                <draw:g>
                  <svg:desc>'with-compiler-optimizations'.E24:'with-compiler-optimizations'.E28</svg:desc>
                </draw:g>
              </table:table-cell>
              <table:table-cell office:value-type="float" office:value="7.336">
                <text:p>7.336</text:p>
                <draw:g>
                  <svg:desc>'with-compiler-optimizations'.F24:'with-compiler-optimizations'.F28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60.301">
                <text:p>60.301</text:p>
              </table:table-cell>
              <table:table-cell office:value-type="float" office:value="178.335">
                <text:p>178.335</text:p>
              </table:table-cell>
              <table:table-cell office:value-type="float" office:value="388.082">
                <text:p>388.082</text:p>
              </table:table-cell>
              <table:table-cell office:value-type="float" office:value="200.775">
                <text:p>200.775</text:p>
              </table:table-cell>
              <table:table-cell office:value-type="float" office:value="535.772">
                <text:p>535.772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180.911">
                <text:p>180.911</text:p>
              </table:table-cell>
              <table:table-cell office:value-type="float" office:value="NaN">
                <text:p>NaN</text:p>
              </table:table-cell>
              <table:table-cell office:value-type="float" office:value="12.034">
                <text:p>12.034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47.055">
                <text:p>47.055</text:p>
              </table:table-cell>
              <table:table-cell office:value-type="float" office:value="1075.121">
                <text:p>1075.121</text:p>
              </table:table-cell>
              <table:table-cell office:value-type="float" office:value="859.946">
                <text:p>859.946</text:p>
              </table:table-cell>
              <table:table-cell office:value-type="float" office:value="103.776">
                <text:p>103.776</text:p>
              </table:table-cell>
              <table:table-cell office:value-type="float" office:value="201.935">
                <text:p>201.935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189.976">
                <text:p>189.976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8.135">
                <text:p>8.13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3cm" svg:height="8.383cm" xlink:href=".." xlink:type="simple" chart:class="chart:bar" chart:style-name="ch1">
        <chart:title svg:x="0cm" svg:y="0.023cm" chart:style-name="ch2">
          <text:p>Sum</text:p>
        </chart:title>
        <chart:legend chart:legend-position="end" svg:x="13.266cm" svg:y="2.841cm" style:legend-expansion="high" chart:style-name="ch3"/>
        <chart:plot-area chart:style-name="ch4" table:cell-range-address="'with-compiler-optimizations'.A39:'with-compiler-optimizations'.F43 'with-compiler-optimizations'.B38:'with-compiler-optimizations'.F38" chart:data-source-has-labels="both" svg:x="1.324cm" svg:y="1.611cm" svg:width="11.302cm" svg:height="6.185cm">
          <chartooo:coordinate-region svg:x="2.161cm" svg:y="1.821cm" svg:width="10.197cm" svg:height="5.306cm"/>
          <chart:axis chart:dimension="x" chart:name="primary-x" chart:style-name="ch5" chartooo:axis-type="auto">
            <chartooo:date-scale/>
            <chart:categories table:cell-range-address="'with-compiler-optimizations'.A39:'with-compiler-optimizations'.A43"/>
          </chart:axis>
          <chart:axis chart:dimension="y" chart:name="primary-y" chart:style-name="ch6">
            <chart:title svg:x="0.451cm" svg:y="5.556cm" chart:style-name="ch7">
              <text:p>avg ms / op</text:p>
            </chart:title>
            <chart:grid chart:style-name="ch8" chart:class="major"/>
          </chart:axis>
          <chart:series chart:style-name="ch9" chart:values-cell-range-address="'with-compiler-optimizations'.B39:'with-compiler-optimizations'.B43" chart:label-cell-address="'with-compiler-optimizations'.B38:'with-compiler-optimizations'.B38" chart:class="chart:bar">
            <chart:data-point chart:repeated="5"/>
          </chart:series>
          <chart:series chart:style-name="ch10" chart:values-cell-range-address="'with-compiler-optimizations'.C39:'with-compiler-optimizations'.C43" chart:label-cell-address="'with-compiler-optimizations'.C38:'with-compiler-optimizations'.C38" chart:class="chart:bar">
            <chart:data-point chart:repeated="5"/>
          </chart:series>
          <chart:series chart:style-name="ch11" chart:values-cell-range-address="'with-compiler-optimizations'.D39:'with-compiler-optimizations'.D43" chart:label-cell-address="'with-compiler-optimizations'.D38:'with-compiler-optimizations'.D38" chart:class="chart:bar">
            <chart:data-point chart:repeated="5"/>
          </chart:series>
          <chart:series chart:style-name="ch12" chart:values-cell-range-address="'with-compiler-optimizations'.E39:'with-compiler-optimizations'.E43" chart:label-cell-address="'with-compiler-optimizations'.E38:'with-compiler-optimizations'.E38" chart:class="chart:bar">
            <chart:data-point chart:repeated="5"/>
          </chart:series>
          <chart:series chart:style-name="ch13" chart:values-cell-range-address="'with-compiler-optimizations'.F39:'with-compiler-optimizations'.F43" chart:label-cell-address="'with-compiler-optimizations'.F38:'with-compiler-optimizations'.F38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'with-compiler-optimizations'.B38:'with-compiler-optimizations'.B38</svg:desc>
                </draw:g>
              </table:table-cell>
              <table:table-cell office:value-type="string">
                <text:p>Scala-Views</text:p>
                <draw:g>
                  <svg:desc>'with-compiler-optimizations'.C38:'with-compiler-optimizations'.C38</svg:desc>
                </draw:g>
              </table:table-cell>
              <table:table-cell office:value-type="string">
                <text:p>Scala-Strict</text:p>
                <draw:g>
                  <svg:desc>'with-compiler-optimizations'.D38:'with-compiler-optimizations'.D38</svg:desc>
                </draw:g>
              </table:table-cell>
              <table:table-cell office:value-type="string">
                <text:p>C#</text:p>
                <draw:g>
                  <svg:desc>'with-compiler-optimizations'.E38:'with-compiler-optimizations'.E38</svg:desc>
                </draw:g>
              </table:table-cell>
              <table:table-cell office:value-type="string">
                <text:p>F#</text:p>
                <draw:g>
                  <svg:desc>'with-compiler-optimizations'.F38:'with-compiler-optimizations'.F3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'with-compiler-optimizations'.A39:'with-compiler-optimizations'.A43</svg:desc>
                </draw:g>
              </table:table-cell>
              <table:table-cell office:value-type="float" office:value="6.948">
                <text:p>6.948</text:p>
                <draw:g>
                  <svg:desc>'with-compiler-optimizations'.B39:'with-compiler-optimizations'.B43</svg:desc>
                </draw:g>
              </table:table-cell>
              <table:table-cell office:value-type="float" office:value="6.979">
                <text:p>6.979</text:p>
                <draw:g>
                  <svg:desc>'with-compiler-optimizations'.C39:'with-compiler-optimizations'.C43</svg:desc>
                </draw:g>
              </table:table-cell>
              <table:table-cell office:value-type="float" office:value="NaN">
                <text:p>NaN</text:p>
                <draw:g>
                  <svg:desc>'with-compiler-optimizations'.D39:'with-compiler-optimizations'.D43</svg:desc>
                </draw:g>
              </table:table-cell>
              <table:table-cell office:value-type="float" office:value="11.155">
                <text:p>11.155</text:p>
                <draw:g>
                  <svg:desc>'with-compiler-optimizations'.E39:'with-compiler-optimizations'.E43</svg:desc>
                </draw:g>
              </table:table-cell>
              <table:table-cell office:value-type="float" office:value="9.343">
                <text:p>9.343</text:p>
                <draw:g>
                  <svg:desc>'with-compiler-optimizations'.F39:'with-compiler-optimizations'.F43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6.99">
                <text:p>6.99</text:p>
              </table:table-cell>
              <table:table-cell office:value-type="float" office:value="95.594">
                <text:p>95.594</text:p>
              </table:table-cell>
              <table:table-cell office:value-type="float" office:value="94.927">
                <text:p>94.927</text:p>
              </table:table-cell>
              <table:table-cell office:value-type="float" office:value="98.324">
                <text:p>98.324</text:p>
              </table:table-cell>
              <table:table-cell office:value-type="float" office:value="113.116">
                <text:p>113.116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6.994">
                <text:p>6.994</text:p>
              </table:table-cell>
              <table:table-cell office:value-type="float" office:value="NaN">
                <text:p>NaN</text:p>
              </table:table-cell>
              <table:table-cell office:value-type="float" office:value="12.007">
                <text:p>12.007</text:p>
              </table:table-cell>
              <table:table-cell office:value-type="float" office:value="11.754">
                <text:p>11.754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7.076">
                <text:p>7.076</text:p>
              </table:table-cell>
              <table:table-cell office:value-type="float" office:value="359.028">
                <text:p>359.028</text:p>
              </table:table-cell>
              <table:table-cell office:value-type="float" office:value="357.174">
                <text:p>357.174</text:p>
              </table:table-cell>
              <table:table-cell office:value-type="float" office:value="369.096">
                <text:p>369.096</text:p>
              </table:table-cell>
              <table:table-cell office:value-type="float" office:value="367.578">
                <text:p>367.578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7.084">
                <text:p>7.084</text:p>
              </table:table-cell>
              <table:table-cell office:value-type="float" office:value="NaN">
                <text:p>NaN</text:p>
              </table:table-cell>
              <table:table-cell office:value-type="float" office:value="8.381">
                <text:p>8.381</text:p>
              </table:table-cell>
              <table:table-cell office:value-type="float" office:value="8.37">
                <text:p>8.3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5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3cm" svg:height="8.383cm" xlink:href=".." xlink:type="simple" chart:class="chart:bar" chart:style-name="ch1">
        <chart:title svg:x="0.017cm" svg:y="0.023cm" chart:style-name="ch2">
          <text:p>Sum of Squares</text:p>
        </chart:title>
        <chart:legend chart:legend-position="end" svg:x="13.266cm" svg:y="2.841cm" style:legend-expansion="high" chart:style-name="ch3"/>
        <chart:plot-area chart:style-name="ch4" table:cell-range-address="'with-compiler-optimizations'.A46:'with-compiler-optimizations'.F50 'with-compiler-optimizations'.B45:'with-compiler-optimizations'.F45" chart:data-source-has-labels="both" svg:x="1.324cm" svg:y="1.611cm" svg:width="11.302cm" svg:height="6.185cm">
          <chartooo:coordinate-region svg:x="2.161cm" svg:y="1.821cm" svg:width="10.197cm" svg:height="5.306cm"/>
          <chart:axis chart:dimension="x" chart:name="primary-x" chart:style-name="ch5" chartooo:axis-type="auto">
            <chartooo:date-scale/>
            <chart:categories table:cell-range-address="'with-compiler-optimizations'.A46:'with-compiler-optimizations'.A50"/>
          </chart:axis>
          <chart:axis chart:dimension="y" chart:name="primary-y" chart:style-name="ch6">
            <chart:title svg:x="0.451cm" svg:y="5.556cm" chart:style-name="ch7">
              <text:p>avg ms / op</text:p>
            </chart:title>
            <chart:grid chart:style-name="ch8" chart:class="major"/>
          </chart:axis>
          <chart:series chart:style-name="ch9" chart:values-cell-range-address="'with-compiler-optimizations'.B46:'with-compiler-optimizations'.B50" chart:label-cell-address="'with-compiler-optimizations'.B45:'with-compiler-optimizations'.B45" chart:class="chart:bar">
            <chart:data-point chart:repeated="5"/>
          </chart:series>
          <chart:series chart:style-name="ch10" chart:values-cell-range-address="'with-compiler-optimizations'.C46:'with-compiler-optimizations'.C50" chart:label-cell-address="'with-compiler-optimizations'.C45:'with-compiler-optimizations'.C45" chart:class="chart:bar">
            <chart:data-point chart:repeated="5"/>
          </chart:series>
          <chart:series chart:style-name="ch11" chart:values-cell-range-address="'with-compiler-optimizations'.D46:'with-compiler-optimizations'.D50" chart:label-cell-address="'with-compiler-optimizations'.D45:'with-compiler-optimizations'.D45" chart:class="chart:bar">
            <chart:data-point chart:repeated="5"/>
          </chart:series>
          <chart:series chart:style-name="ch12" chart:values-cell-range-address="'with-compiler-optimizations'.E46:'with-compiler-optimizations'.E50" chart:label-cell-address="'with-compiler-optimizations'.E45:'with-compiler-optimizations'.E45" chart:class="chart:bar">
            <chart:data-point chart:repeated="5"/>
          </chart:series>
          <chart:series chart:style-name="ch13" chart:values-cell-range-address="'with-compiler-optimizations'.F46:'with-compiler-optimizations'.F50" chart:label-cell-address="'with-compiler-optimizations'.F45:'with-compiler-optimizations'.F45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'with-compiler-optimizations'.B45:'with-compiler-optimizations'.B45</svg:desc>
                </draw:g>
              </table:table-cell>
              <table:table-cell office:value-type="string">
                <text:p>Scala-Views</text:p>
                <draw:g>
                  <svg:desc>'with-compiler-optimizations'.C45:'with-compiler-optimizations'.C45</svg:desc>
                </draw:g>
              </table:table-cell>
              <table:table-cell office:value-type="string">
                <text:p>Scala-Strict</text:p>
                <draw:g>
                  <svg:desc>'with-compiler-optimizations'.D45:'with-compiler-optimizations'.D45</svg:desc>
                </draw:g>
              </table:table-cell>
              <table:table-cell office:value-type="string">
                <text:p>C#</text:p>
                <draw:g>
                  <svg:desc>'with-compiler-optimizations'.E45:'with-compiler-optimizations'.E45</svg:desc>
                </draw:g>
              </table:table-cell>
              <table:table-cell office:value-type="string">
                <text:p>F#</text:p>
                <draw:g>
                  <svg:desc>'with-compiler-optimizations'.F45:'with-compiler-optimizations'.F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'with-compiler-optimizations'.A46:'with-compiler-optimizations'.A50</svg:desc>
                </draw:g>
              </table:table-cell>
              <table:table-cell office:value-type="float" office:value="7.081">
                <text:p>7.081</text:p>
                <draw:g>
                  <svg:desc>'with-compiler-optimizations'.B46:'with-compiler-optimizations'.B50</svg:desc>
                </draw:g>
              </table:table-cell>
              <table:table-cell office:value-type="float" office:value="7.07">
                <text:p>7.07</text:p>
                <draw:g>
                  <svg:desc>'with-compiler-optimizations'.C46:'with-compiler-optimizations'.C50</svg:desc>
                </draw:g>
              </table:table-cell>
              <table:table-cell office:value-type="float" office:value="NaN">
                <text:p>NaN</text:p>
                <draw:g>
                  <svg:desc>'with-compiler-optimizations'.D46:'with-compiler-optimizations'.D50</svg:desc>
                </draw:g>
              </table:table-cell>
              <table:table-cell office:value-type="float" office:value="17.366">
                <text:p>17.366</text:p>
                <draw:g>
                  <svg:desc>'with-compiler-optimizations'.E46:'with-compiler-optimizations'.E50</svg:desc>
                </draw:g>
              </table:table-cell>
              <table:table-cell office:value-type="float" office:value="13.055">
                <text:p>13.055</text:p>
                <draw:g>
                  <svg:desc>'with-compiler-optimizations'.F46:'with-compiler-optimizations'.F50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7.137">
                <text:p>7.137</text:p>
              </table:table-cell>
              <table:table-cell office:value-type="float" office:value="146.193">
                <text:p>146.193</text:p>
              </table:table-cell>
              <table:table-cell office:value-type="float" office:value="244.836">
                <text:p>244.836</text:p>
              </table:table-cell>
              <table:table-cell office:value-type="float" office:value="224.831">
                <text:p>224.831</text:p>
              </table:table-cell>
              <table:table-cell office:value-type="float" office:value="230.405">
                <text:p>230.405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44.517">
                <text:p>44.517</text:p>
              </table:table-cell>
              <table:table-cell office:value-type="float" office:value="NaN">
                <text:p>NaN</text:p>
              </table:table-cell>
              <table:table-cell office:value-type="float" office:value="13.044">
                <text:p>13.044</text:p>
              </table:table-cell>
              <table:table-cell office:value-type="float" office:value="12.951">
                <text:p>12.951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7.068">
                <text:p>7.068</text:p>
              </table:table-cell>
              <table:table-cell office:value-type="float" office:value="623.958">
                <text:p>623.958</text:p>
              </table:table-cell>
              <table:table-cell office:value-type="float" office:value="830.327">
                <text:p>830.327</text:p>
              </table:table-cell>
              <table:table-cell office:value-type="float" office:value="489.346">
                <text:p>489.346</text:p>
              </table:table-cell>
              <table:table-cell office:value-type="float" office:value="489.211">
                <text:p>489.211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44.78">
                <text:p>44.78</text:p>
              </table:table-cell>
              <table:table-cell office:value-type="float" office:value="NaN">
                <text:p>NaN</text:p>
              </table:table-cell>
              <table:table-cell office:value-type="float" office:value="8.586">
                <text:p>8.586</text:p>
              </table:table-cell>
              <table:table-cell office:value-type="float" office:value="8.117">
                <text:p>8.11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5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3cm" svg:height="8.383cm" xlink:href=".." xlink:type="simple" chart:class="chart:bar" chart:style-name="ch1">
        <chart:title svg:x="0.017cm" svg:y="0.023cm" chart:style-name="ch2">
          <text:p>Sum of Squares Even</text:p>
        </chart:title>
        <chart:legend chart:legend-position="end" svg:x="13.266cm" svg:y="2.841cm" style:legend-expansion="high" chart:style-name="ch3"/>
        <chart:plot-area chart:style-name="ch4" table:cell-range-address="'with-compiler-optimizations'.A53:'with-compiler-optimizations'.F57 'with-compiler-optimizations'.B52:'with-compiler-optimizations'.F52" chart:data-source-has-labels="both" svg:x="1.324cm" svg:y="1.611cm" svg:width="11.302cm" svg:height="6.185cm">
          <chartooo:coordinate-region svg:x="2.161cm" svg:y="1.821cm" svg:width="10.197cm" svg:height="5.306cm"/>
          <chart:axis chart:dimension="x" chart:name="primary-x" chart:style-name="ch5" chartooo:axis-type="auto">
            <chartooo:date-scale/>
            <chart:categories table:cell-range-address="'with-compiler-optimizations'.A53:'with-compiler-optimizations'.A57"/>
          </chart:axis>
          <chart:axis chart:dimension="y" chart:name="primary-y" chart:style-name="ch6">
            <chart:title svg:x="0.451cm" svg:y="5.556cm" chart:style-name="ch7">
              <text:p>avg ms / op</text:p>
            </chart:title>
            <chart:grid chart:style-name="ch8" chart:class="major"/>
          </chart:axis>
          <chart:series chart:style-name="ch9" chart:values-cell-range-address="'with-compiler-optimizations'.B53:'with-compiler-optimizations'.B57" chart:label-cell-address="'with-compiler-optimizations'.B52:'with-compiler-optimizations'.B52" chart:class="chart:bar">
            <chart:data-point chart:repeated="5"/>
          </chart:series>
          <chart:series chart:style-name="ch10" chart:values-cell-range-address="'with-compiler-optimizations'.C53:'with-compiler-optimizations'.C57" chart:label-cell-address="'with-compiler-optimizations'.C52:'with-compiler-optimizations'.C52" chart:class="chart:bar">
            <chart:data-point chart:repeated="5"/>
          </chart:series>
          <chart:series chart:style-name="ch11" chart:values-cell-range-address="'with-compiler-optimizations'.D53:'with-compiler-optimizations'.D57" chart:label-cell-address="'with-compiler-optimizations'.D52:'with-compiler-optimizations'.D52" chart:class="chart:bar">
            <chart:data-point chart:repeated="5"/>
          </chart:series>
          <chart:series chart:style-name="ch12" chart:values-cell-range-address="'with-compiler-optimizations'.E53:'with-compiler-optimizations'.E57" chart:label-cell-address="'with-compiler-optimizations'.E52:'with-compiler-optimizations'.E52" chart:class="chart:bar">
            <chart:data-point chart:repeated="5"/>
          </chart:series>
          <chart:series chart:style-name="ch13" chart:values-cell-range-address="'with-compiler-optimizations'.F53:'with-compiler-optimizations'.F57" chart:label-cell-address="'with-compiler-optimizations'.F52:'with-compiler-optimizations'.F52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'with-compiler-optimizations'.B52:'with-compiler-optimizations'.B52</svg:desc>
                </draw:g>
              </table:table-cell>
              <table:table-cell office:value-type="string">
                <text:p>Scala-Views</text:p>
                <draw:g>
                  <svg:desc>'with-compiler-optimizations'.C52:'with-compiler-optimizations'.C52</svg:desc>
                </draw:g>
              </table:table-cell>
              <table:table-cell office:value-type="string">
                <text:p>Scala-Strict</text:p>
                <draw:g>
                  <svg:desc>'with-compiler-optimizations'.D52:'with-compiler-optimizations'.D52</svg:desc>
                </draw:g>
              </table:table-cell>
              <table:table-cell office:value-type="string">
                <text:p>C#</text:p>
                <draw:g>
                  <svg:desc>'with-compiler-optimizations'.E52:'with-compiler-optimizations'.E52</svg:desc>
                </draw:g>
              </table:table-cell>
              <table:table-cell office:value-type="string">
                <text:p>F#</text:p>
                <draw:g>
                  <svg:desc>'with-compiler-optimizations'.F52:'with-compiler-optimizations'.F5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'with-compiler-optimizations'.A53:'with-compiler-optimizations'.A57</svg:desc>
                </draw:g>
              </table:table-cell>
              <table:table-cell office:value-type="float" office:value="11.269">
                <text:p>11.269</text:p>
                <draw:g>
                  <svg:desc>'with-compiler-optimizations'.B53:'with-compiler-optimizations'.B57</svg:desc>
                </draw:g>
              </table:table-cell>
              <table:table-cell office:value-type="float" office:value="11.238">
                <text:p>11.238</text:p>
                <draw:g>
                  <svg:desc>'with-compiler-optimizations'.C53:'with-compiler-optimizations'.C57</svg:desc>
                </draw:g>
              </table:table-cell>
              <table:table-cell office:value-type="float" office:value="NaN">
                <text:p>NaN</text:p>
                <draw:g>
                  <svg:desc>'with-compiler-optimizations'.D53:'with-compiler-optimizations'.D57</svg:desc>
                </draw:g>
              </table:table-cell>
              <table:table-cell office:value-type="float" office:value="104.405">
                <text:p>104.405</text:p>
                <draw:g>
                  <svg:desc>'with-compiler-optimizations'.E53:'with-compiler-optimizations'.E57</svg:desc>
                </draw:g>
              </table:table-cell>
              <table:table-cell office:value-type="float" office:value="102.851">
                <text:p>102.851</text:p>
                <draw:g>
                  <svg:desc>'with-compiler-optimizations'.F53:'with-compiler-optimizations'.F57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16.944">
                <text:p>16.944</text:p>
              </table:table-cell>
              <table:table-cell office:value-type="float" office:value="122.581">
                <text:p>122.581</text:p>
              </table:table-cell>
              <table:table-cell office:value-type="float" office:value="243.706">
                <text:p>243.706</text:p>
              </table:table-cell>
              <table:table-cell office:value-type="float" office:value="229.906">
                <text:p>229.906</text:p>
              </table:table-cell>
              <table:table-cell office:value-type="float" office:value="335.302">
                <text:p>335.302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58.905">
                <text:p>58.905</text:p>
              </table:table-cell>
              <table:table-cell office:value-type="float" office:value="NaN">
                <text:p>NaN</text:p>
              </table:table-cell>
              <table:table-cell office:value-type="float" office:value="107.066">
                <text:p>107.066</text:p>
              </table:table-cell>
              <table:table-cell office:value-type="float" office:value="106.839">
                <text:p>106.839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10.613">
                <text:p>10.613</text:p>
              </table:table-cell>
              <table:table-cell office:value-type="float" office:value="985.988">
                <text:p>985.988</text:p>
              </table:table-cell>
              <table:table-cell office:value-type="float" office:value="450.537">
                <text:p>450.537</text:p>
              </table:table-cell>
              <table:table-cell office:value-type="float" office:value="482.459">
                <text:p>482.459</text:p>
              </table:table-cell>
              <table:table-cell office:value-type="float" office:value="439.449">
                <text:p>439.449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57.793">
                <text:p>57.793</text:p>
              </table:table-cell>
              <table:table-cell office:value-type="float" office:value="NaN">
                <text:p>NaN</text:p>
              </table:table-cell>
              <table:table-cell office:value-type="float" office:value="49.947">
                <text:p>49.947</text:p>
              </table:table-cell>
              <table:table-cell office:value-type="float" office:value="52.126">
                <text:p>52.12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3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3cm" svg:height="8.383cm" xlink:href=".." xlink:type="simple" chart:class="chart:bar" chart:style-name="ch1">
        <chart:title svg:x="0cm" svg:y="0.023cm" chart:style-name="ch2">
          <text:p>Cartesian Product</text:p>
        </chart:title>
        <chart:legend chart:legend-position="end" svg:x="13.266cm" svg:y="2.841cm" style:legend-expansion="high" chart:style-name="ch3"/>
        <chart:plot-area chart:style-name="ch4" table:cell-range-address="'with-compiler-optimizations'.A60:'with-compiler-optimizations'.F64 'with-compiler-optimizations'.B59:'with-compiler-optimizations'.F59" chart:data-source-has-labels="both" svg:x="1.324cm" svg:y="1.611cm" svg:width="11.302cm" svg:height="6.185cm">
          <chartooo:coordinate-region svg:x="2.161cm" svg:y="1.821cm" svg:width="10.197cm" svg:height="5.306cm"/>
          <chart:axis chart:dimension="x" chart:name="primary-x" chart:style-name="ch5" chartooo:axis-type="auto">
            <chartooo:date-scale/>
            <chart:categories table:cell-range-address="'with-compiler-optimizations'.A60:'with-compiler-optimizations'.A64"/>
          </chart:axis>
          <chart:axis chart:dimension="y" chart:name="primary-y" chart:style-name="ch6">
            <chart:title svg:x="0.451cm" svg:y="5.556cm" chart:style-name="ch7">
              <text:p>avg ms / op</text:p>
            </chart:title>
            <chart:grid chart:style-name="ch8" chart:class="major"/>
          </chart:axis>
          <chart:series chart:style-name="ch9" chart:values-cell-range-address="'with-compiler-optimizations'.B60:'with-compiler-optimizations'.B64" chart:label-cell-address="'with-compiler-optimizations'.B59:'with-compiler-optimizations'.B59" chart:class="chart:bar">
            <chart:data-point chart:repeated="5"/>
          </chart:series>
          <chart:series chart:style-name="ch10" chart:values-cell-range-address="'with-compiler-optimizations'.C60:'with-compiler-optimizations'.C64" chart:label-cell-address="'with-compiler-optimizations'.C59:'with-compiler-optimizations'.C59" chart:class="chart:bar">
            <chart:data-point chart:repeated="5"/>
          </chart:series>
          <chart:series chart:style-name="ch11" chart:values-cell-range-address="'with-compiler-optimizations'.D60:'with-compiler-optimizations'.D64" chart:label-cell-address="'with-compiler-optimizations'.D59:'with-compiler-optimizations'.D59" chart:class="chart:bar">
            <chart:data-point chart:repeated="5"/>
          </chart:series>
          <chart:series chart:style-name="ch12" chart:values-cell-range-address="'with-compiler-optimizations'.E60:'with-compiler-optimizations'.E64" chart:label-cell-address="'with-compiler-optimizations'.E59:'with-compiler-optimizations'.E59" chart:class="chart:bar">
            <chart:data-point chart:repeated="5"/>
          </chart:series>
          <chart:series chart:style-name="ch13" chart:values-cell-range-address="'with-compiler-optimizations'.F60:'with-compiler-optimizations'.F64" chart:label-cell-address="'with-compiler-optimizations'.F59:'with-compiler-optimizations'.F59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'with-compiler-optimizations'.B59:'with-compiler-optimizations'.B59</svg:desc>
                </draw:g>
              </table:table-cell>
              <table:table-cell office:value-type="string">
                <text:p>Scala-Views</text:p>
                <draw:g>
                  <svg:desc>'with-compiler-optimizations'.C59:'with-compiler-optimizations'.C59</svg:desc>
                </draw:g>
              </table:table-cell>
              <table:table-cell office:value-type="string">
                <text:p>Scala-Strict</text:p>
                <draw:g>
                  <svg:desc>'with-compiler-optimizations'.D59:'with-compiler-optimizations'.D59</svg:desc>
                </draw:g>
              </table:table-cell>
              <table:table-cell office:value-type="string">
                <text:p>C#</text:p>
                <draw:g>
                  <svg:desc>'with-compiler-optimizations'.E59:'with-compiler-optimizations'.E59</svg:desc>
                </draw:g>
              </table:table-cell>
              <table:table-cell office:value-type="string">
                <text:p>F#</text:p>
                <draw:g>
                  <svg:desc>'with-compiler-optimizations'.F59:'with-compiler-optimizations'.F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'with-compiler-optimizations'.A60:'with-compiler-optimizations'.A64</svg:desc>
                </draw:g>
              </table:table-cell>
              <table:table-cell office:value-type="float" office:value="5.064">
                <text:p>5.064</text:p>
                <draw:g>
                  <svg:desc>'with-compiler-optimizations'.B60:'with-compiler-optimizations'.B64</svg:desc>
                </draw:g>
              </table:table-cell>
              <table:table-cell office:value-type="float" office:value="5.32">
                <text:p>5.32</text:p>
                <draw:g>
                  <svg:desc>'with-compiler-optimizations'.C60:'with-compiler-optimizations'.C64</svg:desc>
                </draw:g>
              </table:table-cell>
              <table:table-cell office:value-type="float" office:value="NaN">
                <text:p>NaN</text:p>
                <draw:g>
                  <svg:desc>'with-compiler-optimizations'.D60:'with-compiler-optimizations'.D64</svg:desc>
                </draw:g>
              </table:table-cell>
              <table:table-cell office:value-type="float" office:value="15.63">
                <text:p>15.63</text:p>
                <draw:g>
                  <svg:desc>'with-compiler-optimizations'.E60:'with-compiler-optimizations'.E64</svg:desc>
                </draw:g>
              </table:table-cell>
              <table:table-cell office:value-type="float" office:value="13.183">
                <text:p>13.183</text:p>
                <draw:g>
                  <svg:desc>'with-compiler-optimizations'.F60:'with-compiler-optimizations'.F64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62.995">
                <text:p>62.995</text:p>
              </table:table-cell>
              <table:table-cell office:value-type="float" office:value="182.385">
                <text:p>182.385</text:p>
              </table:table-cell>
              <table:table-cell office:value-type="float" office:value="431.871">
                <text:p>431.871</text:p>
              </table:table-cell>
              <table:table-cell office:value-type="float" office:value="319.647">
                <text:p>319.647</text:p>
              </table:table-cell>
              <table:table-cell office:value-type="float" office:value="565.59">
                <text:p>565.59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198.001">
                <text:p>198.001</text:p>
              </table:table-cell>
              <table:table-cell office:value-type="float" office:value="NaN">
                <text:p>NaN</text:p>
              </table:table-cell>
              <table:table-cell office:value-type="float" office:value="16.906">
                <text:p>16.906</text:p>
              </table:table-cell>
              <table:table-cell office:value-type="float" office:value="16.645">
                <text:p>16.645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49.272">
                <text:p>49.272</text:p>
              </table:table-cell>
              <table:table-cell office:value-type="float" office:value="1088.52">
                <text:p>1088.52</text:p>
              </table:table-cell>
              <table:table-cell office:value-type="float" office:value="711.216">
                <text:p>711.216</text:p>
              </table:table-cell>
              <table:table-cell office:value-type="float" office:value="292.304">
                <text:p>292.304</text:p>
              </table:table-cell>
              <table:table-cell office:value-type="float" office:value="516.735">
                <text:p>516.735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208.331">
                <text:p>208.331</text:p>
              </table:table-cell>
              <table:table-cell office:value-type="float" office:value="NaN">
                <text:p>NaN</text:p>
              </table:table-cell>
              <table:table-cell office:value-type="float" office:value="12.683">
                <text:p>12.683</text:p>
              </table:table-cell>
              <table:table-cell office:value-type="float" office:value="11.122">
                <text:p>11.12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